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ettings.xml"/>
  <manifest:file-entry manifest:media-type="text/xml" manifest:full-path="Object 3/styles.xml"/>
  <manifest:file-entry manifest:media-type="application/rdf+xml" manifest:full-path="Object 3/manifest.rdf"/>
  <manifest:file-entry manifest:media-type="application/vnd.oasis.opendocument.spreadsheet" manifest:version="1.2" manifest:full-path="Object 3/"/>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表6" style:family="table">
      <style:table-properties style:width="17cm" table:align="margins" style:writing-mode="lr-tb"/>
    </style:style>
    <style:style style:name="表6.A" style:family="table-column">
      <style:table-column-properties style:column-width="17cm" style:rel-column-width="65535*"/>
    </style:style>
    <style:style style:name="表6.A1" style:family="table-cell">
      <style:table-cell-properties fo:padding="0.097cm" fo:border="0.002cm solid #000000"/>
    </style:style>
    <style:style style:name="表6.A2" style:family="table-cell">
      <style:table-cell-properties fo:padding="0.097cm" fo:border-left="0.002cm solid #000000" fo:border-right="0.002cm solid #000000" fo:border-top="none" fo:border-bottom="0.002cm solid #000000"/>
    </style:style>
    <style:style style:name="表7" style:family="table">
      <style:table-properties style:width="17cm" table:align="margins" style:writing-mode="lr-tb"/>
    </style:style>
    <style:style style:name="表7.A" style:family="table-column">
      <style:table-column-properties style:column-width="17cm" style:rel-column-width="65535*"/>
    </style:style>
    <style:style style:name="表7.A1" style:family="table-cell">
      <style:table-cell-properties fo:padding="0.097cm" fo:border="0.002cm solid #000000"/>
    </style:style>
    <style:style style:name="表7.A2" style:family="table-cell">
      <style:table-cell-properties fo:padding="0.097cm" fo:border-left="0.002cm solid #000000" fo:border-right="0.002cm solid #000000" fo:border-top="none" fo:border-bottom="0.002cm solid #000000"/>
    </style:style>
    <style:style style:name="表8" style:family="table">
      <style:table-properties style:width="13.132cm" fo:margin-left="1.656cm" fo:margin-right="2.212cm" table:align="margins" style:writing-mode="lr-tb"/>
    </style:style>
    <style:style style:name="表8.A" style:family="table-column">
      <style:table-column-properties style:column-width="1.319cm" style:rel-column-width="6584*"/>
    </style:style>
    <style:style style:name="表8.B" style:family="table-column">
      <style:table-column-properties style:column-width="2.697cm" style:rel-column-width="13459*"/>
    </style:style>
    <style:style style:name="表8.C" style:family="table-column">
      <style:table-column-properties style:column-width="9.116cm" style:rel-column-width="45492*"/>
    </style:style>
    <style:style style:name="表8.A1" style:family="table-cell" style:data-style-name="N0">
      <style:table-cell-properties fo:padding="0.097cm" fo:border-left="0.002cm solid #000000" fo:border-right="none" fo:border-top="0.002cm solid #000000" fo:border-bottom="0.002cm solid #000000"/>
    </style:style>
    <style:style style:name="表8.B1" style:family="table-cell">
      <style:table-cell-properties fo:padding="0.097cm" fo:border-left="none" fo:border-right="none" fo:border-top="0.002cm solid #000000" fo:border-bottom="0.002cm solid #000000"/>
    </style:style>
    <style:style style:name="表8.C1" style:family="table-cell">
      <style:table-cell-properties fo:padding="0.097cm" fo:border-left="none" fo:border-right="0.002cm solid #000000" fo:border-top="0.002cm solid #000000" fo:border-bottom="0.002cm solid #000000"/>
    </style:style>
    <style:style style:name="表8.A2" style:family="table-cell" style:data-style-name="N0">
      <style:table-cell-properties fo:padding="0.097cm" fo:border-left="0.002cm solid #000000" fo:border-right="none" fo:border-top="none" fo:border-bottom="0.002cm solid #000000"/>
    </style:style>
    <style:style style:name="表8.B2" style:family="table-cell">
      <style:table-cell-properties fo:padding="0.097cm" fo:border-left="none" fo:border-right="none" fo:border-top="none" fo:border-bottom="0.002cm solid #000000"/>
    </style:style>
    <style:style style:name="表8.C2" style:family="table-cell">
      <style:table-cell-properties fo:padding="0.097cm" fo:border-left="none" fo:border-right="0.002cm solid #000000" fo:border-top="none" fo:border-bottom="0.002cm solid #000000"/>
    </style:style>
    <style:style style:name="表9" style:family="table">
      <style:table-properties style:width="15.778cm" table:align="right" style:writing-mode="lr-tb"/>
    </style:style>
    <style:style style:name="表9.A" style:family="table-column">
      <style:table-column-properties style:column-width="1.058cm"/>
    </style:style>
    <style:style style:name="表9.B" style:family="table-column">
      <style:table-column-properties style:column-width="4.041cm"/>
    </style:style>
    <style:style style:name="表9.C" style:family="table-column">
      <style:table-column-properties style:column-width="10.679cm"/>
    </style:style>
    <style:style style:name="表9.A1" style:family="table-cell">
      <style:table-cell-properties fo:padding="0.097cm" fo:border-left="0.002cm solid #000000" fo:border-right="none" fo:border-top="0.002cm solid #000000" fo:border-bottom="0.002cm solid #000000"/>
    </style:style>
    <style:style style:name="表9.C1" style:family="table-cell">
      <style:table-cell-properties fo:padding="0.097cm" fo:border="0.002cm solid #000000"/>
    </style:style>
    <style:style style:name="表9.A2" style:family="table-cell">
      <style:table-cell-properties fo:padding="0.097cm" fo:border-left="0.002cm solid #000000" fo:border-right="none" fo:border-top="none" fo:border-bottom="0.002cm solid #000000"/>
    </style:style>
    <style:style style:name="表9.C2" style:family="table-cell">
      <style:table-cell-properties fo:padding="0.097cm" fo:border-left="0.002cm solid #000000" fo:border-right="0.002cm solid #000000" fo:border-top="none" fo:border-bottom="0.002cm solid #000000"/>
    </style:style>
    <style:style style:name="表10" style:family="table">
      <style:table-properties style:width="15.344cm" table:align="right" style:writing-mode="lr-tb"/>
    </style:style>
    <style:style style:name="表10.A" style:family="table-column">
      <style:table-column-properties style:column-width="1.058cm"/>
    </style:style>
    <style:style style:name="表10.B" style:family="table-column">
      <style:table-column-properties style:column-width="2.743cm"/>
    </style:style>
    <style:style style:name="表10.C" style:family="table-column">
      <style:table-column-properties style:column-width="11.543cm"/>
    </style:style>
    <style:style style:name="表10.A1" style:family="table-cell">
      <style:table-cell-properties fo:padding="0.097cm" fo:border-left="0.002cm solid #000000" fo:border-right="none" fo:border-top="0.002cm solid #000000" fo:border-bottom="0.002cm solid #000000"/>
    </style:style>
    <style:style style:name="表10.C1" style:family="table-cell">
      <style:table-cell-properties fo:padding="0.097cm" fo:border="0.002cm solid #000000"/>
    </style:style>
    <style:style style:name="表10.A2" style:family="table-cell">
      <style:table-cell-properties fo:padding="0.097cm" fo:border-left="0.002cm solid #000000" fo:border-right="none" fo:border-top="none" fo:border-bottom="0.002cm solid #000000"/>
    </style:style>
    <style:style style:name="表10.C2" style:family="table-cell">
      <style:table-cell-properties fo:padding="0.097cm" fo:border-left="0.002cm solid #000000" fo:border-right="0.002cm solid #000000" fo:border-top="none" fo:border-bottom="0.002cm solid #000000"/>
    </style:style>
    <style:style style:name="表11" style:family="table">
      <style:table-properties style:width="10.68cm" fo:margin-left="1.415cm" fo:margin-right="4.905cm" table:align="margins" style:writing-mode="lr-tb"/>
    </style:style>
    <style:style style:name="表11.A" style:family="table-column">
      <style:table-column-properties style:column-width="1.635cm" style:rel-column-width="10033*"/>
    </style:style>
    <style:style style:name="表11.B" style:family="table-column">
      <style:table-column-properties style:column-width="2.358cm" style:rel-column-width="14470*"/>
    </style:style>
    <style:style style:name="表11.C" style:family="table-column">
      <style:table-column-properties style:column-width="1.395cm" style:rel-column-width="8561*"/>
    </style:style>
    <style:style style:name="表11.D" style:family="table-column">
      <style:table-column-properties style:column-width="5.292cm" style:rel-column-width="32471*"/>
    </style:style>
    <style:style style:name="表11.1" style:family="table-row">
      <style:table-row-properties style:min-row-height="0.538cm" style:keep-together="true" fo:keep-together="auto"/>
    </style:style>
    <style:style style:name="表11.A1" style:family="table-cell" style:data-style-name="N0">
      <style:table-cell-properties style:vertical-align="bottom" fo:padding-left="0.053cm" fo:padding-right="0.053cm" fo:padding-top="0cm" fo:padding-bottom="0cm" fo:border="none"/>
    </style:style>
    <style:style style:name="表11.B1" style:family="table-cell">
      <style:table-cell-properties style:vertical-align="bottom" fo:padding-left="0.053cm" fo:padding-right="0.053cm" fo:padding-top="0cm" fo:padding-bottom="0cm" fo:border="none"/>
    </style:style>
    <style:style style:name="表1" style:family="table">
      <style:table-properties style:width="16.939cm" table:align="left"/>
    </style:style>
    <style:style style:name="表1.A" style:family="table-column">
      <style:table-column-properties style:column-width="0.813cm"/>
    </style:style>
    <style:style style:name="表1.B" style:family="table-column">
      <style:table-column-properties style:column-width="12.693cm"/>
    </style:style>
    <style:style style:name="表1.C" style:family="table-column">
      <style:table-column-properties style:column-width="3.433cm"/>
    </style:style>
    <style:style style:name="表1.A1" style:family="table-cell">
      <style:table-cell-properties style:vertical-align="middle" fo:padding="0.049cm" fo:border="none"/>
    </style:style>
    <style:style style:name="表3" style:family="table">
      <style:table-properties style:width="17cm" table:align="margins" style:writing-mode="lr-tb"/>
    </style:style>
    <style:style style:name="表3.A" style:family="table-column">
      <style:table-column-properties style:column-width="17cm" style:rel-column-width="65535*"/>
    </style:style>
    <style:style style:name="表3.A1" style:family="table-cell">
      <style:table-cell-properties fo:padding="0.097cm" fo:border="0.002cm solid #000000"/>
    </style:style>
    <style:style style:name="表3.A2" style:family="table-cell">
      <style:table-cell-properties fo:padding="0.097cm" fo:border-left="0.002cm solid #000000" fo:border-right="0.002cm solid #000000" fo:border-top="none" fo:border-bottom="0.002cm solid #000000"/>
    </style:style>
    <style:style style:name="表4" style:family="table">
      <style:table-properties style:width="17cm" table:align="margins" style:writing-mode="lr-tb"/>
    </style:style>
    <style:style style:name="表4.A" style:family="table-column">
      <style:table-column-properties style:column-width="17cm" style:rel-column-width="65535*"/>
    </style:style>
    <style:style style:name="表4.A1" style:family="table-cell">
      <style:table-cell-properties fo:padding="0.097cm" fo:border="0.002cm solid #000000"/>
    </style:style>
    <style:style style:name="表4.A2" style:family="table-cell">
      <style:table-cell-properties fo:padding="0.097cm" fo:border-left="0.002cm solid #000000" fo:border-right="0.002cm solid #000000" fo:border-top="none" fo:border-bottom="0.002cm solid #000000"/>
    </style:style>
    <style:style style:name="表2" style:family="table">
      <style:table-properties style:width="17cm" table:align="margins" style:writing-mode="lr-tb"/>
    </style:style>
    <style:style style:name="表2.A" style:family="table-column">
      <style:table-column-properties style:column-width="17cm" style:rel-column-width="65535*"/>
    </style:style>
    <style:style style:name="表2.A1" style:family="table-cell">
      <style:table-cell-properties fo:padding="0.097cm" fo:border="0.002cm solid #000000"/>
    </style:style>
    <style:style style:name="表2.A2" style:family="table-cell">
      <style:table-cell-properties fo:padding="0.097cm" fo:border-left="0.002cm solid #000000" fo:border-right="0.002cm solid #000000" fo:border-top="none" fo:border-bottom="0.002cm solid #000000"/>
    </style:style>
    <style:style style:name="表5" style:family="table">
      <style:table-properties style:width="17cm" table:align="margins" style:writing-mode="lr-tb"/>
    </style:style>
    <style:style style:name="表5.A" style:family="table-column">
      <style:table-column-properties style:column-width="17cm" style:rel-column-width="65535*"/>
    </style:style>
    <style:style style:name="表5.A1" style:family="table-cell">
      <style:table-cell-properties fo:padding="0.097cm" fo:border="0.002cm solid #000000"/>
    </style:style>
    <style:style style:name="表5.A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line-height="150%"/>
      <style:text-properties style:font-name="Arial" style:font-name-asian="Arial"/>
    </style:style>
    <style:style style:name="P2" style:family="paragraph" style:parent-style-name="Text_20_body">
      <style:paragraph-properties fo:line-height="150%"/>
      <style:text-properties style:font-name="Arial" fo:font-size="15pt" fo:font-weight="normal" style:font-name-asian="Arial" style:font-size-asian="15pt" style:font-size-complex="15pt"/>
    </style:style>
    <style:style style:name="P3" style:family="paragraph" style:parent-style-name="Text_20_body">
      <style:paragraph-properties fo:line-height="150%"/>
      <style:text-properties fo:font-variant="normal" fo:text-transform="none" fo:color="#000000" style:text-line-through-style="none" style:font-name="Arial" fo:font-size="15pt" fo:font-style="normal" style:text-underline-style="none" fo:font-weight="normal" style:text-blinking="false" fo:background-color="transparent" style:font-name-asian="Arial" style:font-size-asian="15pt" style:font-size-complex="15pt"/>
    </style:style>
    <style:style style:name="P4" style:family="paragraph" style:parent-style-name="Text_20_body">
      <style:paragraph-properties fo:margin-top="0cm" fo:margin-bottom="0cm" fo:line-height="150%"/>
      <style:text-properties style:font-name="Arial" style:font-name-asian="Arial"/>
    </style:style>
    <style:style style:name="P5"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6"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3pt" fo:font-style="normal" style:text-underline-style="none" fo:font-weight="normal" style:text-blinking="false" fo:background-color="transparent" style:font-name-asian="Arial" style:font-size-asian="13pt" style:font-size-complex="13pt"/>
    </style:style>
    <style:style style:name="P7"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2pt" fo:font-style="normal" style:text-underline-style="none" fo:font-weight="normal" style:text-blinking="false" fo:background-color="transparent" style:font-name-asian="Arial"/>
    </style:style>
    <style:style style:name="P8"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0"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5pt" fo:font-style="normal" style:text-underline-style="none" fo:font-weight="normal" style:text-blinking="false" fo:background-color="transparent" style:font-name-asian="Arial" style:font-size-asian="15pt" style:font-size-complex="15pt"/>
    </style:style>
    <style:style style:name="P11" style:family="paragraph" style:parent-style-name="Text_20_body">
      <style:paragraph-properties fo:margin-top="0cm" fo:margin-bottom="0cm" fo:line-height="150%" style:writing-mode="lr-tb"/>
      <style:text-properties fo:font-variant="normal" fo:text-transform="none" fo:color="#1155cc" style:text-line-through-style="none" style:font-name="Arial" fo:font-size="18pt" fo:font-style="normal" style:text-underline-style="none" fo:font-weight="normal" style:text-blinking="false" fo:background-color="transparent" style:font-name-asian="Arial" style:font-size-asian="13pt" style:font-weight-asian="bold" style:font-size-complex="13pt" style:font-weight-complex="bold"/>
    </style:style>
    <style:style style:name="P12" style:family="paragraph" style:parent-style-name="Text_20_body">
      <style:paragraph-properties fo:margin-top="0cm" fo:margin-bottom="0cm" fo:line-height="150%" style:writing-mode="lr-tb"/>
      <style:text-properties fo:font-variant="normal" fo:text-transform="none" fo:color="#1155cc" style:text-line-through-style="none" style:font-name="Arial" fo:font-size="18pt" fo:font-style="normal" style:text-underline-style="none" fo:font-weight="normal" style:text-blinking="false" fo:background-color="transparent" style:font-name-asian="Arial" style:font-size-asian="13pt" style:language-asian="ja" style:country-asian="JP" style:font-weight-asian="bold" style:font-size-complex="13pt" style:font-weight-complex="bold"/>
    </style:style>
    <style:style style:name="P13" style:family="paragraph" style:parent-style-name="Text_20_body">
      <style:paragraph-properties fo:margin-top="0cm" fo:margin-bottom="0cm" fo:line-height="150%" fo:background-color="#ffffff" style:writing-mode="lr-tb">
        <style:background-image/>
      </style:paragraph-properties>
      <style:text-properties style:font-name="Arial" fo:font-size="14pt" fo:font-weight="normal" style:font-name-asian="Arial" style:font-size-asian="14pt" style:font-size-complex="14pt"/>
    </style:style>
    <style:style style:name="P14" style:family="paragraph" style:parent-style-name="Text_20_body">
      <style:paragraph-properties fo:margin-top="0cm" fo:margin-bottom="0cm" fo:line-height="150%" fo:background-color="#ffffff" style:writing-mode="lr-tb">
        <style:background-image/>
      </style:paragraph-properties>
      <style:text-properties fo:font-variant="normal" fo:text-transform="none" fo:color="#000000" style:text-line-through-style="none" style:font-name="Arial" fo:font-size="13pt" fo:font-style="italic" style:text-underline-style="none" fo:font-weight="bold" style:text-blinking="false" fo:background-color="#ffcc00" style:font-name-asian="Arial" style:font-size-asian="14pt" style:font-style-asian="italic" style:font-weight-asian="bold" style:font-size-complex="14pt" style:font-style-complex="italic" style:font-weight-complex="bold"/>
    </style:style>
    <style:style style:name="P15" style:family="paragraph" style:parent-style-name="Table_20_Contents">
      <style:paragraph-properties fo:margin-top="0cm" fo:margin-bottom="0cm" fo:line-height="150%" fo:padding="0.176cm" fo:border="0.035cm solid #000000" style:writing-mode="lr-tb"/>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16" style:family="paragraph" style:parent-style-name="Text_20_body">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17" style:family="paragraph" style:parent-style-name="Text_20_body">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fo:font-size="12pt" fo:font-style="normal" style:text-underline-style="none" fo:font-weight="normal" style:text-blinking="false" fo:background-color="transparent" style:font-name-asian="Arial" style:font-size-asian="12pt" style:font-size-complex="12pt"/>
    </style:style>
    <style:style style:name="P18" style:family="paragraph" style:parent-style-name="Table_20_Contents">
      <style:paragraph-properties fo:margin-top="0.423cm" fo:margin-bottom="0.423cm" fo:line-height="150%" fo:padding="0.176cm" fo:border="0.035cm solid #000000" style:writing-mode="lr-tb"/>
    </style:style>
    <style:style style:name="P19" style:family="paragraph" style:parent-style-name="Table_20_Contents">
      <style:paragraph-properties fo:line-height="150%"/>
      <style:text-properties style:font-name="Arial" style:font-name-asian="Arial"/>
    </style:style>
    <style:style style:name="P20" style:family="paragraph" style:parent-style-name="Table_20_Contents">
      <style:text-properties style:font-name="Arial" fo:font-size="12pt" style:font-name-asian="Arial"/>
    </style:style>
    <style:style style:name="P21" style:family="paragraph" style:parent-style-name="Table_20_Contents">
      <style:text-properties style:font-name="Arial" fo:font-size="14pt" style:font-name-asian="Arial" style:font-size-asian="14pt" style:font-size-complex="14pt"/>
    </style:style>
    <style:style style:name="P22" style:family="paragraph" style:parent-style-name="Table_20_Contents">
      <style:text-properties style:font-name="Arial" fo:font-size="14pt" style:font-name-asian="Arial" style:font-size-asian="14pt" style:language-asian="ja" style:country-asian="JP" style:font-size-complex="14pt"/>
    </style:style>
    <style:style style:name="P23" style:family="paragraph" style:parent-style-name="Standard">
      <style:paragraph-properties fo:text-align="start" style:justify-single-word="false" style:text-autospace="none"/>
    </style:style>
    <style:style style:name="P24" style:family="paragraph" style:parent-style-name="Standard">
      <style:paragraph-properties fo:text-align="end" style:justify-single-word="false" style:text-autospace="none"/>
    </style:style>
    <style:style style:name="P25" style:family="paragraph" style:parent-style-name="Table_20_Contents" style:list-style-name="L40">
      <style:text-properties style:font-name="Arial" fo:font-size="14pt" style:font-name-asian="Arial" style:font-size-asian="14pt" style:font-size-complex="14pt"/>
    </style:style>
    <style:style style:name="P26" style:family="paragraph" style:parent-style-name="Table_20_Contents" style:list-style-name="L41">
      <style:text-properties style:font-name="Arial" fo:font-size="14pt" style:font-name-asian="Arial" style:font-size-asian="14pt" style:font-size-complex="14pt"/>
    </style:style>
    <style:style style:name="P27" style:family="paragraph" style:parent-style-name="Table_20_Contents" style:list-style-name="L42">
      <style:text-properties style:font-name="Arial" fo:font-size="14pt" style:font-name-asian="Arial" style:font-size-asian="14pt" style:font-size-complex="14pt"/>
    </style:style>
    <style:style style:name="P28" style:family="paragraph" style:parent-style-name="Table_20_Contents" style:list-style-name="L43">
      <style:text-properties style:font-name="Arial" fo:font-size="14pt" style:font-name-asian="Arial" style:font-size-asian="14pt" style:font-size-complex="14pt"/>
    </style:style>
    <style:style style:name="P29" style:family="paragraph" style:parent-style-name="Table_20_Contents" style:list-style-name="L48">
      <style:text-properties style:font-name="Arial" fo:font-size="14pt" style:font-name-asian="Arial" style:font-size-asian="14pt" style:font-size-complex="14pt"/>
    </style:style>
    <style:style style:name="P30" style:family="paragraph" style:parent-style-name="Table_20_Contents" style:list-style-name="L49">
      <style:text-properties style:font-name="Arial" fo:font-size="14pt" style:font-name-asian="Arial" style:font-size-asian="14pt" style:language-asian="ja" style:country-asian="JP" style:font-size-complex="14pt"/>
    </style:style>
    <style:style style:name="P31" style:family="paragraph" style:parent-style-name="Table_20_Contents" style:list-style-name="L49"/>
    <style:style style:name="P32" style:family="paragraph" style:parent-style-name="Standard" style:list-style-name="L1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3" style:family="paragraph" style:parent-style-name="Standard" style:list-style-name="L52">
      <style:paragraph-properties fo:margin-top="0cm" fo:margin-bottom="0cm" fo:line-height="150%" fo:text-align="start" style:justify-single-word="false" style:text-autospace="none"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4" style:family="paragraph" style:parent-style-name="Standard" style:list-style-name="L53">
      <style:paragraph-properties fo:margin-top="0cm" fo:margin-bottom="0cm" fo:line-height="150%" fo:text-align="start" style:justify-single-word="false" style:text-autospace="none"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5" style:family="paragraph" style:parent-style-name="Standard" style:list-style-name="L55">
      <style:paragraph-properties fo:margin-top="0cm" fo:margin-bottom="0cm" fo:line-height="150%" fo:text-align="start" style:justify-single-word="false" style:text-autospace="none"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6" style:family="paragraph" style:parent-style-name="Standard" style:list-style-name="L55">
      <style:paragraph-properties fo:margin-top="0cm" fo:margin-bottom="0cm" fo:line-height="150%" fo:text-align="start" style:justify-single-word="false" style:text-autospace="none" style:writing-mode="lr-tb"/>
    </style:style>
    <style:style style:name="P37" style:family="paragraph" style:parent-style-name="Standard" style:list-style-name="L56">
      <style:paragraph-properties fo:margin-top="0cm" fo:margin-bottom="0cm" fo:line-height="150%" fo:text-align="start" style:justify-single-word="false" style:text-autospace="none" style:writing-mode="lr-tb"/>
    </style:style>
    <style:style style:name="P38" style:family="paragraph" style:parent-style-name="Text_20_body" style:list-style-name="L90">
      <style:paragraph-properties fo:line-height="150%"/>
      <style:text-properties style:font-name="Arial" style:font-name-asian="Arial"/>
    </style:style>
    <style:style style:name="P39" style:family="paragraph" style:parent-style-name="Text_20_body" style:list-style-name="L90">
      <style:paragraph-properties fo:line-height="150%"/>
      <style:text-properties style:font-name="Arial" style:font-name-asian="Arial" style:language-asian="ja" style:country-asian="JP"/>
    </style:style>
    <style:style style:name="P40" style:family="paragraph" style:parent-style-name="Text_20_body">
      <style:paragraph-properties fo:line-height="150%"/>
      <style:text-properties style:font-name="Arial" fo:font-size="15pt" fo:font-weight="normal" style:font-name-asian="Arial" style:font-size-asian="15pt" style:font-size-complex="15pt"/>
    </style:style>
    <style:style style:name="P41"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2" style:family="paragraph" style:parent-style-name="Text_20_body" style:list-style-name="L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3" style:family="paragraph" style:parent-style-name="Text_20_body" style:list-style-name="L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4" style:family="paragraph" style:parent-style-name="Text_20_body" style:list-style-name="L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5" style:family="paragraph" style:parent-style-name="Text_20_body" style:list-style-name="L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6" style:family="paragraph" style:parent-style-name="Text_20_body" style:list-style-name="L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7" style:family="paragraph" style:parent-style-name="Text_20_body" style:list-style-name="L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8" style:family="paragraph" style:parent-style-name="Text_20_body" style:list-style-name="L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9" style:family="paragraph" style:parent-style-name="Text_20_body" style:list-style-name="L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0" style:family="paragraph" style:parent-style-name="Text_20_body" style:list-style-name="L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1" style:family="paragraph" style:parent-style-name="Text_20_body" style:list-style-name="L1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2" style:family="paragraph" style:parent-style-name="Text_20_body" style:list-style-name="L1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3" style:family="paragraph" style:parent-style-name="Text_20_body" style:list-style-name="L1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4" style:family="paragraph" style:parent-style-name="Text_20_body" style:list-style-name="L1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5" style:family="paragraph" style:parent-style-name="Text_20_body" style:list-style-name="L1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6" style:family="paragraph" style:parent-style-name="Text_20_body" style:list-style-name="L1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7" style:family="paragraph" style:parent-style-name="Text_20_body" style:list-style-name="L1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8" style:family="paragraph" style:parent-style-name="Text_20_body" style:list-style-name="L1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9" style:family="paragraph" style:parent-style-name="Text_20_body" style:list-style-name="L1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0" style:family="paragraph" style:parent-style-name="Text_20_body" style:list-style-name="L1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1" style:family="paragraph" style:parent-style-name="Text_20_body" style:list-style-name="L2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2" style:family="paragraph" style:parent-style-name="Text_20_body" style:list-style-name="L2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3" style:family="paragraph" style:parent-style-name="Text_20_body" style:list-style-name="L2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4" style:family="paragraph" style:parent-style-name="Text_20_body" style:list-style-name="L2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5" style:family="paragraph" style:parent-style-name="Text_20_body" style:list-style-name="L2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6" style:family="paragraph" style:parent-style-name="Text_20_body" style:list-style-name="L2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7" style:family="paragraph" style:parent-style-name="Text_20_body" style:list-style-name="L2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8" style:family="paragraph" style:parent-style-name="Text_20_body" style:list-style-name="L2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9" style:family="paragraph" style:parent-style-name="Text_20_body" style:list-style-name="L2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0" style:family="paragraph" style:parent-style-name="Text_20_body" style:list-style-name="L2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1" style:family="paragraph" style:parent-style-name="Text_20_body" style:list-style-name="L3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2" style:family="paragraph" style:parent-style-name="Text_20_body" style:list-style-name="L3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3" style:family="paragraph" style:parent-style-name="Text_20_body" style:list-style-name="L3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4" style:family="paragraph" style:parent-style-name="Text_20_body" style:list-style-name="L3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5" style:family="paragraph" style:parent-style-name="Text_20_body" style:list-style-name="L3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6" style:family="paragraph" style:parent-style-name="Text_20_body" style:list-style-name="L3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7" style:family="paragraph" style:parent-style-name="Text_20_body" style:list-style-name="L3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8" style:family="paragraph" style:parent-style-name="Text_20_body" style:list-style-name="L3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9" style:family="paragraph" style:parent-style-name="Text_20_body" style:list-style-name="L3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0" style:family="paragraph" style:parent-style-name="Text_20_body" style:list-style-name="L3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1" style:family="paragraph" style:parent-style-name="Text_20_body" style:list-style-name="L4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2" style:family="paragraph" style:parent-style-name="Text_20_body" style:list-style-name="L4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3" style:family="paragraph" style:parent-style-name="Text_20_body" style:list-style-name="L4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4" style:family="paragraph" style:parent-style-name="Text_20_body" style:list-style-name="L4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5" style:family="paragraph" style:parent-style-name="Text_20_body" style:list-style-name="L5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6" style:family="paragraph" style:parent-style-name="Text_20_body" style:list-style-name="L5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7" style:family="paragraph" style:parent-style-name="Text_20_body" style:list-style-name="L5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8" style:family="paragraph" style:parent-style-name="Text_20_body" style:list-style-name="L5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9" style:family="paragraph" style:parent-style-name="Text_20_body" style:list-style-name="L5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0" style:family="paragraph" style:parent-style-name="Text_20_body" style:list-style-name="L5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1" style:family="paragraph" style:parent-style-name="Text_20_body" style:list-style-name="L5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2" style:family="paragraph" style:parent-style-name="Text_20_body" style:list-style-name="L5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3" style:family="paragraph" style:parent-style-name="Text_20_body" style:list-style-name="L5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4" style:family="paragraph" style:parent-style-name="Text_20_body" style:list-style-name="L5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5" style:family="paragraph" style:parent-style-name="Text_20_body" style:list-style-name="L6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6" style:family="paragraph" style:parent-style-name="Text_20_body" style:list-style-name="L6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7" style:family="paragraph" style:parent-style-name="Text_20_body" style:list-style-name="L6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8" style:family="paragraph" style:parent-style-name="Text_20_body" style:list-style-name="L6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9" style:family="paragraph" style:parent-style-name="Text_20_body" style:list-style-name="L6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0" style:family="paragraph" style:parent-style-name="Text_20_body" style:list-style-name="L6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1" style:family="paragraph" style:parent-style-name="Text_20_body" style:list-style-name="L6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2" style:family="paragraph" style:parent-style-name="Text_20_body" style:list-style-name="L6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3" style:family="paragraph" style:parent-style-name="Text_20_body" style:list-style-name="L6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4" style:family="paragraph" style:parent-style-name="Text_20_body" style:list-style-name="L6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5" style:family="paragraph" style:parent-style-name="Text_20_body" style:list-style-name="L7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6" style:family="paragraph" style:parent-style-name="Text_20_body" style:list-style-name="L7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7" style:family="paragraph" style:parent-style-name="Text_20_body" style:list-style-name="L7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8" style:family="paragraph" style:parent-style-name="Text_20_body" style:list-style-name="L7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9" style:family="paragraph" style:parent-style-name="Text_20_body" style:list-style-name="L7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0" style:family="paragraph" style:parent-style-name="Text_20_body" style:list-style-name="L7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1" style:family="paragraph" style:parent-style-name="Text_20_body" style:list-style-name="L7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2" style:family="paragraph" style:parent-style-name="Text_20_body" style:list-style-name="L7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3" style:family="paragraph" style:parent-style-name="Text_20_body" style:list-style-name="L7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4" style:family="paragraph" style:parent-style-name="Text_20_body" style:list-style-name="L7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5" style:family="paragraph" style:parent-style-name="Text_20_body" style:list-style-name="L8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6" style:family="paragraph" style:parent-style-name="Text_20_body" style:list-style-name="L8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7" style:family="paragraph" style:parent-style-name="Text_20_body" style:list-style-name="L8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8" style:family="paragraph" style:parent-style-name="Text_20_body" style:list-style-name="L8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9" style:family="paragraph" style:parent-style-name="Text_20_body" style:list-style-name="L8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20" style:family="paragraph" style:parent-style-name="Text_20_body" style:list-style-name="L8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21" style:family="paragraph" style:parent-style-name="Text_20_body" style:list-style-name="L8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22" style:family="paragraph" style:parent-style-name="Text_20_body" style:list-style-name="L8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23" style:family="paragraph" style:parent-style-name="Text_20_body" style:list-style-name="L9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24" style:family="paragraph" style:parent-style-name="Text_20_body" style:list-style-name="L9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25" style:family="paragraph" style:parent-style-name="Text_20_body" style:list-style-name="L9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26" style:family="paragraph" style:parent-style-name="Text_20_body" style:list-style-name="L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27" style:family="paragraph" style:parent-style-name="Text_20_body" style:list-style-name="L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28" style:family="paragraph" style:parent-style-name="Text_20_body" style:list-style-name="L1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29" style:family="paragraph" style:parent-style-name="Text_20_body" style:list-style-name="L1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30" style:family="paragraph" style:parent-style-name="Text_20_body" style:list-style-name="L1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31" style:family="paragraph" style:parent-style-name="Text_20_body" style:list-style-name="L1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32" style:family="paragraph" style:parent-style-name="Text_20_body" style:list-style-name="L1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33" style:family="paragraph" style:parent-style-name="Text_20_body" style:list-style-name="L1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34" style:family="paragraph" style:parent-style-name="Text_20_body" style:list-style-name="L2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35" style:family="paragraph" style:parent-style-name="Text_20_body" style:list-style-name="L2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36" style:family="paragraph" style:parent-style-name="Text_20_body" style:list-style-name="L2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37" style:family="paragraph" style:parent-style-name="Text_20_body" style:list-style-name="L2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38" style:family="paragraph" style:parent-style-name="Text_20_body" style:list-style-name="L2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39" style:family="paragraph" style:parent-style-name="Text_20_body" style:list-style-name="L3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40" style:family="paragraph" style:parent-style-name="Text_20_body" style:list-style-name="L3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41" style:family="paragraph" style:parent-style-name="Text_20_body" style:list-style-name="L3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42" style:family="paragraph" style:parent-style-name="Text_20_body" style:list-style-name="L5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43" style:family="paragraph" style:parent-style-name="Text_20_body" style:list-style-name="L5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44" style:family="paragraph" style:parent-style-name="Text_20_body" style:list-style-name="L53">
      <style:paragraph-properties fo:margin-top="0cm" fo:margin-bottom="0cm" fo:line-height="150%" fo:text-align="start" style:justify-single-word="false" style:text-autospace="none"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45" style:family="paragraph" style:parent-style-name="Text_20_body" style:list-style-name="L5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46" style:family="paragraph" style:parent-style-name="Text_20_body" style:list-style-name="L5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47" style:family="paragraph" style:parent-style-name="Text_20_body" style:list-style-name="L7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48" style:family="paragraph" style:parent-style-name="Text_20_body" style:list-style-name="L9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49" style:family="paragraph" style:parent-style-name="Text_20_body" style:list-style-name="L2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66ccff" style:font-name-asian="Arial" style:font-size-asian="14pt" style:font-size-complex="14pt"/>
    </style:style>
    <style:style style:name="P150" style:family="paragraph" style:parent-style-name="Text_20_body" style:list-style-name="L5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99ccff" style:font-name-asian="Arial" style:font-size-asian="14pt" style:language-asian="ja" style:country-asian="JP" style:font-size-complex="14pt"/>
    </style:style>
    <style:style style:name="P151" style:family="paragraph" style:parent-style-name="Text_20_body" style:list-style-name="L88">
      <style:paragraph-properties fo:margin-top="0cm" fo:margin-bottom="0cm" fo:line-height="150%" style:writing-mode="lr-tb"/>
      <style:text-properties fo:font-variant="normal" fo:text-transform="none" fo:color="#000000" style:text-line-through-style="none" style:font-name="Arial" fo:font-size="12pt" fo:font-style="normal" style:text-underline-style="none" fo:font-weight="normal" style:text-blinking="false" fo:background-color="transparent" style:font-name-asian="Arial"/>
    </style:style>
    <style:style style:name="P152" style:family="paragraph" style:parent-style-name="Text_20_body">
      <style:paragraph-properties fo:margin-top="0cm" fo:margin-bottom="0cm" fo:line-height="150%" style:writing-mode="lr-tb"/>
      <style:text-properties fo:font-variant="normal" fo:text-transform="none" fo:color="#1155cc" style:text-line-through-style="none" style:font-name="Arial" fo:font-size="18pt" fo:font-style="normal" style:text-underline-style="none" fo:font-weight="normal" style:text-blinking="false" fo:background-color="transparent" style:font-name-asian="Arial" style:font-size-asian="13pt" style:language-asian="ja" style:country-asian="JP" style:font-weight-asian="bold" style:font-size-complex="13pt" style:font-weight-complex="bold"/>
    </style:style>
    <style:style style:name="P153" style:family="paragraph" style:parent-style-name="Text_20_body" style:list-style-name="L16">
      <style:paragraph-properties fo:margin-top="0cm" fo:margin-bottom="0cm" fo:line-height="150%" style:writing-mode="lr-tb"/>
    </style:style>
    <style:style style:name="P154" style:family="paragraph" style:parent-style-name="Text_20_body" style:list-style-name="L22">
      <style:paragraph-properties fo:margin-top="0cm" fo:margin-bottom="0cm" fo:line-height="150%" style:writing-mode="lr-tb"/>
    </style:style>
    <style:style style:name="P155" style:family="paragraph" style:parent-style-name="Text_20_body" style:list-style-name="L28">
      <style:paragraph-properties fo:margin-top="0cm" fo:margin-bottom="0cm" fo:line-height="150%" style:writing-mode="lr-tb"/>
    </style:style>
    <style:style style:name="P156" style:family="paragraph" style:parent-style-name="Text_20_body" style:list-style-name="L38">
      <style:paragraph-properties fo:margin-top="0cm" fo:margin-bottom="0cm" fo:line-height="150%" style:writing-mode="lr-tb"/>
    </style:style>
    <style:style style:name="P157" style:family="paragraph" style:parent-style-name="Text_20_body" style:list-style-name="L52">
      <style:paragraph-properties fo:margin-top="0cm" fo:margin-bottom="0cm" fo:line-height="150%" style:writing-mode="lr-tb"/>
    </style:style>
    <style:style style:name="P158" style:family="paragraph" style:parent-style-name="Text_20_body" style:list-style-name="L55">
      <style:paragraph-properties fo:margin-top="0cm" fo:margin-bottom="0cm" fo:line-height="150%" style:writing-mode="lr-tb"/>
    </style:style>
    <style:style style:name="P159" style:family="paragraph" style:parent-style-name="Text_20_body" style:list-style-name="L78">
      <style:paragraph-properties fo:margin-top="0cm" fo:margin-bottom="0cm" fo:line-height="150%" style:writing-mode="lr-tb"/>
    </style:style>
    <style:style style:name="P160" style:family="paragraph" style:parent-style-name="Text_20_body" style:list-style-name="L91">
      <style:paragraph-properties fo:margin-top="0cm" fo:margin-bottom="0cm" fo:line-height="150%" style:writing-mode="lr-tb"/>
    </style:style>
    <style:style style:name="P161" style:family="paragraph" style:parent-style-name="Text_20_body" style:list-style-name="L89">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162" style:family="paragraph" style:parent-style-name="Text_20_body" style:list-style-name="L89">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style:font-name-asian="Arial"/>
    </style:style>
    <style:style style:name="P163" style:family="paragraph" style:parent-style-name="Text_20_body" style:list-style-name="L89">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style:text-underline-style="none" style:text-blinking="false" fo:background-color="transparent" style:font-name-asian="Arial"/>
    </style:style>
    <style:style style:name="P164" style:family="paragraph" style:parent-style-name="Text_20_body" style:list-style-name="L89">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fo:font-size="12pt" fo:font-style="normal" style:text-underline-style="none" fo:font-weight="normal" style:text-blinking="false" fo:background-color="transparent" style:font-name-asian="Arial"/>
    </style:style>
    <style:style style:name="P165" style:family="paragraph" style:parent-style-name="Text_20_body">
      <style:paragraph-properties fo:margin-top="0cm" fo:margin-bottom="0cm" fo:line-height="150%" fo:background-color="#ffffff" style:writing-mode="lr-tb">
        <style:background-image/>
      </style:paragraph-properties>
      <style:text-properties fo:font-variant="normal" fo:text-transform="none" fo:color="#000000" style:text-line-through-style="none" style:font-name="Arial" fo:font-size="13pt" fo:font-style="italic" style:text-underline-style="none" fo:font-weight="bold" style:text-blinking="false" fo:background-color="#ffcc00" style:font-name-asian="Arial" style:font-size-asian="14pt" style:font-style-asian="italic" style:font-weight-asian="bold" style:font-size-complex="14pt" style:font-style-complex="italic" style:font-weight-complex="bold"/>
    </style:style>
    <style:style style:name="P166" style:family="paragraph" style:parent-style-name="Text_20_body" style:list-style-name="L89">
      <style:paragraph-properties fo:margin-top="0.423cm" fo:margin-bottom="0cm" fo:line-height="150%"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167" style:family="paragraph" style:parent-style-name="Text_20_body" style:list-style-name="L89">
      <style:paragraph-properties fo:margin-top="0cm" fo:margin-bottom="0.423cm" fo:line-height="150%"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T1" style:family="text">
      <style:text-properties fo:font-variant="normal" fo:text-transform="none" fo:color="#000000" style:text-line-through-style="none" fo:font-size="13pt" fo:font-style="normal" style:text-underline-style="none" fo:font-weight="bold" style:text-blinking="false" fo:background-color="#ffcc00" style:font-style-asian="italic" style:font-weight-asian="bold" style:font-style-complex="italic" style:font-weight-complex="bold"/>
    </style:style>
    <style:style style:name="T2" style:family="text">
      <style:text-properties fo:font-variant="normal" fo:text-transform="none" fo:color="#000000" style:text-line-through-style="none" fo:font-size="13pt" fo:font-style="italic" style:text-underline-style="none" fo:font-weight="bold" style:text-blinking="false" fo:background-color="#ffcc00" style:font-style-asian="italic" style:font-weight-asian="bold" style:font-style-complex="italic" style:font-weight-complex="bold"/>
    </style:style>
    <style:style style:name="T3" style:family="text">
      <style:text-properties fo:font-variant="normal" fo:text-transform="none" fo:color="#000000" style:text-line-through-style="none" fo:font-size="12pt" fo:font-style="normal" style:text-underline-style="none" fo:font-weight="normal" style:text-blinking="false" fo:background-color="transparent"/>
    </style:style>
    <style:style style:name="T4" style:family="text">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T5" style:family="text">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T6" style:family="text">
      <style:text-properties fo:font-variant="normal" fo:text-transform="none" fo:color="#1155cc" style:text-line-through-style="none" style:font-name="Arial" fo:font-size="13pt" fo:font-style="normal" style:text-underline-style="solid" style:text-underline-width="auto" style:text-underline-color="font-color" fo:font-weight="normal" style:text-blinking="false" fo:background-color="transparent" style:font-name-asian="Arial"/>
    </style:style>
    <style:style style:name="T7" style:family="text">
      <style:text-properties fo:font-variant="normal" fo:text-transform="none" fo:color="#ff3333"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T8" style:family="text">
      <style:text-properties fo:font-variant="normal" fo:text-transform="none" fo:color="#ff0000" style:text-line-through-style="none" style:font-name="Arial" fo:font-size="15pt" fo:font-style="normal" style:text-underline-style="none" fo:font-weight="normal" style:text-blinking="false" fo:background-color="#f4cccc" style:font-name-asian="Arial" style:font-size-asian="14pt" style:font-size-complex="14pt"/>
    </style:style>
    <style:style style:name="T9" style:family="text">
      <style:text-properties fo:color="#ff0000" fo:font-size="15pt" fo:background-color="#f4cccc"/>
    </style:style>
    <style:style style:name="T10" style:family="text">
      <style:text-properties fo:color="#ff0000" fo:font-size="15pt" fo:background-color="#f4cccc" style:language-asian="ja" style:country-asian="JP"/>
    </style:style>
    <style:style style:name="T11" style:family="text">
      <style:text-properties style:language-asian="ja" style:country-asian="JP"/>
    </style:style>
    <style:style style:name="T12" style:family="text">
      <style:text-properties fo:background-color="#ccff66"/>
    </style:style>
    <style:style style:name="T13" style:family="text">
      <style:text-properties fo:color="#ff3333"/>
    </style:style>
    <style:style style:name="T14" style:family="text">
      <style:text-properties fo:color="#ff3333" style:language-asian="ja" style:country-asian="JP"/>
    </style:style>
    <style:style style:name="T15" style:family="text">
      <style:text-properties fo:color="#009900"/>
    </style:style>
    <style:style style:name="T16" style:family="text">
      <style:text-properties fo:color="#009900" style:language-asian="ja" style:country-asian="JP"/>
    </style:style>
    <style:style style:name="T17" style:family="text">
      <style:text-properties fo:color="#0000ff"/>
    </style:style>
    <style:style style:name="T18" style:family="text">
      <style:text-properties style:font-name="Arial" fo:font-size="14pt" style:font-name-asian="Arial" style:font-size-asian="14pt" style:font-size-complex="14pt"/>
    </style:style>
    <style:style style:name="T19" style:family="text">
      <style:text-properties style:font-name="Arial" fo:font-size="14pt" style:font-name-asian="Arial" style:font-size-asian="14pt" style:language-asian="ja" style:country-asian="JP" style:font-size-complex="14pt"/>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p>
      <text:p text:style-name="P13"><text:span text:style-name="T1">res free# JVEMV6 44#8.4.2_11 / 44. currency / 8. prog-python / 4 tester / 2. id-2 / </text:span><text:span text:style-name="T2">20191011_092228</text:span></text:p>
      <text:p text:style-name="P14"/>
      <text:p text:style-name="P8">[do] <text:span text:style-name="T9">#_ </text:span></text:p>
      <text:list xml:id="list8363201802001945741" text:style-name="L1">
        <text:list-item>
          <text:p text:style-name="P42">REVIEW</text:p>
        </text:list-item>
        <text:list-item>
          <text:p text:style-name="P42">SEG-1 : openoffice, sheet, conv string to number</text:p>
          <text:list>
            <text:list-item>
              <text:p text:style-name="P42"><text:a xlink:type="simple" xlink:href="https://forum.openoffice.org/en/forum/viewtopic.php?f=9&amp;t=27917" text:style-name="Internet_20_link" text:visited-style-name="Visited_20_Internet_20_Link">https://forum.openoffice.org/en/forum/viewtopic.php?f=9&amp;t=27917</text:a></text:p>
              <text:list>
                <text:list-item>
                  <text:p text:style-name="P42"><text:a xlink:type="simple" xlink:href="https://forum.openoffice.org/en/forum/viewtopic.php?f=9&amp;t=27917#p127116" text:style-name="Internet_20_link" text:visited-style-name="Visited_20_Internet_20_Link">https://forum.openoffice.org/en/forum/viewtopic.php?f=9&amp;t=27917#p127116</text:a></text:p>
                </text:list-item>
              </text:list>
            </text:list-item>
          </text:list>
        </text:list-item>
        <text:list-item>
          <text:p text:style-name="P42">TASK-1 : log_fx.(data).(44#8.4.2_10~).ods ==&gt; continue obs → any more tendencies ?</text:p>
          <text:list>
            <text:list-item>
              <text:p text:style-name="P42">T-1.1 : tab “session-10.copy_3”</text:p>
              <text:list>
                <text:list-item>
                  <text:p text:style-name="P42">“4-4-4” ==&gt; 3 cases, all → minus</text:p>
                </text:list-item>
                <text:list-item>
                  <text:p text:style-name="P42">“4-5-X” ==&gt; 3 cases, all → minus</text:p>
                </text:list-item>
              </text:list>
            </text:list-item>
          </text:list>
        </text:list-item>
        <text:list-item>
          <text:p text:style-name="P42"><text:span text:style-name="T9">~ </text:span>TASK-2 : <text:span text:style-name="T11">see memo (idea-1) ==&gt; dp programming (or, log_fx.(main).ods)</text:span></text:p>
          <text:list>
            <text:list-item>
              <text:list>
                <text:list-item>
                  <text:p text:style-name="P126">coding → starting point ==&gt; web “dp-2<text:tab/># detect patterns : series-1”</text:p>
                </text:list-item>
              </text:list>
            </text:list-item>
            <text:list-item>
              <text:p text:style-name="P126">T-2.1</text:p>
            </text:list-item>
          </text:list>
        </text:list-item>
      </text:list>
      <text:p text:style-name="P8">[next]</text:p>
      <text:list xml:id="list6881329989622557218" text:style-name="L2">
        <text:list-item>
          <text:p text:style-name="P43">TASK : 44#8.4.3_X</text:p>
          <text:list>
            <text:list-item>
              <text:p text:style-name="P43">==&gt; see memo in : </text:p>
            </text:list-item>
          </text:list>
        </text:list-item>
      </text:list>
      <table:table table:name="表6" table:style-name="表6">
        <table:table-column table:style-name="表6.A"/>
        <table:table-row>
          <table:table-cell table:style-name="表6.A1" office:value-type="string">
            <text:p text:style-name="P8"><text:span text:style-name="T11">″</text:span>C:\WORKS_2\WS\WS_Others.prog\log_fx.(main).ods<text:span text:style-name="T11">″</text:span></text:p>
          </table:table-cell>
        </table:table-row>
        <table:table-row>
          <table:table-cell table:style-name="表6.A2" office:value-type="string">
            <text:p text:style-name="P21"/>
          </table:table-cell>
        </table:table-row>
      </table:table>
      <text:list xml:id="list36223393" text:continue-numbering="true" text:style-name="L2">
        <text:list-item>
          <text:list>
            <text:list-header>
              <text:p text:style-name="P43"/>
              <text:list>
                <text:list-item>
                  <text:p text:style-name="P43">C:\WORKS_2\WS\WS_Others.prog\log_fx.(main).ods</text:p>
                </text:list-item>
              </text:list>
            </text:list-header>
            <text:list-item>
              <text:p text:style-name="P43">==&gt; new FUNC : tester_T_3(request)</text:p>
              <text:list>
                <text:list-item>
                  <text:p text:style-name="P43">#_20191011_100514</text:p>
                </text:list-item>
              </text:list>
            </text:list-item>
          </text:list>
        </text:list-item>
      </text:list>
      <text:p text:style-name="P8">[further]</text:p>
      <text:list xml:id="list8364070588415164880" text:style-name="L3">
        <text:list-item>
          <text:p text:style-name="P44"><text:soft-page-break/></text:p>
        </text:list-item>
      </text:list>
      <text:p text:style-name="P2"><text:line-break/><text:span text:style-name="T12">[/ 20191011_100048]</text:span></text:p>
      <text:p text:style-name="P2"/>
      <text:p text:style-name="P11"/>
      <text:p text:style-name="P8">---------------------------------------------------------------------------</text:p>
      <text:p text:style-name="P14">res free# JVEMV6 44#8.4.2_1 / 44. currency / 8. prog-python / 4 tester / 2. id-3 / 20191012_101113</text:p>
      <text:p text:style-name="P14"/>
      <text:p text:style-name="P8">[do] <text:span text:style-name="T9">#_ </text:span></text:p>
      <text:list xml:id="list1513847036064724254" text:style-name="L4">
        <text:list-item>
          <text:p text:style-name="P45">% REVIEW</text:p>
        </text:list-item>
        <text:list-item>
          <text:p text:style-name="P45">TASK-1 : new FUNC : tester_T_3(request)</text:p>
          <text:list>
            <text:list-item>
              <text:list>
                <text:list-item>
                  <text:p text:style-name="P45">#_20191011_100514</text:p>
                </text:list-item>
                <text:list-item>
                  <text:p text:style-name="P45">==&gt; NO. use : tester_T_2(request)</text:p>
                  <text:list>
                    <text:list-item>
                      <text:p text:style-name="P45">#_20191003_124456:caller</text:p>
                    </text:list-item>
                  </text:list>
                </text:list-item>
              </text:list>
            </text:list-item>
            <text:list-item>
              <text:p text:style-name="P45"><text:span text:style-name="T9">#_ </text:span>T-1.1</text:p>
              <text:list>
                <text:list-item>
                  <text:list>
                    <text:list-item>
                      <text:p text:style-name="P45">current code ---&gt; to a new FUNC : _tester_T_2__Choice_1(request)</text:p>
                    </text:list-item>
                  </text:list>
                </text:list-item>
                <text:list-item>
                  <text:p text:style-name="P45">CODING</text:p>
                  <text:list>
                    <text:list-item>
                      <text:p text:style-name="P45">new FUNC</text:p>
                      <text:list>
                        <text:list-item>
                          <text:p text:style-name="P45">sig</text:p>
                        </text:list-item>
                        <text:list-item>
                          <text:p text:style-name="P45">label</text:p>
                          <text:list>
                            <text:list-item>
                              <text:p text:style-name="P45">#_20191012_101720:caller</text:p>
                            </text:list-item>
                            <text:list-item>
                              <text:p text:style-name="P45">#_20191012_101725:head</text:p>
                            </text:list-item>
                            <text:list-item>
                              <text:p text:style-name="P45">#_20191012_101733:wl:in-func</text:p>
                            </text:list-item>
                          </text:list>
                        </text:list-item>
                        <text:list-item>
                          <text:p text:style-name="P45">caller</text:p>
                        </text:list-item>
                      </text:list>
                    </text:list-item>
                    <text:list-item>
                      <text:p text:style-name="P45">dispatching lines</text:p>
                    </text:list-item>
                    <text:list-item>
                      <text:p text:style-name="P45">FUNC : body → C/P</text:p>
                    </text:list-item>
                  </text:list>
                </text:list-item>
                <text:list-item>
                  <text:p text:style-name="P45">TEST ==&gt; OK</text:p>
                </text:list-item>
              </text:list>
            </text:list-item>
            <text:list-item>
              <text:p text:style-name="P45"><text:soft-page-break/>T-1.2 : new FUNC : tester_T_3(request, strOf_Op_Name)</text:p>
              <text:list>
                <text:list-item>
                  <text:p text:style-name="P45">CODING</text:p>
                  <text:list>
                    <text:list-item>
                      <text:list>
                        <text:list-item>
                          <text:p text:style-name="P45">DUP : _tester_T_2__Choice_1(request, strOf_Op_Name)</text:p>
                        </text:list-item>
                        <text:list-item>
                          <text:p text:style-name="P45">sig</text:p>
                        </text:list-item>
                        <text:list-item>
                          <text:p text:style-name="P45">label</text:p>
                          <text:list>
                            <text:list-item>
                              <text:p text:style-name="P45">#_20191012_103235:caller</text:p>
                            </text:list-item>
                            <text:list-item>
                              <text:p text:style-name="P45">#_20191012_103242:head</text:p>
                            </text:list-item>
                            <text:list-item>
                              <text:p text:style-name="P45">#_20191012_103247:wl:in-func</text:p>
                            </text:list-item>
                          </text:list>
                        </text:list-item>
                        <text:list-item>
                          <text:p text:style-name="P45">caller</text:p>
                        </text:list-item>
                      </text:list>
                    </text:list-item>
                  </text:list>
                </text:list-item>
                <text:list-item>
                  <text:p text:style-name="P45">TEST ==&gt; OK</text:p>
                </text:list-item>
              </text:list>
            </text:list-item>
          </text:list>
        </text:list-item>
      </text:list>
      <text:p text:style-name="P8">[next]</text:p>
      <text:list xml:id="list3276872121267560728" text:style-name="L5">
        <text:list-item>
          <text:p text:style-name="P46">TASK-1</text:p>
          <text:list>
            <text:list-item>
              <text:p text:style-name="P46">tester_T_3(request, strOf_Op_Name) ==&gt; further</text:p>
              <text:list>
                <text:list-item>
                  <text:p text:style-name="P46">#_20191012_103242:head</text:p>
                </text:list-item>
                <text:list-item>
                  <text:p text:style-name="P46">==&gt; C:\WORKS_2\WS\WS_Others.prog\log_fx.(main).ods sheet-2, id-3</text:p>
                </text:list-item>
              </text:list>
            </text:list-item>
          </text:list>
        </text:list-item>
      </text:list>
      <table:table table:name="表7" table:style-name="表7">
        <table:table-column table:style-name="表7.A"/>
        <table:table-row>
          <table:table-cell table:style-name="表7.A1" office:value-type="string">
            <text:p text:style-name="P21">"C:\WORKS_2\WS\WS_Others.prog\log_fx.(main).ods"</text:p>
          </table:table-cell>
        </table:table-row>
        <table:table-row>
          <table:table-cell table:style-name="表7.A2" office:value-type="string">
            <text:p text:style-name="P21"/>
          </table:table-cell>
        </table:table-row>
      </table:table>
      <text:list xml:id="list36214073" text:continue-numbering="true" text:style-name="L5">
        <text:list-header>
          <text:p text:style-name="P46"/>
          <text:p text:style-name="P46">[further]</text:p>
        </text:list-header>
      </text:list>
      <text:list xml:id="list2455479915167228209" text:style-name="L6">
        <text:list-item>
          <text:p text:style-name="P47"/>
        </text:list-item>
      </text:list>
      <text:p text:style-name="P2"><text:line-break/><text:span text:style-name="T12">[/ 20191012_103944]</text:span></text:p>
      <text:p text:style-name="P2"/>
      <text:p text:style-name="P11"/>
      <text:p text:style-name="P8">---------------------------------------------------------------------------</text:p>
      <text:p text:style-name="P14">res free# JVEMV6 44#8.4.2_2 / 44. currency / 8. prog-python / 4 tester / 2. id-3 / 20191013_111751</text:p>
      <text:p text:style-name="P14"/>
      <text:p text:style-name="P8"><text:soft-page-break/>[do] <text:span text:style-name="T9">#_ </text:span></text:p>
      <text:list xml:id="list7812975549644572322" text:style-name="L7">
        <text:list-item>
          <text:p text:style-name="P48">REVIEW</text:p>
        </text:list-item>
        <text:list-item>
          <text:p text:style-name="P48">TASK-1 : tester_T_3(request, strOf_Op_Name) ==&gt; further</text:p>
          <text:list>
            <text:list-item>
              <text:list>
                <text:list-item>
                  <text:list>
                    <text:list-item>
                      <text:p text:style-name="P48">#_20191012_103242:head</text:p>
                    </text:list-item>
                    <text:list-item>
                      <text:p text:style-name="P48">==&gt; C:\WORKS_2\WS\WS_Others.prog\log_fx.(main).ods sheet-2, id-3</text:p>
                    </text:list-item>
                  </text:list>
                </text:list-item>
              </text:list>
            </text:list-item>
            <text:list-item>
              <text:p text:style-name="P48">T-1.1 : search ==&gt; hit → where into list ?</text:p>
              <text:list>
                <text:list-item>
                  <text:p text:style-name="P48">#_20191012_103235:caller → tester_T_3(request, strOf_Op_Name)</text:p>
                </text:list-item>
                <text:list-item>
                  <text:p text:style-name="P48">#_20191006_094231:caller → tester_T_2__Buy_Up__Loop_2_Trailing__V2</text:p>
                  <text:list>
                    <text:list-item>
                      <text:p text:style-name="P48">==&gt; #_20191013_112329:tmp</text:p>
                    </text:list-item>
                  </text:list>
                </text:list-item>
              </text:list>
            </text:list-item>
            <text:list-item>
              <text:p text:style-name="P48">T-1.2 : new FUNC : tester_T_2__Buy_Up__Loop_2_Trailing__V3</text:p>
              <text:list>
                <text:list-item>
                  <text:p text:style-name="P48">DUP : tester_T_2__Buy_Up__Loop_2_Trailing__V2</text:p>
                </text:list-item>
                <text:list-item>
                  <text:p text:style-name="P48">sig</text:p>
                </text:list-item>
                <text:list-item>
                  <text:p text:style-name="P48">labels</text:p>
                  <text:list>
                    <text:list-item>
                      <text:p text:style-name="P48">#_20191013_112527:caller</text:p>
                    </text:list-item>
                    <text:list-item>
                      <text:p text:style-name="P48">#_20191013_112531:head</text:p>
                    </text:list-item>
                    <text:list-item>
                      <text:p text:style-name="P48">#_20191013_112535:wl:in-func</text:p>
                    </text:list-item>
                  </text:list>
                </text:list-item>
                <text:list-item>
                  <text:p text:style-name="P48">caller</text:p>
                  <text:list>
                    <text:list-item>
                      <text:p text:style-name="P48">TREE</text:p>
                      <text:list>
                        <text:list-item>
                          <text:p text:style-name="P48">tester_T_3(request, _strOf_Op_Name = "BUSL3_No_T_2")</text:p>
                        </text:list-item>
                      </text:list>
                    </text:list-item>
                    <text:list-item>
                      <text:p text:style-name="P48">#_20191013_112329:tmp</text:p>
                    </text:list-item>
                  </text:list>
                </text:list-item>
              </text:list>
            </text:list-item>
          </text:list>
        </text:list-item>
        <text:list-item>
          <text:p text:style-name="P48">TASK-2 : tester_T_2__Buy_Up__Loop_2_Trailing__V3</text:p>
          <text:list>
            <text:list-item>
              <text:list>
                <text:list-item>
                  <text:p text:style-name="P48">#_20191013_112531:head</text:p>
                </text:list-item>
              </text:list>
            </text:list-item>
            <text:list-item>
              <text:p text:style-name="P48">T-2.1</text:p>
              <text:list>
                <text:list-item>
                  <text:p text:style-name="P48">when the position ended → end the loop</text:p>
                </text:list-item>
                <text:list-item>
                  <text:p text:style-name="P48">CODE</text:p>
                  <text:list>
                    <text:list-item>
                      <text:p text:style-name="P48">==&gt; “lo_Pos_Exits” → where used ?</text:p>
                      <text:list>
                        <text:list-item>
                          <text:p text:style-name="P48"><text:span text:style-name="T9">#_ </text:span>“step : B : j5 : Y : 3.1 <text:s text:c="23"/>to list ==&gt; e0, Pos”</text:p>
                        </text:list-item>
                        <text:list-item>
                          <text:p text:style-name="P48"><text:soft-page-break/><text:span text:style-name="T9">#_ </text:span>“step : B : j7 : Y : 3.1 <text:s text:c="31"/>to list ==&gt; e0, Pos”</text:p>
                        </text:list-item>
                        <text:list-item>
                          <text:p text:style-name="P48"><text:span text:style-name="T9">#_ </text:span>“step : B : j3 : Y : 3.1 <text:s text:c="27"/>to list ==&gt; e0, Pos”</text:p>
                        </text:list-item>
                        <text:list-item>
                          <text:p text:style-name="P48"><text:span text:style-name="T9">#_ </text:span>“step : B : j4 : Y : 3.1 <text:s text:c="35"/>to list ==&gt; e0, Pos”</text:p>
                        </text:list-item>
                      </text:list>
                    </text:list-item>
                    <text:list-item>
                      <text:p text:style-name="P48"><text:span text:style-name="T9">#_ </text:span>comment out</text:p>
                    </text:list-item>
                  </text:list>
                </text:list-item>
                <text:list-item>
                  <text:p text:style-name="P48">TEST </text:p>
                  <text:list>
                    <text:list-item>
                      <text:p text:style-name="P48"><text:span text:style-name="T13">PRPBLEM</text:span> → “BREAK” message ==&gt; not<text:span text:style-name="T11"> shown in the debug lines</text:span></text:p>
                      <text:list>
                        <text:list-item>
                          <text:p text:style-name="P127">TRY : “libfx_6.py:619” “(step : j1 : Y) pattern ==&gt; match (strOf_Target_Pattern = '0011'”</text:p>
                          <text:list>
                            <text:list-item>
                              <text:p text:style-name="P127">==&gt; FOUND : first incident of “match”</text:p>
                            </text:list-item>
                            <text:list-item>
                              <text:p text:style-name="P127">TREE</text:p>
                              <text:list>
                                <text:list-item>
                                  <text:p text:style-name="P127">dp_Tester_T_2__Buy_Up</text:p>
                                  <text:list>
                                    <text:list-item>
                                      <text:p text:style-name="P127">#_20191013_123816:fix</text:p>
                                    </text:list-item>
                                  </text:list>
                                </text:list-item>
                              </text:list>
                            </text:list-item>
                            <text:list-item>
                              <text:p text:style-name="P127">FOUND : “tmp_msg = "===&gt; BREAK from the loop"”</text:p>
                              <text:list>
                                <text:list-item>
                                  <text:p text:style-name="P127">==&gt; this message : the prog does NOT write to the console line</text:p>
                                </text:list-item>
                              </text:list>
                            </text:list-item>
                            <text:list-item>
                              <text:p text:style-name="P127">==&gt; CODING</text:p>
                            </text:list-item>
                            <text:list-item>
                              <text:p text:style-name="P127">FOUND ==&gt; “SWITCH_DEBUG” → set to false</text:p>
                            </text:list-item>
                            <text:list-item>
                              <text:p text:style-name="P127">==&gt; set to True</text:p>
                            </text:list-item>
                          </text:list>
                        </text:list-item>
                        <text:list-item>
                          <text:p text:style-name="P127">TEST ==&gt; shown</text:p>
                          <text:list>
                            <text:list-item>
                              <text:p text:style-name="P127">“[libfx_6.py:2347 / 20191013_124319] (step : B : j3 : Y : 6) continuing...</text:p>
                            </text:list-item>
                            <text:list-item>
                              <text:p text:style-name="P127">[libfx_6.py:2364 / 20191013_124319] ===&gt; BREAK from the loop”</text:p>
                            </text:list-item>
                          </text:list>
                        </text:list-item>
                      </text:list>
                    </text:list-item>
                  </text:list>
                </text:list-item>
              </text:list>
            </text:list-item>
          </text:list>
        </text:list-item>
        <text:list-item>
          <text:p text:style-name="P127">TASK-3 : for-loop ---&gt; wrap with another loop</text:p>
          <text:list>
            <text:list-item>
              <text:p text:style-name="P127">T-3.1</text:p>
              <text:list>
                <text:list-item>
                  <text:p text:style-name="P127">current for-loop ==&gt; to another func</text:p>
                </text:list-item>
                <text:list-item>
                  <text:p text:style-name="P48"><text:span text:style-name="T11">new FUNC : </text:span><text:soft-page-break/><text:span text:style-name="T11">tester_T_2__Buy_Up__Loop_2_Trailing__V3__ForLoop_1</text:span></text:p>
                  <text:list>
                    <text:list-item>
                      <text:p text:style-name="P48"><text:span text:style-name="T10">#_ </text:span><text:span text:style-name="T11">sig</text:span></text:p>
                    </text:list-item>
                    <text:list-item>
                      <text:p text:style-name="P48"><text:span text:style-name="T10">#_ </text:span><text:span text:style-name="T11">time labels</text:span></text:p>
                      <text:list>
                        <text:list-item>
                          <text:p text:style-name="P127">#_20191013_124743:caller</text:p>
                        </text:list-item>
                        <text:list-item>
                          <text:p text:style-name="P127">#_20191013_124746:head</text:p>
                        </text:list-item>
                        <text:list-item>
                          <text:p text:style-name="P127">#_20191013_124751:wl:in-func</text:p>
                        </text:list-item>
                      </text:list>
                    </text:list-item>
                    <text:list-item>
                      <text:p text:style-name="P127">DUP : lines</text:p>
                      <text:list>
                        <text:list-item>
                          <text:p text:style-name="P127">DUP</text:p>
                        </text:list-item>
                        <text:list-item>
                          <text:p text:style-name="P127">return values</text:p>
                          <text:list>
                            <text:list-item>
                              <text:p text:style-name="P127">#_20191013_125039:tmp</text:p>
                            </text:list-item>
                            <text:list-item>
                              <text:p text:style-name="P127"/>
                            </text:list-item>
                          </text:list>
                        </text:list-item>
                      </text:list>
                    </text:list-item>
                    <text:list-item>
                      <text:p text:style-name="P127">caller</text:p>
                    </text:list-item>
                  </text:list>
                </text:list-item>
                <text:list-item>
                  <text:p text:style-name="P127">TEST ==&gt; OK</text:p>
                </text:list-item>
              </text:list>
            </text:list-item>
            <text:list-item>
              <text:p text:style-name="P48"><text:span text:style-name="T10">#_ </text:span><text:span text:style-name="T11">T-3.2 : new param ==&gt; index number</text:span></text:p>
              <text:list>
                <text:list-item>
                  <text:p text:style-name="P127">CODE</text:p>
                </text:list-item>
                <text:list-item>
                  <text:p text:style-name="P127">TEST</text:p>
                  <text:list>
                    <text:list-item>
                      <text:p text:style-name="P127">param is 10 → dat file : “22 <text:s text:c="5"/>2019.04.24 05:45”</text:p>
                    </text:list-item>
                    <text:list-item>
                      <text:p text:style-name="P127">param is 25 → console “(step : B : j2 : N : 1) Pattern NOT detectd.”</text:p>
                    </text:list-item>
                    <text:list-item>
                      <text:p text:style-name="P127">ERROR</text:p>
                      <text:list>
                        <text:list-item>
                          <text:p text:style-name="P127">“ <text:s/>File "C:\WORKS_2\WS\WS_Others.prog\prog\D-7\2_2\VIRTUAL\Admin_Projects\mm\libs_mm\libfx_6.py", lin</text:p>
                        </text:list-item>
                        <text:list-item>
                          <text:p text:style-name="P127">e 8023, in tester_T_2__Report_Dat</text:p>
                        </text:list-item>
                        <text:list-item>
                          <text:p text:style-name="P127"><text:s text:c="4"/>cntOf_SLs, cntOf_SLs / lenOf_LO_Pos_Target</text:p>
                        </text:list-item>
                        <text:list-item>
                          <text:p text:style-name="P127">ZeroDivisionError: division by zero”</text:p>
                        </text:list-item>
                        <text:list-item>
                          <text:p text:style-name="P127">FIX : ==&gt; OK</text:p>
                        </text:list-item>
                      </text:list>
                    </text:list-item>
                  </text:list>
                </text:list-item>
              </text:list>
            </text:list-item>
          </text:list>
        </text:list-item>
      </text:list>
      <text:p text:style-name="P8">[next]</text:p>
      <text:list xml:id="list544447840766499322" text:style-name="L8">
        <text:list-item>
          <text:p text:style-name="P49">TASK : this : T-3.2 –&gt; param index</text:p>
          <text:list>
            <text:list-item>
              <text:p text:style-name="P49">==&gt; return vals → add : current position's start index</text:p>
            </text:list-item>
            <text:list-item>
              <text:p text:style-name="P49">==&gt; next loop : give this start index as a param</text:p>
            </text:list-item>
            <text:list-item>
              <text:p text:style-name="P49"><text:soft-page-break/>#_20191013_130918:next</text:p>
            </text:list-item>
          </text:list>
        </text:list-item>
      </text:list>
      <text:p text:style-name="P8">[further]</text:p>
      <text:list xml:id="list3932316919682939274" text:style-name="L9">
        <text:list-item>
          <text:p text:style-name="P50"/>
        </text:list-item>
      </text:list>
      <text:p text:style-name="P2"><text:line-break/><text:span text:style-name="T12">[/ XXX]</text:span></text:p>
      <text:p text:style-name="P2"/>
      <text:p text:style-name="P11"/>
      <text:p text:style-name="P8">---------------------------------------------------------------------------</text:p>
      <text:p text:style-name="P14">res free# JVEMV6 44#8.4.2_3 / 44. currency / 8. prog-python / 4 tester / 2. id-3 / 20191014_081754</text:p>
      <text:p text:style-name="P14"/>
      <text:p text:style-name="P8">[do] <text:span text:style-name="T9">#_ </text:span></text:p>
      <text:list xml:id="list5106697892275882505" text:style-name="L10">
        <text:list-item>
          <text:p text:style-name="P51">REVIEW</text:p>
        </text:list-item>
        <text:list-item>
          <text:p text:style-name="P51">TASK-1 : this(prev) : T-3.2 –&gt; param index</text:p>
          <text:list>
            <text:list-item>
              <text:list>
                <text:list-item>
                  <text:p text:style-name="P51">==&gt; return vals → add : current position's start index</text:p>
                </text:list-item>
                <text:list-item>
                  <text:p text:style-name="P51">==&gt; next loop : give this start index as a param</text:p>
                </text:list-item>
                <text:list-item>
                  <text:p text:style-name="P51">#_20191013_130918:next</text:p>
                </text:list-item>
              </text:list>
            </text:list-item>
            <text:list-item>
              <text:p text:style-name="P51"><text:span text:style-name="T9">#_ </text:span>SEG-1 : cleanup code</text:p>
            </text:list-item>
            <text:list-item>
              <text:p text:style-name="P51">SEG-2 : func : tester_T_2__Buy_Up__Loop_2_Trailing__V3__ForLoop_1</text:p>
              <text:list>
                <text:list-item>
                  <text:list>
                    <text:list-item>
                      <text:p text:style-name="P51">==&gt; part of its lines → functionalize</text:p>
                    </text:list-item>
                  </text:list>
                </text:list-item>
                <text:list-item>
                  <text:p text:style-name="P51">S-2.1 : “step : B : j5 : Y : 4”</text:p>
                  <text:list>
                    <text:list-item>
                      <text:p text:style-name="P51">new FUN<text:span text:style-name="T11">C : tester_T_2__Trailing__V3__Step_B_j5_Y_4</text:span></text:p>
                      <text:list>
                        <text:list-item>
                          <text:p text:style-name="P128">#_20191014_082454:tmp</text:p>
                        </text:list-item>
                        <text:list-item>
                          <text:p text:style-name="P51"><text:span text:style-name="T10">#_ </text:span><text:span text:style-name="T11">sig</text:span></text:p>
                        </text:list-item>
                        <text:list-item>
                          <text:p text:style-name="P51"><text:span text:style-name="T10">#_ </text:span><text:span text:style-name="T11">labels</text:span></text:p>
                          <text:list>
                            <text:list-item>
                              <text:p text:style-name="P128">#_20191014_082559:caller</text:p>
                            </text:list-item>
                            <text:list-item>
                              <text:p text:style-name="P128">#_20191014_082604:head</text:p>
                            </text:list-item>
                            <text:list-item>
                              <text:p text:style-name="P128">#_20191014_082609:wl:in-func</text:p>
                            </text:list-item>
                          </text:list>
                        </text:list-item>
                        <text:list-item>
                          <text:p text:style-name="P51"><text:soft-page-break/><text:span text:style-name="T10">#_ </text:span><text:span text:style-name="T11">DUP : lines</text:span></text:p>
                        </text:list-item>
                        <text:list-item>
                          <text:p text:style-name="P51"><text:span text:style-name="T10">#_ </text:span><text:span text:style-name="T11">param</text:span></text:p>
                          <text:list>
                            <text:list-item>
                              <text:p text:style-name="P128">Pos</text:p>
                            </text:list-item>
                            <text:list-item>
                              <text:p text:style-name="P128">lo_Lines_Log</text:p>
                            </text:list-item>
                          </text:list>
                        </text:list-item>
                        <text:list-item>
                          <text:p text:style-name="P51"><text:span text:style-name="T10">#_ </text:span><text:span text:style-name="T11">caller</text:span></text:p>
                          <text:list>
                            <text:list-item>
                              <text:p text:style-name="P128">receiver</text:p>
                            </text:list-item>
                            <text:list-item>
                              <text:p text:style-name="P128">time label</text:p>
                            </text:list-item>
                          </text:list>
                        </text:list-item>
                      </text:list>
                    </text:list-item>
                    <text:list-item>
                      <text:p text:style-name="P128">TEST : “num_Index = 10”</text:p>
                      <text:list>
                        <text:list-item>
                          <text:p text:style-name="P128">==&gt; ? → lines not used</text:p>
                        </text:list-item>
                      </text:list>
                    </text:list-item>
                  </text:list>
                </text:list-item>
                <text:list-item>
                  <text:p text:style-name="P51"><text:span text:style-name="T10">#_ </text:span><text:span text:style-name="T11">S-2.2 : “Pos ==&gt; reset” → where used ?</text:span></text:p>
                  <text:list>
                    <text:list-item>
                      <text:p text:style-name="P128">find</text:p>
                      <text:list>
                        <text:list-item>
                          <text:p text:style-name="P51"><text:span text:style-name="T10">#_ </text:span><text:span text:style-name="T11">“step : B : j5 : Y : 4”</text:span></text:p>
                        </text:list-item>
                        <text:list-item>
                          <text:p text:style-name="P51"><text:span text:style-name="T10">#_ </text:span><text:span text:style-name="T11">“step : B : j7 : Y : 4”</text:span></text:p>
                          <text:list>
                            <text:list-item>
                              <text:p text:style-name="P128">#_20191014_084210:tmp</text:p>
                            </text:list-item>
                            <text:list-item>
                              <text:p text:style-name="P128">CODING</text:p>
                            </text:list-item>
                            <text:list-item>
                              <text:p text:style-name="P128">TEST ==&gt; ? : line not used</text:p>
                            </text:list-item>
                          </text:list>
                        </text:list-item>
                        <text:list-item>
                          <text:p text:style-name="P51"><text:span text:style-name="T10">#_ </text:span><text:span text:style-name="T11">“step : B : j3 : Y : 4”</text:span></text:p>
                          <text:list>
                            <text:list-item>
                              <text:p text:style-name="P128">#_20191014_084644:tmp</text:p>
                            </text:list-item>
                            <text:list-item>
                              <text:p text:style-name="P128">CODING</text:p>
                            </text:list-item>
                            <text:list-item>
                              <text:p text:style-name="P128">TEST ==&gt; OK</text:p>
                            </text:list-item>
                          </text:list>
                        </text:list-item>
                        <text:list-item>
                          <text:p text:style-name="P51"><text:span text:style-name="T10">#_ </text:span><text:span text:style-name="T11">“step : B : j4 : Y : 4”</text:span></text:p>
                          <text:list>
                            <text:list-item>
                              <text:p text:style-name="P128">steps</text:p>
                              <text:list>
                                <text:list-item>
                                  <text:p text:style-name="P128">search “for i in” (backwards)</text:p>
                                </text:list-item>
                                <text:list-item>
                                  <text:p text:style-name="P128">search “Pos ==&gt; reset”</text:p>
                                </text:list-item>
                                <text:list-item>
                                  <text:p text:style-name="P128">(if found) add → “tmp” label</text:p>
                                </text:list-item>
                                <text:list-item>
                                  <text:p text:style-name="P128">search “for i in” (backwards)</text:p>
                                </text:list-item>
                                <text:list-item>
                                  <text:p text:style-name="P128">(if in the right for-loop) ==&gt; search “tmp” label</text:p>
                                </text:list-item>
                                <text:list-item>
                                  <text:p text:style-name="P128">test</text:p>
                                </text:list-item>
                                <text:list-item>
                                  <text:p text:style-name="P128">open → log file</text:p>
                                </text:list-item>
                                <text:list-item>
                                  <text:p text:style-name="P128"><text:soft-page-break/>search for → step id string</text:p>
                                </text:list-item>
                              </text:list>
                            </text:list-item>
                            <text:list-item>
                              <text:p text:style-name="P128">#_20191014_085223:tmp</text:p>
                            </text:list-item>
                            <text:list-item>
                              <text:p text:style-name="P128">TEST ==&gt; lines not used</text:p>
                            </text:list-item>
                          </text:list>
                        </text:list-item>
                        <text:list-item>
                          <text:p text:style-name="P51"><text:span text:style-name="T10">~_ </text:span><text:span text:style-name="T11">“step : B : j5 : Y : 4”</text:span></text:p>
                          <text:list>
                            <text:list-item>
                              <text:p text:style-name="P128">#_20191014_085630:tmp</text:p>
                            </text:list-item>
                            <text:list-item>
                              <text:p text:style-name="P128">==&gt; NOT in the target loop</text:p>
                            </text:list-item>
                          </text:list>
                        </text:list-item>
                      </text:list>
                    </text:list-item>
                  </text:list>
                </text:list-item>
                <text:list-item>
                  <text:p text:style-name="P51"><text:span text:style-name="T10">#_ </text:span><text:span text:style-name="T11">SEG-2.3 : “to list ==&gt; e0, Pos”</text:span></text:p>
                  <text:list>
                    <text:list-item>
                      <text:p text:style-name="P128">find</text:p>
                      <text:list>
                        <text:list-item>
                          <text:p text:style-name="P128">“step : B : j5 : Y : 3.1” (stoploss)</text:p>
                        </text:list-item>
                      </text:list>
                    </text:list-item>
                    <text:list-item>
                      <text:p text:style-name="P128">new FUNC : tester_T_2__Trailing__V3__Step_B_j5_Y_3_1</text:p>
                      <text:list>
                        <text:list-item>
                          <text:p text:style-name="P128">#_20191014_090444:tmp</text:p>
                        </text:list-item>
                        <text:list-item>
                          <text:p text:style-name="P51"><text:span text:style-name="T10">#_ </text:span><text:span text:style-name="T11">sig</text:span></text:p>
                        </text:list-item>
                        <text:list-item>
                          <text:p text:style-name="P32"><text:span text:style-name="T10">#_ </text:span><text:span text:style-name="T11">labels</text:span></text:p>
                          <text:list>
                            <text:list-item>
                              <text:p text:style-name="P128">#_20191014_090545:caller</text:p>
                            </text:list-item>
                            <text:list-item>
                              <text:p text:style-name="P128">#_20191014_090550:head</text:p>
                            </text:list-item>
                            <text:list-item>
                              <text:p text:style-name="P128">#_20191014_090554:wl:in-func</text:p>
                            </text:list-item>
                          </text:list>
                        </text:list-item>
                        <text:list-item>
                          <text:p text:style-name="P51"><text:span text:style-name="T10">#_ </text:span><text:span text:style-name="T11">DUP : lines</text:span></text:p>
                        </text:list-item>
                        <text:list-item>
                          <text:p text:style-name="P51"><text:span text:style-name="T10">#_ </text:span><text:span text:style-name="T11">param</text:span></text:p>
                          <text:list>
                            <text:list-item>
                              <text:p text:style-name="P128">Pos</text:p>
                            </text:list-item>
                            <text:list-item>
                              <text:p text:style-name="P128">lo_Lines_Log</text:p>
                            </text:list-item>
                          </text:list>
                        </text:list-item>
                        <text:list-item>
                          <text:p text:style-name="P51"><text:span text:style-name="T10">#_ </text:span><text:span text:style-name="T11">caller</text:span></text:p>
                          <text:list>
                            <text:list-item>
                              <text:p text:style-name="P128">receiver</text:p>
                            </text:list-item>
                            <text:list-item>
                              <text:p text:style-name="P128">time label</text:p>
                            </text:list-item>
                          </text:list>
                        </text:list-item>
                      </text:list>
                    </text:list-item>
                    <text:list-item>
                      <text:p text:style-name="P128">TEST ==&gt; lines not used</text:p>
                    </text:list-item>
                  </text:list>
                </text:list-item>
                <text:list-item>
                  <text:p text:style-name="P128">SEG-2.3 : “to list ==&gt; e0, Pos” → where used ?</text:p>
                  <text:list>
                    <text:list-item>
                      <text:p text:style-name="P128"/>
                    </text:list-item>
                  </text:list>
                </text:list-item>
              </text:list>
            </text:list-item>
            <text:list-item>
              <text:p text:style-name="P51">T-1.1</text:p>
            </text:list-item>
          </text:list>
        </text:list-item>
      </text:list>
      <text:p text:style-name="P8">[next]</text:p>
      <text:list xml:id="list2591598346166943124" text:style-name="L11">
        <text:list-item>
          <text:p text:style-name="P52">TASK : <text:span text:style-name="T11">SEG-2.3 : “to list ==&gt; e0, Pos” → where used ?</text:span></text:p>
          <text:list>
            <text:list-item>
              <text:p text:style-name="P129">==&gt; continue</text:p>
            </text:list-item>
            <text:list-item>
              <text:p text:style-name="P129"><text:soft-page-break/>#_20191014_091430:next</text:p>
            </text:list-item>
          </text:list>
        </text:list-item>
      </text:list>
      <text:p text:style-name="P8">[further]</text:p>
      <text:list xml:id="list7882502303116630513" text:style-name="L12">
        <text:list-item>
          <text:p text:style-name="P53"/>
        </text:list-item>
      </text:list>
      <text:p text:style-name="P2"><text:line-break/><text:span text:style-name="T12">[/ 20191014_091710]</text:span></text:p>
      <text:p text:style-name="P2"/>
      <text:p text:style-name="P11"/>
      <text:p text:style-name="P8">---------------------------------------------------------------------------</text:p>
      <text:p text:style-name="P14">res free# JVEMV6 44#8.4.2_4 / 44. currency / 8. prog-python / 4 tester / 2. id-3 / 20191015_091048</text:p>
      <text:p text:style-name="P14"/>
      <text:p text:style-name="P8">[do] <text:span text:style-name="T9">#_ </text:span></text:p>
      <text:list xml:id="list475168289427733544" text:style-name="L13">
        <text:list-item>
          <text:p text:style-name="P54">REVIEW</text:p>
        </text:list-item>
        <text:list-item>
          <text:p text:style-name="P54"><text:span text:style-name="T10">#_ </text:span>TASK-1 : <text:span text:style-name="T11">SEG-2.3 : “to list ==&gt; e0, Pos” → where used ?</text:span></text:p>
          <text:list>
            <text:list-item>
              <text:list>
                <text:list-item>
                  <text:p text:style-name="P130">==&gt; continue</text:p>
                </text:list-item>
                <text:list-item>
                  <text:p text:style-name="P130">#_20191014_091430:next</text:p>
                </text:list-item>
              </text:list>
            </text:list-item>
            <text:list-item>
              <text:p text:style-name="P130">T-1.1 : “step : B : j7 : Y : 3.1” (takeprofit)</text:p>
              <text:list>
                <text:list-item>
                  <text:p text:style-name="P130">#_20191015_091340:tmp</text:p>
                </text:list-item>
                <text:list-item>
                  <text:p text:style-name="P130">CODE</text:p>
                </text:list-item>
                <text:list-item>
                  <text:p text:style-name="P130">TEST ==&gt; OK</text:p>
                  <text:list>
                    <text:list-item>
                      <text:p text:style-name="P130">no error ==&gt; OK</text:p>
                    </text:list-item>
                    <text:list-item>
                      <text:p text:style-name="P130">log file ==&gt; </text:p>
                      <text:list>
                        <text:list-item>
                          <text:p text:style-name="P130">“[libfx_6.py:2561 / 20191015_092006] (step : B : j3 : Y : 6) continuing...</text:p>
                        </text:list-item>
                        <text:list-item>
                          <text:p text:style-name="P130">[libfx_6.py:2578 / 20191015_092006] ===&gt; BREAK from the loop”</text:p>
                        </text:list-item>
                      </text:list>
                    </text:list-item>
                  </text:list>
                </text:list-item>
                <text:list-item>
                  <text:p text:style-name="P130">CODE → debugging : #_20191015_092321:debug</text:p>
                </text:list-item>
                <text:list-item>
                  <text:p text:style-name="P130">TEST ==&gt; OK</text:p>
                </text:list-item>
              </text:list>
            </text:list-item>
            <text:list-item>
              <text:p text:style-name="P130">T-1.2 : “step : B : j3 : Y : 3.1”</text:p>
              <text:list>
                <text:list-item>
                  <text:list>
                    <text:list-item>
                      <text:p text:style-name="P130"><text:soft-page-break/>#_20191015_092900:tmp</text:p>
                    </text:list-item>
                  </text:list>
                </text:list-item>
                <text:list-item>
                  <text:p text:style-name="P130">CODE</text:p>
                </text:list-item>
                <text:list-item>
                  <text:p text:style-name="P130">TEST ==&gt; OK</text:p>
                  <text:list>
                    <text:list-item>
                      <text:list>
                        <text:list-item>
                          <text:p text:style-name="P130">“[libfx_6.py:2594 / 20191015_093352] (step : B : j3 : Y : 6) continuing...</text:p>
                        </text:list-item>
                        <text:list-item>
                          <text:p text:style-name="P130">[libfx_6.py:2611 / 20191015_093352] ===&gt; BREAK from the loop”</text:p>
                        </text:list-item>
                      </text:list>
                    </text:list-item>
                  </text:list>
                </text:list-item>
              </text:list>
            </text:list-item>
            <text:list-item>
              <text:p text:style-name="P130"><text:span text:style-name="T9">#_ </text:span>T-1.3 : “step : B : j4 : Y : 3.1”</text:p>
              <text:list>
                <text:list-item>
                  <text:list>
                    <text:list-item>
                      <text:p text:style-name="P130">#_20191015_093700:tmp</text:p>
                    </text:list-item>
                  </text:list>
                </text:list-item>
                <text:list-item>
                  <text:p text:style-name="P130"><text:span text:style-name="T9">#_ </text:span>CODE</text:p>
                </text:list-item>
                <text:list-item>
                  <text:p text:style-name="P130">TEST ==&gt; OK</text:p>
                  <text:list>
                    <text:list-item>
                      <text:p text:style-name="P130">error ==&gt; NO</text:p>
                      <text:list>
                        <text:list-item>
                          <text:p text:style-name="P130">“[libfx_6.py:2594 / 20191015_093949] (step : B : j3 : Y : 6) continuing...</text:p>
                        </text:list-item>
                        <text:list-item>
                          <text:p text:style-name="P130">[libfx_6.py:2611 / 20191015_093949] ===&gt; BREAK from the loop”</text:p>
                        </text:list-item>
                      </text:list>
                    </text:list-item>
                  </text:list>
                </text:list-item>
              </text:list>
            </text:list-item>
          </text:list>
        </text:list-item>
        <text:list-item>
          <text:p text:style-name="P130">TASK-2 : func “tester_T_2__Buy_Up__Loop_2_Trailing__V3__ForLoop_1” ==&gt; call X times in an outer for-loop ==&gt; param “num_Index” → get from “lo_Pos_Exits”</text:p>
          <text:list>
            <text:list-item>
              <text:p text:style-name="P130">T-2.1 : param “num_Index” → get from “lo_Pos_Exits”</text:p>
              <text:list>
                <text:list-item>
                  <text:p text:style-name="P130">#_20191015_094358:debug</text:p>
                </text:list-item>
                <text:list-item>
                  <text:p text:style-name="P130">CODE</text:p>
                </text:list-item>
                <text:list-item>
                  <text:p text:style-name="P130">TEST ==&gt; ERROR</text:p>
                  <text:list>
                    <text:list-item>
                      <text:list>
                        <text:list-item>
                          <text:p text:style-name="P130">“ <text:s/>File "C:\WORKS_2\WS\WS_Others.prog\prog\D-7\2_2\VIRTUAL\Admin_Projects\mm\libs_mm\libfx_6.py", lin</text:p>
                        </text:list-item>
                        <text:list-item>
                          <text:p text:style-name="P130">e 3430, in tester_T_2__Buy_Up__Loop_2_Trailing__V3</text:p>
                        </text:list-item>
                        <text:list-item>
                          <text:p text:style-name="P130"><text:s text:c="4"/>lo_Pos_Exits[0]['st_idx']</text:p>
                        </text:list-item>
                        <text:list-item>
                          <text:p text:style-name="P130">TypeError: list indices must be integers or slices, not str”</text:p>
                        </text:list-item>
                      </text:list>
                    </text:list-item>
                    <text:list-item>
                      <text:p text:style-name="P130">TRY : review “tester_T_2__Trailing__V3__Step_B_j5_Y_3_1”</text:p>
                      <text:list>
                        <text:list-item>
                          <text:p text:style-name="P130"><text:soft-page-break/>FIX : #_20191015_095643:fix</text:p>
                        </text:list-item>
                      </text:list>
                    </text:list-item>
                    <text:list-item>
                      <text:p text:style-name="P130">TEST ==&gt; OK</text:p>
                      <text:list>
                        <text:list-item>
                          <text:p text:style-name="P130">“[libfx_6.py:3449 / 20191015_095925]</text:p>
                        </text:list-item>
                        <text:list-item>
                          <text:p text:style-name="P130">lo_Pos_Exits[0]['st_idx'] =&gt; 22”</text:p>
                        </text:list-item>
                      </text:list>
                    </text:list-item>
                  </text:list>
                </text:list-item>
              </text:list>
            </text:list-item>
          </text:list>
        </text:list-item>
      </text:list>
      <text:p text:style-name="P8">[next]</text:p>
      <text:list xml:id="list1245293330769932274" text:style-name="L14">
        <text:list-item>
          <text:p text:style-name="P55">TASK : continue</text:p>
          <text:list>
            <text:list-item>
              <text:p text:style-name="P55">coding</text:p>
              <text:list>
                <text:list-item>
                  <text:p text:style-name="P55">new : outer for-loop</text:p>
                </text:list-item>
                <text:list-item>
                  <text:p text:style-name="P55">“Pos['st_idx'] + 1” → pass to func for the param “num_Index”</text:p>
                </text:list-item>
                <text:list-item>
                  <text:p text:style-name="P55">one of the return vals “lo_Pos_Exits” → append to another new list “lo_LO_Pos_Exits ”</text:p>
                </text:list-item>
              </text:list>
            </text:list-item>
            <text:list-item>
              <text:p text:style-name="P55">#_20191015_100103:next</text:p>
            </text:list-item>
          </text:list>
        </text:list-item>
      </text:list>
      <text:p text:style-name="P8">[further]</text:p>
      <text:list xml:id="list8712615166855367204" text:style-name="L15">
        <text:list-item>
          <text:p text:style-name="P56"/>
        </text:list-item>
      </text:list>
      <text:p text:style-name="P2"><text:line-break/><text:span text:style-name="T12">[/ XXX]</text:span></text:p>
      <text:p text:style-name="P2"/>
      <text:p text:style-name="P11"/>
      <text:p text:style-name="P8">---------------------------------------------------------------------------</text:p>
      <text:p text:style-name="P14">res free# JVEMV6 44#8.4.2_5 / 44. currency / 8. prog-python / 4 tester / 2. id-3 / 20191016_100713</text:p>
      <text:p text:style-name="P14"/>
      <text:p text:style-name="P8">[do] <text:span text:style-name="T9">#_ </text:span></text:p>
      <text:list xml:id="list5291070809502868739" text:style-name="L16">
        <text:list-item>
          <text:p text:style-name="P57">REVIEW</text:p>
        </text:list-item>
        <text:list-item>
          <text:p text:style-name="P57">TASK-1 : continue</text:p>
          <text:list>
            <text:list-item>
              <text:list>
                <text:list-item>
                  <text:p text:style-name="P57">coding</text:p>
                  <text:list>
                    <text:list-item>
                      <text:p text:style-name="P57">new : outer for-loop</text:p>
                    </text:list-item>
                    <text:list-item>
                      <text:p text:style-name="P57">“Pos['st_idx'] + 1” → pass to func for the param “num_Index”</text:p>
                    </text:list-item>
                    <text:list-item>
                      <text:p text:style-name="P153"><text:span text:style-name="T4">one of the return vals “lo_Pos_Exits” → append to another new </text:span><text:soft-page-break/><text:span text:style-name="T4">list “lo_LO_Pos_Exits ”</text:span></text:p>
                    </text:list-item>
                    <text:list-item>
                      <text:p text:style-name="P57">#_20191015_100103:next</text:p>
                    </text:list-item>
                  </text:list>
                </text:list-item>
              </text:list>
            </text:list-item>
            <text:list-item>
              <text:p text:style-name="P57">T-1.1 : debug → get len of <text:s text:c="2"/>lo_Pos_Exits</text:p>
              <text:list>
                <text:list-item>
                  <text:p text:style-name="P57">new for-loop block</text:p>
                  <text:list>
                    <text:list-item>
                      <text:p text:style-name="P57">current block → indent, to right, 1 step</text:p>
                    </text:list-item>
                  </text:list>
                </text:list-item>
                <text:list-item>
                  <text:p text:style-name="P57">TEST ==&gt; OK</text:p>
                </text:list-item>
              </text:list>
            </text:list-item>
            <text:list-item>
              <text:p text:style-name="P57">T-1.2 : each loop → get “st_idx” value</text:p>
              <text:list>
                <text:list-item>
                  <text:p text:style-name="P57">#_20191016_102327:tmp</text:p>
                </text:list-item>
                <text:list-item>
                  <text:p text:style-name="P57">CODE</text:p>
                </text:list-item>
                <text:list-item>
                  <text:p text:style-name="P57">TEST : “num_Index = 0”</text:p>
                  <text:list>
                    <text:list-item>
                      <text:p text:style-name="P57">==&gt; ISSUE</text:p>
                      <text:list>
                        <text:list-item>
                          <text:p text:style-name="P57">the 2nd loop → starts from “(step : B : 0) =================================== [loop : 32]”</text:p>
                        </text:list-item>
                      </text:list>
                    </text:list-item>
                    <text:list-item>
                      <text:p text:style-name="P57">MODIFY : 2nd loop on → if “num_Index” &gt; “lenOf_Detection_Target_Range” ==&gt; let “lenOf_Detection_Target_Range” = 0</text:p>
                    </text:list-item>
                  </text:list>
                </text:list-item>
                <text:list-item>
                  <text:p text:style-name="P153"><text:span text:style-name="T4">TEST ==&gt; PRO</text:span><text:span text:style-name="T5">BLEM : at “step : A : 2 : j1 : Y : 3”</text:span></text:p>
                  <text:list>
                    <text:list-item>
                      <text:p text:style-name="P131">FIX : “num_Index = num_ST_IDX + 1”</text:p>
                    </text:list-item>
                    <text:list-item>
                      <text:p text:style-name="P153"><text:span text:style-name="T5">TEST ==&gt; </text:span><text:span text:style-name="T7">PROBLEM</text:span><text:span text:style-name="T5"> (20191016_105033)</text:span></text:p>
                    </text:list-item>
                  </text:list>
                </text:list-item>
              </text:list>
            </text:list-item>
          </text:list>
        </text:list-item>
      </text:list>
      <text:p text:style-name="P8">[next]</text:p>
      <text:list xml:id="list355398573274414129" text:style-name="L17">
        <text:list-item>
          <text:p text:style-name="P58">TASK : #_20191016_104742:next (<text:span text:style-name="T14">PROBLEM</text:span><text:span text:style-name="T11"> (20191016_105033))</text:span></text:p>
          <text:list>
            <text:list-item>
              <text:p text:style-name="P58">for-loop ==&gt; dat file → sam<text:span text:style-name="T11">e 2 records “29<text:tab/>2019.04.24 07:30”</text:span></text:p>
              <text:list>
                <text:list-item>
                  <text:p text:style-name="P132">==&gt; why ?</text:p>
                </text:list-item>
              </text:list>
            </text:list-item>
            <text:list-item>
              <text:p text:style-name="P132">also, in the second for-loop, index runs to the end of the range ==&gt; then, have the outer loop quit the loop</text:p>
            </text:list-item>
            <text:list-item>
              <text:p text:style-name="P132">ref ==&gt; BUSL3_No_T_3.(20191016_104330).dir</text:p>
            </text:list-item>
          </text:list>
        </text:list-item>
      </text:list>
      <text:p text:style-name="P8">[further]</text:p>
      <text:list xml:id="list845790213009053809" text:style-name="L18">
        <text:list-item>
          <text:p text:style-name="P59"/>
        </text:list-item>
      </text:list>
      <text:p text:style-name="P2"><text:line-break/><text:span text:style-name="T12">[/ 20191016_105101]</text:span></text:p>
      <text:p text:style-name="P2"><text:soft-page-break/></text:p>
      <text:p text:style-name="P11"/>
      <text:p text:style-name="P8">---------------------------------------------------------------------------</text:p>
      <text:p text:style-name="P14">res free# JVEMV6 44#8.4.2_6 / 44. currency / 8. prog-python / 4 tester / 2. id-3 / 20191017_091421</text:p>
      <text:p text:style-name="P14"/>
      <text:p text:style-name="P8">[do] <text:span text:style-name="T9">#_ </text:span></text:p>
      <text:list xml:id="list3199496167567408983" text:style-name="L19">
        <text:list-item>
          <text:p text:style-name="P60">~ REVIEW</text:p>
        </text:list-item>
        <text:list-item>
          <text:p text:style-name="P60">TASK-1 : </text:p>
          <text:list>
            <text:list-item>
              <text:list>
                <text:list-item>
                  <text:p text:style-name="P60">~ “num_Index = num_ST_IDX + 1” ==&gt; modify → </text:p>
                </text:list-item>
                <text:list-item>
                  <text:p text:style-name="P60">#_20191017_091353:tmp</text:p>
                </text:list-item>
              </text:list>
            </text:list-item>
            <text:list-item>
              <text:p text:style-name="P60">T-1.1 : BUSL3_No_T_3.(20191016_104330).log</text:p>
              <text:list>
                <text:list-item>
                  <text:p text:style-name="P60">INSPECT : “step : B : j5 : Y : 6”, L1311</text:p>
                  <text:list>
                    <text:list-item>
                      <text:p text:style-name="P60">#_20191017_092022:tmp</text:p>
                    </text:list-item>
                    <text:list-item>
                      <text:p text:style-name="P60">CODING → add “===&gt; BREAK from the loop”</text:p>
                    </text:list-item>
                    <text:list-item>
                      <text:p text:style-name="P60">TEST ==&gt; BUSL3_No_T_3.(20191017_092209).dir</text:p>
                      <text:list>
                        <text:list-item>
                          <text:p text:style-name="P60">“[libfx_6.py:2191 / 20191017_092212] (step : B : j2 : Y)</text:p>
                        </text:list-item>
                        <text:list-item>
                          <text:p text:style-name="P60">pattern --&gt; detected : 2019.04.24 05:45”</text:p>
                        </text:list-item>
                        <text:list-item>
                          <text:p text:style-name="P60">“[libfx_6.py:2630 / 20191017_092213] ===&gt; BREAK from the loop</text:p>
                        </text:list-item>
                        <text:list-item>
                          <text:p text:style-name="P60">[libfx_6.py:3510 / 20191017_092213] num_ST_IDX = 22 ---&gt; set to num_Index (now 23)”</text:p>
                        </text:list-item>
                        <text:list-item>
                          <text:p text:style-name="P60">“[libfx_6.py:2191 / 20191017_092213] (step : B : j2 : Y)</text:p>
                        </text:list-item>
                        <text:list-item>
                          <text:p text:style-name="P60">pattern --&gt; detected : 2019.04.24 07:30”</text:p>
                        </text:list-item>
                        <text:list-item>
                          <text:p text:style-name="P60">“[libfx_6.py:1056 / 20191017_092216] (step : B : j5 : Y : 1)</text:p>
                        </text:list-item>
                        <text:list-item>
                          <text:p text:style-name="P60">judge : e0.price_Low --&gt; equal or less than ts_SL”</text:p>
                        </text:list-item>
                      </text:list>
                    </text:list-item>
                    <text:list-item>
                      <text:p text:style-name="P60">FOUND</text:p>
                      <text:list>
                        <text:list-item>
                          <text:p text:style-name="P60">the 3rd loop → not<text:span text:style-name="T11"> detected AT ALL</text:span></text:p>
                        </text:list-item>
                      </text:list>
                    </text:list-item>
                    <text:list-item>
                      <text:p text:style-name="P133">TRY : “Pos['ext_idx']” → if not detected of the pattern, this variable takes on what value?</text:p>
                      <text:list>
                        <text:list-item>
                          <text:p text:style-name="P133"><text:soft-page-break/>==&gt; BUSL3_No_T_3.(20191017_092925).dir</text:p>
                        </text:list-item>
                        <text:list-item>
                          <text:p text:style-name="P133">==&gt; “[libfx_6.py:3490 / 20191017_092934] Pos['ext_idx'] 36”</text:p>
                        </text:list-item>
                      </text:list>
                    </text:list-item>
                    <text:list-item>
                      <text:p text:style-name="P133">TRY : INSPECT → func : “tester_T_2__Buy_Up__Loop_2_Trailing__V3__ForLoop_1” : #_20191013_124743:caller</text:p>
                      <text:list>
                        <text:list-item>
                          <text:p text:style-name="P133">&lt;== tester_T_2__Buy_Up__Loop_2_Trailing__V3</text:p>
                          <text:list>
                            <text:list-item>
                              <text:p text:style-name="P133">&lt;== tester_T_3(request, _strOf_Op_Name = "BUSL3_No_T_2")</text:p>
                            </text:list-item>
                          </text:list>
                        </text:list-item>
                      </text:list>
                    </text:list-item>
                    <text:list-item>
                      <text:p text:style-name="P133">TRY : INSPECT → “Pos”</text:p>
                      <text:list>
                        <text:list-item>
                          <text:p text:style-name="P133">func : tester_T_2__Buy_Up__3_Prep_Trailing</text:p>
                        </text:list-item>
                      </text:list>
                    </text:list-item>
                  </text:list>
                </text:list-item>
              </text:list>
            </text:list-item>
            <text:list-item>
              <text:p text:style-name="P133">T-1.2 : why ? → “[libfx_6.py:3490 / 20191017_092934] Pos['ext_idx'] 36” (BUSL3_No_T_3.(20191017_092925).log) ==&gt; instead of “-1” ?</text:p>
              <text:list>
                <text:list-item>
                  <text:p text:style-name="P133">because ==&gt; “tester_T_2__Buy_Up__Loop_2_Trailing__V3__ForLoop_1” → returns this Pos value</text:p>
                </text:list-item>
                <text:list-item>
                  <text:p text:style-name="P133">Q : where, in this function, does the var Pos['ext_idx] → set value ? (#_20191013_124746:head)</text:p>
                  <text:list>
                    <text:list-item>
                      <text:p text:style-name="P133">==&gt; search the string “'ext_idx'” in this func</text:p>
                    </text:list-item>
                    <text:list-item>
                      <text:p text:style-name="P133">→ “String Not Found”</text:p>
                    </text:list-item>
                  </text:list>
                </text:list-item>
                <text:list-item>
                  <text:p text:style-name="P133">==&gt; DROP (enough)</text:p>
                </text:list-item>
              </text:list>
            </text:list-item>
            <text:list-item>
              <text:p text:style-name="P133">T-1.3 : </text:p>
              <text:list>
                <text:list-item>
                  <text:list>
                    <text:list-item>
                      <text:p text:style-name="P133">func : “tester_T_2__Buy_Up__Loop_2_Trailing__V3__ForLoop_1”</text:p>
                    </text:list-item>
                    <text:list-item>
                      <text:p text:style-name="P133">==&gt; have this func return ---&gt; the number of the loop index (n1)</text:p>
                    </text:list-item>
                    <text:list-item>
                      <text:p text:style-name="P133">→ total len of the “lenOf_LO_BDs_Tmp” (n2)</text:p>
                    </text:list-item>
                    <text:list-item>
                      <text:p text:style-name="P133">→ if (n2 – n1) &lt; X ==&gt; then, “ <text:s text:c="7"/>step : A : 2 : 0.1 <text:s text:c="11"/>loop : loop-1” → break</text:p>
                    </text:list-item>
                  </text:list>
                </text:list-item>
              </text:list>
            </text:list-item>
          </text:list>
        </text:list-item>
      </text:list>
      <text:p text:style-name="P8">[next]</text:p>
      <text:list xml:id="list1850092989781926996" text:style-name="L20">
        <text:list-item>
          <text:p text:style-name="P61">TASK : T-1.3 → con<text:span text:style-name="T11">tinue</text:span></text:p>
          <text:list>
            <text:list-item>
              <text:p text:style-name="P134">#_20191017_094755:next</text:p>
            </text:list-item>
          </text:list>
        </text:list-item>
      </text:list>
      <text:p text:style-name="P8"><text:soft-page-break/>[further]</text:p>
      <text:list xml:id="list3556257958050964040" text:style-name="L21">
        <text:list-item>
          <text:p text:style-name="P62"/>
        </text:list-item>
      </text:list>
      <text:p text:style-name="P2"><text:line-break/><text:span text:style-name="T12">[/ 20191017_094807]</text:span></text:p>
      <text:p text:style-name="P2"/>
      <text:p text:style-name="P11"/>
      <text:p text:style-name="P8">---------------------------------------------------------------------------</text:p>
      <text:p text:style-name="P14">res free# JVEMV6 44#8.4.2_ 7 / 44. currency / 8. prog-python / 4 tester / 2. id-3 / 20191020_131110</text:p>
      <text:p text:style-name="P14"/>
      <text:p text:style-name="P8">[do] <text:span text:style-name="T9">#_ </text:span></text:p>
      <text:list xml:id="list929375063058956606" text:style-name="L22">
        <text:list-item>
          <text:p text:style-name="P63">REVIEW</text:p>
        </text:list-item>
        <text:list-item>
          <text:p text:style-name="P154"><text:span text:style-name="T4">TASK-1</text:span><text:span text:style-name="T5"> : T-1.3 → continue</text:span></text:p>
          <text:list>
            <text:list-item>
              <text:list>
                <text:list-item>
                  <text:p text:style-name="P135">#_20191017_094755:next</text:p>
                </text:list-item>
              </text:list>
            </text:list-item>
            <text:list-item>
              <text:p text:style-name="P63">T-1.1</text:p>
              <text:list>
                <text:list-item>
                  <text:p text:style-name="P63">add var : “cntOf_Loop_B”</text:p>
                </text:list-item>
                <text:list-item>
                  <text:p text:style-name="P63">debug : #debug:20191020_131337</text:p>
                </text:list-item>
                <text:list-item>
                  <text:p text:style-name="P63">TEST ==&gt; </text:p>
                  <text:list>
                    <text:list-item>
                      <text:p text:style-name="P63">the 3rd call → “[libfx_6.py:3485 / 20191020_131935] (step : A : 2 : 1) loop --&gt; comp<text:tab/>len(lo_BDs_Tmp)<text:tab/>50 cntOf_Loop_B<text:tab/>19”</text:p>
                    </text:list-item>
                  </text:list>
                </text:list-item>
              </text:list>
            </text:list-item>
            <text:list-item>
              <text:p text:style-name="P63">T-1.2 : “cntOf_Loop_B + num_Index”</text:p>
              <text:list>
                <text:list-item>
                  <text:p text:style-name="P63">TEST ==&gt; </text:p>
                </text:list-item>
              </text:list>
            </text:list-item>
            <text:list-item>
              <text:p text:style-name="P63">T-1.3 : “step : A : 2 : 0.2 <text:s text:c="15"/>lo_Pos_Exits ==&gt; reset”</text:p>
              <text:list>
                <text:list-item>
                  <text:p text:style-name="P63">CODE</text:p>
                </text:list-item>
                <text:list-item>
                  <text:p text:style-name="P63">TEST ==&gt; OK</text:p>
                </text:list-item>
              </text:list>
            </text:list-item>
          </text:list>
        </text:list-item>
      </text:list>
      <text:p text:style-name="P8">[next]</text:p>
      <text:list xml:id="list90925929015036814" text:style-name="L23">
        <text:list-item>
          <text:p text:style-name="P64">TASK : “step : A : 2 : j1 : N”</text:p>
          <text:list>
            <text:list-item>
              <text:p text:style-name="P64">if “lo_Pos_Exits” → no entry</text:p>
            </text:list-item>
            <text:list-item>
              <text:p text:style-name="P64"><text:soft-page-break/>#_20191020_134239:next</text:p>
              <text:list>
                <text:list-item>
                  <text:p text:style-name="P64">==&gt; break the for-loop “for i in range(0, 3)”</text:p>
                </text:list-item>
              </text:list>
            </text:list-item>
          </text:list>
        </text:list-item>
        <text:list-item>
          <text:p text:style-name="P64">TASK-2 : for-loop “#for-loop-1:20191020_133913”</text:p>
          <text:list>
            <text:list-item>
              <text:p text:style-name="P64">==&gt; range change to → (0, 10)</text:p>
            </text:list-item>
          </text:list>
        </text:list-item>
      </text:list>
      <text:p text:style-name="P8">[further]</text:p>
      <text:list xml:id="list255799669539020070" text:style-name="L24">
        <text:list-item>
          <text:p text:style-name="P65"/>
        </text:list-item>
      </text:list>
      <text:p text:style-name="P2"><text:line-break/><text:span text:style-name="T12">[/ 20191020_133950]</text:span></text:p>
      <text:p text:style-name="P2"/>
      <text:p text:style-name="P11"/>
      <text:p text:style-name="P8">---------------------------------------------------------------------------</text:p>
      <text:p text:style-name="P14">res free# JVEMV6 44#8.4.2_ 8 / 44. currency / 8. prog-python / 4 tester / 2. id-3 / 20191022_093916</text:p>
      <text:p text:style-name="P14"/>
      <text:p text:style-name="P8">[do] <text:span text:style-name="T9">#_ </text:span></text:p>
      <text:list xml:id="list4662093754227964133" text:style-name="L25">
        <text:list-item>
          <text:p text:style-name="P66">REVIEW</text:p>
        </text:list-item>
        <text:list-item>
          <text:p text:style-name="P66"><text:span text:style-name="T9">#_ </text:span>TASK-1 : TASK : “step : A : 2 : j1 : N”</text:p>
          <text:list>
            <text:list-item>
              <text:list>
                <text:list-item>
                  <text:p text:style-name="P66">if “lo_Pos_Exits” → no entry</text:p>
                </text:list-item>
                <text:list-item>
                  <text:p text:style-name="P66">#_20191020_134239:next</text:p>
                  <text:list>
                    <text:list-item>
                      <text:p text:style-name="P66">==&gt; break the for-loop “for i in range(0, 3)”</text:p>
                    </text:list-item>
                  </text:list>
                </text:list-item>
              </text:list>
            </text:list-item>
            <text:list-item>
              <text:p text:style-name="P136">T-1.1</text:p>
              <text:list>
                <text:list-item>
                  <text:p text:style-name="P136">CODE</text:p>
                </text:list-item>
                <text:list-item>
                  <text:p text:style-name="P136">TEST ==&gt; OK</text:p>
                </text:list-item>
              </text:list>
            </text:list-item>
          </text:list>
        </text:list-item>
        <text:list-item>
          <text:p text:style-name="P66">TASK-2 : for-loop “#for-loop-1:20191020_133913”</text:p>
          <text:list>
            <text:list-item>
              <text:list>
                <text:list-item>
                  <text:p text:style-name="P66">==&gt; range change to → (0, 10)</text:p>
                </text:list-item>
              </text:list>
            </text:list-item>
            <text:list-item>
              <text:p text:style-name="P66">T-2.1</text:p>
              <text:list>
                <text:list-item>
                  <text:p text:style-name="P66">CODE</text:p>
                  <text:list>
                    <text:list-item>
                      <text:p text:style-name="P66">#for-loop-1:20191020_133913</text:p>
                    </text:list-item>
                    <text:list-item>
                      <text:p text:style-name="P66">var “num_Max_Loop”</text:p>
                    </text:list-item>
                  </text:list>
                </text:list-item>
                <text:list-item>
                  <text:p text:style-name="P66"><text:soft-page-break/>TEST ==&gt; OK</text:p>
                </text:list-item>
                <text:list-item>
                  <text:p text:style-name="P66">Q==&gt; where is “lo_LO_Pos_Exits”</text:p>
                  <text:list>
                    <text:list-item>
                      <text:p text:style-name="P66">==&gt; OK</text:p>
                    </text:list-item>
                  </text:list>
                </text:list-item>
                <text:list-item>
                  <text:p text:style-name="P66">TEST ==&gt; OK</text:p>
                </text:list-item>
              </text:list>
            </text:list-item>
            <text:list-item>
              <text:p text:style-name="P66">T-2.1 : show “lo_LO_Pos_Exits”</text:p>
              <text:list>
                <text:list-item>
                  <text:list>
                    <text:list-item>
                      <text:p text:style-name="P66">#_20191022_095819:tmp</text:p>
                    </text:list-item>
                  </text:list>
                </text:list-item>
                <text:list-item>
                  <text:p text:style-name="P66">CODE</text:p>
                </text:list-item>
                <text:list-item>
                  <text:p text:style-name="P66">TEST ==&gt; PRO<text:span text:style-name="T11">BLEM : 2 entries, both “st_idx” are → 29 (should be 22 and 29)</text:span></text:p>
                  <text:list>
                    <text:list-item>
                      <text:p text:style-name="P136">TRY : debug</text:p>
                      <text:list>
                        <text:list-item>
                          <text:p text:style-name="P66">#_20191022_100257:tmp</text:p>
                        </text:list-item>
                        <text:list-item>
                          <text:p text:style-name="P66">==&gt; OK </text:p>
                        </text:list-item>
                        <text:list-item>
                          <text:p text:style-name="P66">SOLUTION ==&gt; use “deepcopy”</text:p>
                        </text:list-item>
                      </text:list>
                    </text:list-item>
                  </text:list>
                </text:list-item>
              </text:list>
            </text:list-item>
            <text:list-item>
              <text:p text:style-name="P66">T-2.2 : deepcopy</text:p>
              <text:list>
                <text:list-item>
                  <text:p text:style-name="P66">#_20191022_100257:tmp</text:p>
                </text:list-item>
                <text:list-item>
                  <text:p text:style-name="P66">CODE</text:p>
                </text:list-item>
                <text:list-item>
                  <text:p text:style-name="P149">TEST ==&gt; OK !!!!!!</text:p>
                </text:list-item>
              </text:list>
            </text:list-item>
            <text:list-item>
              <text:p text:style-name="P66"/>
            </text:list-item>
          </text:list>
        </text:list-item>
      </text:list>
      <text:p text:style-name="P8">[next]</text:p>
      <text:list xml:id="list6708443605550776418" text:style-name="L26">
        <text:list-item>
          <text:p text:style-name="P67">TASK : test with con<text:span text:style-name="T11">f “44_5.1_10_rawdata.(AUDJPY).(Period-M15).(NumOfUnits-18000).(Bars-ALL-20190424_184417).20190311_081029.[SLICE-100].csv”</text:span></text:p>
          <text:list>
            <text:list-item>
              <text:p text:style-name="P137">==&gt; conf content → changed already</text:p>
            </text:list-item>
            <text:list-item>
              <text:p text:style-name="P137">#_20191022_100257:tmp</text:p>
            </text:list-item>
            <text:list-item>
              <text:p text:style-name="P137">in the log file, search for ---&gt; “(step : A : 2 : j1 : Y : 2)”</text:p>
            </text:list-item>
          </text:list>
        </text:list-item>
      </text:list>
      <text:p text:style-name="P8">[further]</text:p>
      <text:list xml:id="list1778430777320923127" text:style-name="L27">
        <text:list-item>
          <text:p text:style-name="P68"/>
        </text:list-item>
      </text:list>
      <text:p text:style-name="P2"><text:line-break/><text:span text:style-name="T12">[/ 20191022_102015]</text:span></text:p>
      <text:p text:style-name="P2"/>
      <text:p text:style-name="P11"><text:soft-page-break/></text:p>
      <text:p text:style-name="P8">---------------------------------------------------------------------------</text:p>
      <text:p text:style-name="P14">res free# JVEMV6 44#8.4.2_9 / 44. currency / 8. prog-python / 4 tester / 2. id-3 / 20191023_101108?</text:p>
      <text:p text:style-name="P14"/>
      <text:p text:style-name="P8">[do] <text:span text:style-name="T9">#_ </text:span></text:p>
      <text:list xml:id="list2297896710229858492" text:style-name="L28">
        <text:list-item>
          <text:p text:style-name="P69">REVIEW</text:p>
        </text:list-item>
        <text:list-item>
          <text:p text:style-name="P155"><text:span text:style-name="T4">TASK-1 : test with con</text:span><text:span text:style-name="T5">f “44_5.1_10_rawdata.(AUDJPY).(Period-M15).(NumOfUnits-18000).(Bars-ALL-20190424_184417).20190311_081029.[SLICE-100].csv”</text:span></text:p>
          <text:list>
            <text:list-item>
              <text:list>
                <text:list-item>
                  <text:p text:style-name="P138">==&gt; conf content → changed already</text:p>
                </text:list-item>
                <text:list-item>
                  <text:p text:style-name="P138">#_20191022_100257:tmp</text:p>
                </text:list-item>
                <text:list-item>
                  <text:p text:style-name="P138">in the log file, search for ---&gt; “(step : A : 2 : j1 : Y : 2)”</text:p>
                </text:list-item>
              </text:list>
            </text:list-item>
            <text:list-item>
              <text:p text:style-name="P138">T-1.1</text:p>
              <text:list>
                <text:list-item>
                  <text:p text:style-name="P138">TEST ==&gt; </text:p>
                  <text:list>
                    <text:list-item>
                      <text:p text:style-name="P138">gen log file ==&gt; OK</text:p>
                    </text:list-item>
                    <text:list-item>
                      <text:p text:style-name="P138">“(step : A : 2 : j1 : Y : 2)” ==&gt; OK</text:p>
                    </text:list-item>
                  </text:list>
                </text:list-item>
              </text:list>
            </text:list-item>
          </text:list>
        </text:list-item>
        <text:list-item>
          <text:p text:style-name="P138">TASK-2 : func “tester_T_2__Buy_Up__Loop_2_Trailing__V3”</text:p>
          <text:list>
            <text:list-item>
              <text:list>
                <text:list-item>
                  <text:p text:style-name="P69">==&gt; return “lo_LO_Pos_Exits”</text:p>
                </text:list-item>
                <text:list-item>
                  <text:p text:style-name="P69">caller : #_20191013_112527:caller</text:p>
                </text:list-item>
                <text:list-item>
                  <text:p text:style-name="P69">func “tester_T_2__Report_Dat”</text:p>
                  <text:list>
                    <text:list-item>
                      <text:p text:style-name="P69">==&gt; modify ? <text:span text:style-name="T15">→ maybe, not</text:span><text:span text:style-name="T16"> needed</text:span></text:p>
                    </text:list-item>
                  </text:list>
                </text:list-item>
                <text:list-item>
                  <text:p text:style-name="P138">param → change from “lo_Pos_Exits” to ==&gt; “lo_LO_Pos_Exits”</text:p>
                </text:list-item>
              </text:list>
            </text:list-item>
            <text:list-item>
              <text:p text:style-name="P138">T-2.1</text:p>
              <text:list>
                <text:list-item>
                  <text:p text:style-name="P138">return val : #_20191023_102559:tmp</text:p>
                </text:list-item>
                <text:list-item>
                  <text:p text:style-name="P138">TEST ==&gt; OK (dat file → written)</text:p>
                </text:list-item>
              </text:list>
            </text:list-item>
          </text:list>
        </text:list-item>
        <text:list-item>
          <text:p text:style-name="P138">SEG-1</text:p>
          <text:list>
            <text:list-item>
              <text:list>
                <text:list-item>
                  <text:p text:style-name="P138">“[libfx_6.py:3620 / 20191023_101824] num_ST_IDX = 52 ---&gt; set to num_Index (now 53)” ==&gt; appropriate ?</text:p>
                </text:list-item>
              </text:list>
            </text:list-item>
            <text:list-item>
              <text:p text:style-name="P138">S-1.1 : line <text:s/>3620</text:p>
              <text:list>
                <text:list-item>
                  <text:p text:style-name="P138"><text:soft-page-break/>==&gt; OK</text:p>
                  <text:list>
                    <text:list-item>
                      <text:p text:style-name="P138">let' say, the loop starts with the index “23”</text:p>
                    </text:list-item>
                    <text:list-item>
                      <text:p text:style-name="P138">the search starts. It detects the pattern at, say, the 43rd loop</text:p>
                    </text:list-item>
                    <text:list-item>
                      <text:p text:style-name="P138">This detection implies : between the 23rd and the 42nd, the pattern in focus does not occur (a1)</text:p>
                    </text:list-item>
                    <text:list-item>
                      <text:p text:style-name="P138">because of a1, it follows : originally, the next start loop index was 24, i.e. 23 plus 1. However, we now know that the range 23 through 42 does not contain the pattern in focus. Hence, we better start the next loop with the index 44, i.e. the current <text:span text:style-name="T17">last loop</text:span> index 43 plus 1.</text:p>
                    </text:list-item>
                  </text:list>
                </text:list-item>
              </text:list>
            </text:list-item>
          </text:list>
        </text:list-item>
        <text:list-item>
          <text:p text:style-name="P138">TASK-2 (cont)</text:p>
          <text:list>
            <text:list-item>
              <text:p text:style-name="P138">T-2.2 : dat file ---&gt; validate entries on mt4 terminal</text:p>
              <text:list>
                <text:list-item>
                  <text:p text:style-name="P138">2019.04.23 14:15<text:tab/>==&gt; OK</text:p>
                </text:list-item>
                <text:list-item>
                  <text:p text:style-name="P138">2019.04.24 00:45<text:tab/>==&gt; OK</text:p>
                </text:list-item>
                <text:list-item>
                  <text:p text:style-name="P138">2019.04.24 02:30<text:tab/>==&gt; OK</text:p>
                </text:list-item>
                <text:list-item>
                  <text:p text:style-name="P138">2019.04.24 05:45<text:tab/>==&gt; OK</text:p>
                </text:list-item>
              </text:list>
            </text:list-item>
          </text:list>
        </text:list-item>
      </text:list>
      <text:p text:style-name="P8">[next]</text:p>
      <text:list xml:id="list9182900008958973354" text:style-name="L29">
        <text:list-item>
          <text:p text:style-name="P70">TASK : </text:p>
          <text:list>
            <text:list-item>
              <text:p text:style-name="P70">test with : 44_5.1_10_rawdata.(AUDJPY).(Period-M15).(NumOfUnits-18000).(Bars-ALL-20190424_184417).20190311_081029.[SLICE-500].csv</text:p>
            </text:list-item>
            <text:list-item>
              <text:p text:style-name="P70">==&gt; con<text:span text:style-name="T11">f already modified</text:span></text:p>
            </text:list-item>
          </text:list>
        </text:list-item>
      </text:list>
      <text:p text:style-name="P8">[further]</text:p>
      <text:list xml:id="list3092962765593510034" text:style-name="L30">
        <text:list-item>
          <text:p text:style-name="P71"/>
        </text:list-item>
      </text:list>
      <text:p text:style-name="P2"><text:line-break/><text:span text:style-name="T12">[/ 20191023_104659]</text:span></text:p>
      <text:p text:style-name="P2"/>
      <text:p text:style-name="P11"/>
      <text:p text:style-name="P8">---------------------------------------------------------------------------</text:p>
      <text:p text:style-name="P14"><text:soft-page-break/>res free# JVEMV6 44#8.4.2_10 / 44. currency / 8. prog-python / 4 tester / 2. id-3 / 20191024_125056</text:p>
      <text:p text:style-name="P14"/>
      <text:p text:style-name="P8">[do] <text:span text:style-name="T9">#_ </text:span></text:p>
      <text:list xml:id="list4191065669796790130" text:style-name="L31">
        <text:list-item>
          <text:p text:style-name="P72">REVIEW</text:p>
        </text:list-item>
        <text:list-item>
          <text:p text:style-name="P72">TASK-1 : test with : 44_5.1_10_rawdata.(AUDJPY).(Period-M15).(NumOfUnits-18000).(Bars-ALL-20190424_184417).20190311_081029.[SLICE-500].csv</text:p>
          <text:list>
            <text:list-item>
              <text:p text:style-name="P72">T-1.1</text:p>
              <text:list>
                <text:list-item>
                  <text:p text:style-name="P72">TEST</text:p>
                  <text:list>
                    <text:list-item>
                      <text:p text:style-name="P72">==&gt; loop → no error</text:p>
                    </text:list-item>
                    <text:list-item>
                      <text:p text:style-name="P72">ISSUE → “num_Max_Loop = 10”</text:p>
                    </text:list-item>
                  </text:list>
                </text:list-item>
              </text:list>
            </text:list-item>
            <text:list-item>
              <text:p text:style-name="P72">T-1.2</text:p>
              <text:list>
                <text:list-item>
                  <text:p text:style-name="P72">“num_Max_Loop = 10” ==&gt; to (length – 2)</text:p>
                </text:list-item>
                <text:list-item>
                  <text:p text:style-name="P72">CODE</text:p>
                </text:list-item>
                <text:list-item>
                  <text:p text:style-name="P72">TEST ==&gt; OK</text:p>
                </text:list-item>
              </text:list>
            </text:list-item>
          </text:list>
        </text:list-item>
      </text:list>
      <text:p text:style-name="P8">[next]</text:p>
      <text:list xml:id="list2141532097388939756" text:style-name="L32">
        <text:list-item>
          <text:p text:style-name="P73">TASK</text:p>
          <text:list>
            <text:list-item>
              <text:p text:style-name="P73">observe data → BUSL3_No_T_3.(20191024_125420).dat</text:p>
            </text:list-item>
          </text:list>
        </text:list-item>
      </text:list>
      <text:p text:style-name="P8">[further]</text:p>
      <text:list xml:id="list2178038113997884967" text:style-name="L33">
        <text:list-item>
          <text:p text:style-name="P74"/>
        </text:list-item>
      </text:list>
      <text:p text:style-name="P2"><text:line-break/><text:span text:style-name="T12">[/ 20191024_130142]</text:span></text:p>
      <text:p text:style-name="P2"/>
      <text:p text:style-name="P11"/>
      <text:p text:style-name="P8">---------------------------------------------------------------------------</text:p>
      <text:p text:style-name="P14">res free# JVEMV6 44#8.4.2_11 / 44. currency / 8. prog-python / 4 tester / 2. id-3 / 20191026_115630</text:p>
      <text:p text:style-name="P14"/>
      <text:p text:style-name="P8"><text:soft-page-break/>[do] <text:span text:style-name="T9">#_ </text:span></text:p>
      <text:list xml:id="list7529865243335327470" text:style-name="L34">
        <text:list-item>
          <text:p text:style-name="P75">~ REVIEW</text:p>
        </text:list-item>
        <text:list-item>
          <text:p text:style-name="P75">TASK-1 : observe data → BUSL3_No_T_3.(20191024_125420).dat</text:p>
        </text:list-item>
      </text:list>
      <text:list xml:id="list946784133588401474" text:style-name="L35">
        <text:list-item>
          <text:list>
            <text:list-item>
              <text:p text:style-name="P76">T-1.1 : open the file → dat file</text:p>
              <text:list>
                <text:list-item>
                  <text:p text:style-name="P76">paste data to sheet : C:\WORKS_2\WS\WS_Others.JVEMV6\JVEMV6\44_currency\8_prog-python\4_tester\2_id-3</text:p>
                </text:list-item>
                <text:list-item>
                  <text:p text:style-name="P76">make a copy tab</text:p>
                  <text:list>
                    <text:list-item>
                      <text:p text:style-name="P76"><text:a xlink:type="simple" xlink:href="https://wiki.openoffice.org/wiki/Documentation/How_Tos/Calc:_AND_function" text:style-name="Internet_20_link" text:visited-style-name="Visited_20_Internet_20_Link">https://wiki.openoffice.org/wiki/Documentation/How_Tos/Calc:_AND_function</text:a></text:p>
                    </text:list-item>
                  </text:list>
                </text:list-item>
              </text:list>
            </text:list-item>
            <text:list-item>
              <text:p text:style-name="P76"><text:span text:style-name="T9">#_ </text:span>T-1.2</text:p>
              <text:list>
                <text:list-item>
                  <text:p text:style-name="P76">sort → diff.price</text:p>
                  <text:list>
                    <text:list-item>
                      <text:p text:style-name="P76">extract → col “BB-seq”, first 2 letters</text:p>
                    </text:list-item>
                    <text:list-item>
                      <text:p text:style-name="P76">sort again → “diff &gt; 2-letters</text:p>
                    </text:list-item>
                  </text:list>
                </text:list-item>
                <text:list-item>
                  <text:p text:style-name="P76">FOUND</text:p>
                </text:list-item>
              </text:list>
            </text:list-item>
          </text:list>
        </text:list-item>
      </text:list>
      <table:table table:name="表8" table:style-name="表8">
        <table:table-column table:style-name="表8.A"/>
        <table:table-column table:style-name="表8.B"/>
        <table:table-column table:style-name="表8.C"/>
        <table:table-row>
          <table:table-cell table:style-name="表8.A1" office:value-type="float" office:value="1">
            <text:p text:style-name="P21">1</text:p>
          </table:table-cell>
          <table:table-cell table:style-name="表8.B1" office:value-type="string">
            <text:p text:style-name="P8">BB-seq</text:p>
          </table:table-cell>
          <table:table-cell table:style-name="表8.C1" office:value-type="string">
            <text:p text:style-name="P9">6から始まるもの　=&gt;　なし</text:p>
          </table:table-cell>
        </table:table-row>
        <table:table-row>
          <table:table-cell table:style-name="表8.A2" office:value-type="float" office:value="2">
            <text:p text:style-name="P21">2</text:p>
          </table:table-cell>
          <table:table-cell table:style-name="表8.B2" office:value-type="string">
            <text:p text:style-name="P21"/>
          </table:table-cell>
          <table:table-cell table:style-name="表8.C2" office:value-type="string">
            <text:p text:style-name="P9">1から始まるもの　=&gt;　なし</text:p>
          </table:table-cell>
        </table:table-row>
        <table:table-row>
          <table:table-cell table:style-name="表8.A2" office:value-type="float" office:value="3">
            <text:p text:style-name="P21">3</text:p>
          </table:table-cell>
          <table:table-cell table:style-name="表8.B2" office:value-type="string">
            <text:p text:style-name="P21"/>
          </table:table-cell>
          <table:table-cell table:style-name="表8.C2" office:value-type="string">
            <text:p text:style-name="P9">2から始まるもの　=&gt;　1 out of 22 (4.55%) (N=500)</text:p>
          </table:table-cell>
        </table:table-row>
      </table:table>
      <text:list xml:id="list36227394" text:continue-numbering="true" text:style-name="L35">
        <text:list-item>
          <text:list>
            <text:list-item>
              <text:list>
                <text:list-item>
                  <text:p text:style-name="P139"/>
                </text:list-item>
                <text:list-item>
                  <text:p text:style-name="P139"><draw:frame draw:style-name="fr1" draw:name="オブジェクト1" text:anchor-type="paragraph" svg:x="0.67cm" svg:y="0.145cm" svg:width="7.675cm" svg:height="4.318cm" draw:z-index="0"><draw:object xlink:href="./Object 1" xlink:type="simple" xlink:show="embed" xlink:actuate="onLoad"/><draw:image xlink:href="./ObjectReplacements/Object 1" xlink:type="simple" xlink:show="embed" xlink:actuate="onLoad"/></draw:frame><draw:frame draw:style-name="fr1" draw:name="オブジェクト2" text:anchor-type="paragraph" svg:x="8.537cm" svg:y="0.557cm" svg:width="6.671cm" svg:height="3.752cm" draw:z-index="1"><draw:object xlink:href="./Object 2" xlink:type="simple" xlink:show="embed" xlink:actuate="onLoad"/><draw:image xlink:href="./ObjectReplacements/Object 2" xlink:type="simple" xlink:show="embed" xlink:actuate="onLoad"/></draw:frame></text:p>
                </text:list-item>
              </text:list>
            </text:list-item>
            <text:list-item>
              <text:p text:style-name="P76"><text:span text:style-name="T9">~_ </text:span>T-1.3</text:p>
              <text:list>
                <text:list-item>
                  <text:p text:style-name="P76">sort → BB-seq</text:p>
                </text:list-item>
              </text:list>
            </text:list-item>
          </text:list>
        </text:list-item>
      </text:list>
      <text:p text:style-name="P8">[next]</text:p>
      <text:list xml:id="list2675001155734597451" text:style-name="L36">
        <text:list-item>
          <text:p text:style-name="P77">TASK : “BB-seq”<text:span text:style-name="T11">で、ソート　=&gt;　どんな特徴が見えるか？</text:span></text:p>
          <text:list>
            <text:list-item>
              <text:p text:style-name="P140"><text:soft-page-break/>44#8.4.3_11.ods // C:\WORKS_2\WS\WS_Others.JVEMV6\JVEMV6\44_currency\8_prog-python\4_tester\2_id-3</text:p>
            </text:list-item>
          </text:list>
        </text:list-item>
        <text:list-item>
          <text:p text:style-name="P140">TASK-2</text:p>
          <text:list>
            <text:list-item>
              <text:p text:style-name="P140">U/J, M15 で、同じデータを作る　=&gt;　observe</text:p>
            </text:list-item>
          </text:list>
        </text:list-item>
      </text:list>
      <text:p text:style-name="P8">[further]</text:p>
      <text:list xml:id="list7858205047139021011" text:style-name="L37">
        <text:list-item>
          <text:p text:style-name="P78"/>
        </text:list-item>
      </text:list>
      <text:p text:style-name="P2"><text:line-break/><text:span text:style-name="T12">[/ 20191026_124640]</text:span></text:p>
      <text:p text:style-name="P10"/>
      <text:p text:style-name="P11"/>
      <text:p text:style-name="P8">---------------------------------------------------------------------------</text:p>
      <text:p text:style-name="P14">res free# JVEMV6 44#8.4.2_ 12 / 44. currency / 8. prog-python / 4 tester / 2. id-3 / 20191027_112401</text:p>
      <text:p text:style-name="P14"/>
      <text:p text:style-name="P8">[do] <text:span text:style-name="T9">#_ </text:span></text:p>
      <text:list xml:id="list6144390048195826831" text:style-name="L38">
        <text:list-item>
          <text:p text:style-name="P79">REVIEW</text:p>
        </text:list-item>
        <text:list-item>
          <text:p text:style-name="P156"><text:span text:style-name="T8">#_ </text:span><text:span text:style-name="T4">TASK-1 : </text:span><text:span text:style-name="T5">U/J, M15 で、同じデータを作る　=&gt;　observe</text:span></text:p>
        </text:list-item>
      </text:list>
      <text:list xml:id="list8774079057690875704" text:style-name="L39">
        <text:list-item>
          <text:list>
            <text:list-item>
              <text:p text:style-name="P80">T-1.1 : fname_Src_Csv=44_5.1_10_rawdata.(EURJPY).(Period-M15).(NumOfUnits-4500).(Bars-ALL-20190425_085930).20190214_095445.[SLICE-500].csv</text:p>
              <text:list>
                <text:list-item>
                  <text:p text:style-name="P80">RUN ==&gt; PROBLEM</text:p>
                  <text:list>
                    <text:list-item>
                      <text:list>
                        <text:list-item>
                          <text:p text:style-name="P80">“[libfx_6.py:922 / 20191027_113234]</text:p>
                        </text:list-item>
                        <text:list-item>
                          <text:p text:style-name="P80">(B : 1 : 1.1) cntOf_Loop ==&gt; over the max : count = 501 / max = 500”</text:p>
                        </text:list-item>
                      </text:list>
                    </text:list-item>
                  </text:list>
                </text:list-item>
                <text:list-item>
                  <text:p text:style-name="P80">FIX : #_20191027_120343:fix</text:p>
                  <text:list>
                    <text:list-item>
                      <text:p text:style-name="P80">==&gt; use “cntOf_Loop_B”</text:p>
                    </text:list-item>
                    <text:list-item>
                      <text:p text:style-name="P80">TEST ==&gt; </text:p>
                      <text:list>
                        <text:list-item>
                          <text:p text:style-name="P80">==&gt; RUN → passed</text:p>
                        </text:list-item>
                        <text:list-item>
                          <text:p text:style-name="P80"><text:soft-page-break/>dat, log files → OK</text:p>
                        </text:list-item>
                        <text:list-item>
                          <text:p text:style-name="P80">“[libfx_6.py:6732 / 20191027_121126] done (time : 221.474 sec)(BUSL3_No_T_3)”</text:p>
                        </text:list-item>
                      </text:list>
                    </text:list-item>
                  </text:list>
                </text:list-item>
              </text:list>
            </text:list-item>
            <text:list-item>
              <text:p text:style-name="P80">T-1.2 : fname_Src_Csv=44_5.1_10_rawdata.(USDJPY).(Period-M15).(NumOfUnits-10000).(Bars-ALL-20190427_162903).20190324_112524.[SLICE-500].csv</text:p>
              <text:list>
                <text:list-item>
                  <text:p text:style-name="P80">RUN ==&gt; </text:p>
                </text:list-item>
              </text:list>
            </text:list-item>
            <text:list-item>
              <text:p text:style-name="P80"><text:span text:style-name="T9">#_ </text:span>T-1.3 : sheet : E/J → 44#8.4.3_11.ods</text:p>
              <text:list>
                <text:list-item>
                  <text:p text:style-name="P80">BUSL3_No_T_3.(20191027_120744).dat</text:p>
                  <text:list>
                    <text:list-item>
                      <text:p text:style-name="P80">C/P</text:p>
                    </text:list-item>
                  </text:list>
                </text:list-item>
              </text:list>
            </text:list-item>
          </text:list>
        </text:list-item>
        <text:list-item>
          <text:p text:style-name="P80">TASK-2 : “BB-seq”<text:span text:style-name="T11">で、ソート　=&gt;　どんな特徴が見えるか？</text:span></text:p>
          <text:list>
            <text:list-item>
              <text:list>
                <text:list-item>
                  <text:p text:style-name="P141">44#8.4.3_11.ods // C:\WORKS_2\WS\WS_Others.JVEMV6\JVEMV6\44_currency\8_prog-python\4_tester\2_id-3</text:p>
                </text:list-item>
              </text:list>
            </text:list-item>
            <text:list-item>
              <text:p text:style-name="P141">T-2.1 : tab “1_copy” ==&gt; 44_5.1_10_rawdata.(AUDJPY).(Period-M15).(NumOfUnits-18000).(Bars-ALL-20190424_184417).20190311_081029.[SLICE-500].csv</text:p>
              <text:list>
                <text:list-item>
                  <text:p text:style-name="P141">OBS</text:p>
                </text:list-item>
              </text:list>
            </text:list-item>
          </text:list>
        </text:list-item>
      </text:list>
      <table:table table:name="表9" table:style-name="表9">
        <table:table-column table:style-name="表9.A"/>
        <table:table-column table:style-name="表9.B"/>
        <table:table-column table:style-name="表9.C"/>
        <table:table-row>
          <table:table-cell table:style-name="表9.A1" office:value-type="string">
            <text:p text:style-name="P21"/>
          </table:table-cell>
          <table:table-cell table:style-name="表9.A1" office:value-type="string">
            <text:p text:style-name="P21">3-3-3</text:p>
            <text:p text:style-name="P21">4-4-4</text:p>
          </table:table-cell>
          <table:table-cell table:style-name="表9.C1" office:value-type="string">
            <text:list xml:id="list2145943920407820934" text:style-name="L40">
              <text:list-item>
                <text:p text:style-name="P25">each, 1 incident out of 22</text:p>
              </text:list-item>
              <text:list-item>
                <text:p text:style-name="P25">both → minus</text:p>
              </text:list-item>
            </text:list>
          </table:table-cell>
        </table:table-row>
        <table:table-row>
          <table:table-cell table:style-name="表9.A2" office:value-type="string">
            <text:p text:style-name="P21"/>
          </table:table-cell>
          <table:table-cell table:style-name="表9.A2" office:value-type="string">
            <text:p text:style-name="P21">'5-5-5</text:p>
          </table:table-cell>
          <table:table-cell table:style-name="表9.C2" office:value-type="string">
            <text:list xml:id="list4171289455429776012" text:style-name="L41">
              <text:list-item>
                <text:p text:style-name="P26">1 out of 22</text:p>
              </text:list-item>
              <text:list-item>
                <text:p text:style-name="P26">plus</text:p>
              </text:list-item>
            </text:list>
          </table:table-cell>
        </table:table-row>
        <table:table-row>
          <table:table-cell table:style-name="表9.A2" office:value-type="string">
            <text:p text:style-name="P21"/>
          </table:table-cell>
          <table:table-cell table:style-name="表9.A2" office:value-type="string">
            <text:p text:style-name="P21">'5-6-5</text:p>
          </table:table-cell>
          <table:table-cell table:style-name="表9.C2" office:value-type="string">
            <text:list xml:id="list8114256731656323787" text:style-name="L42">
              <text:list-item>
                <text:p text:style-name="P27">4 / 22</text:p>
              </text:list-item>
              <text:list-item>
                <text:p text:style-name="P27">all → minus</text:p>
              </text:list-item>
            </text:list>
          </table:table-cell>
        </table:table-row>
        <table:table-row>
          <table:table-cell table:style-name="表9.A2" office:value-type="string">
            <text:p text:style-name="P21"/>
          </table:table-cell>
          <table:table-cell table:style-name="表9.A2" office:value-type="string">
            <text:p text:style-name="P21">law : starts with 4, 5</text:p>
          </table:table-cell>
          <table:table-cell table:style-name="表9.C2" office:value-type="string">
            <text:list xml:id="list2170257319559120761" text:style-name="L43">
              <text:list-item>
                <text:p text:style-name="P28">the next will be → 4, 5, 6</text:p>
              </text:list-item>
              <text:list-item>
                <text:p text:style-name="P28">5 or 6 for ---&gt; 5</text:p>
              </text:list-item>
            </text:list>
          </table:table-cell>
        </table:table-row>
        <table:table-row>
          <table:table-cell table:style-name="表9.A2" office:value-type="string">
            <text:p text:style-name="P21"/>
          </table:table-cell>
          <table:table-cell table:style-name="表9.A2" office:value-type="string">
            <text:p text:style-name="P21"/>
          </table:table-cell>
          <table:table-cell table:style-name="表9.C2" office:value-type="string">
            <text:p text:style-name="P21"/>
          </table:table-cell>
        </table:table-row>
      </table:table>
      <text:list xml:id="list36215265" text:continue-list="list8774079057690875704" text:style-name="L39">
        <text:list-item>
          <text:list>
            <text:list-item>
              <text:list>
                <text:list-item>
                  <text:p text:style-name="P141"/>
                </text:list-item>
              </text:list>
            </text:list-item>
          </text:list>
        </text:list-item>
      </text:list>
      <text:p text:style-name="P8">[next]</text:p>
      <text:list xml:id="list9098963958692975906" text:style-name="L44">
        <text:list-item>
          <text:p text:style-name="P81">TASK : obs → data of U/J, E/J</text:p>
        </text:list-item>
        <text:list-item>
          <text:p text:style-name="P81">TASK-2 : draw a chart for → “3-4-X” sequences</text:p>
        </text:list-item>
        <text:list-item>
          <text:p text:style-name="P81">ANY</text:p>
        </text:list-item>
      </text:list>
      <text:p text:style-name="P8"><text:soft-page-break/>[further]</text:p>
      <text:list xml:id="list5948171361048376520" text:style-name="L45">
        <text:list-item>
          <text:p text:style-name="P82"/>
        </text:list-item>
      </text:list>
      <text:p text:style-name="P2"><text:line-break/><text:span text:style-name="T12">[/ 20191027_124700]</text:span></text:p>
      <text:p text:style-name="P11"/>
      <text:p text:style-name="P8">---------------------------------------------------------------------------</text:p>
      <text:p text:style-name="P14">res free# JVEMV6 44#8.4.2_13 / 44. currency / 8. prog-python / 4 tester / 2. id-3 / 20191028_122439</text:p>
      <text:p text:style-name="P14"/>
      <text:p text:style-name="P8">[do] <text:span text:style-name="T9">#_ </text:span></text:p>
      <text:list xml:id="list5911370263384019530" text:style-name="L46">
        <text:list-item>
          <text:p text:style-name="P83">REVIEW</text:p>
        </text:list-item>
        <text:list-item>
          <text:p text:style-name="P83">TASK-1 : obs → data of U/J, E/J</text:p>
        </text:list-item>
      </text:list>
      <text:list xml:id="list4488829948282115534" text:style-name="L47">
        <text:list-item>
          <text:list>
            <text:list-item>
              <text:p text:style-name="P84">T-1.1 : E/J,M15</text:p>
            </text:list-item>
          </text:list>
        </text:list-item>
      </text:list>
      <table:table table:name="表10" table:style-name="表10">
        <table:table-column table:style-name="表10.A"/>
        <table:table-column table:style-name="表10.B"/>
        <table:table-column table:style-name="表10.C"/>
        <table:table-row>
          <table:table-cell table:style-name="表10.A1" office:value-type="string">
            <text:p text:style-name="P21"/>
          </table:table-cell>
          <table:table-cell table:style-name="表10.A1" office:value-type="string">
            <text:p text:style-name="P21">'3-X</text:p>
          </table:table-cell>
          <table:table-cell table:style-name="表10.C1" office:value-type="string">
            <text:list xml:id="list1953706823110698775" text:style-name="L48">
              <text:list-item>
                <text:p text:style-name="P29">10 out of 35 (28.57%)</text:p>
              </text:list-item>
              <text:list-item>
                <text:p text:style-name="P29">of 10</text:p>
                <text:list>
                  <text:list-item>
                    <text:p text:style-name="P29">end plus → 3 (30 %)</text:p>
                  </text:list-item>
                  <text:list-item>
                    <text:p text:style-name="P29">end minus → 7 (70 %)</text:p>
                  </text:list-item>
                </text:list>
              </text:list-item>
            </text:list>
          </table:table-cell>
        </table:table-row>
        <table:table-row>
          <table:table-cell table:style-name="表10.A2" office:value-type="string">
            <text:p text:style-name="P21"/>
          </table:table-cell>
          <table:table-cell table:style-name="表10.A2" office:value-type="string">
            <text:p text:style-name="P22">ポイント</text:p>
          </table:table-cell>
          <table:table-cell table:style-name="表10.C2" office:value-type="string">
            <text:list xml:id="list3870083622149250995" text:style-name="L49">
              <text:list-item>
                <text:p text:style-name="P31"><text:span text:style-name="T18">BB</text:span><text:span text:style-name="T19">の、Zxから始まった４本組　=&gt;　続くbarたちが、TP/SLの、どちらで終わっているか？</text:span></text:p>
              </text:list-item>
              <text:list-item>
                <text:p text:style-name="P30">e.g. 3で始まっている組み　=&gt;　E/J,M15,(2019.04.18 02:15) ~ (2019.04.24 20:45)の場合</text:p>
                <text:list>
                  <text:list-item>
                    <text:p text:style-name="P30">プラス終わり　=&gt;　30 %</text:p>
                  </text:list-item>
                  <text:list-item>
                    <text:p text:style-name="P30">マイナス終わり　=&gt;　70 %</text:p>
                  </text:list-item>
                </text:list>
              </text:list-item>
            </text:list>
            <text:p text:style-name="P22"/>
          </table:table-cell>
        </table:table-row>
        <table:table-row>
          <table:table-cell table:style-name="表10.A2" office:value-type="string">
            <text:p text:style-name="P21"/>
          </table:table-cell>
          <table:table-cell table:style-name="表10.A2" office:value-type="string">
            <text:p text:style-name="P22">全体の、プラス/マイナス終わり</text:p>
          </table:table-cell>
          <table:table-cell table:style-name="表10.C2" office:value-type="string">
            <text:p text:style-name="P22">　　　　　　　　＋　　　　　　　－</text:p>
            <text:p text:style-name="P21">sum=<text:tab/>35<text:tab/><text:tab/>12<text:tab/>34.3%<text:tab/>23<text:tab/>65.7%</text:p>
            <text:p text:style-name="P22">　=&gt;　マイナス終わりが、プラスの倍近く。</text:p>
          </table:table-cell>
        </table:table-row>
        <table:table-row>
          <table:table-cell table:style-name="表10.A2" office:value-type="string">
            <text:p text:style-name="P21"/>
          </table:table-cell>
          <table:table-cell table:style-name="表10.A2" office:value-type="string">
            <text:p text:style-name="P21"/>
          </table:table-cell>
          <table:table-cell table:style-name="表10.C2" office:value-type="string">
            <text:p text:style-name="P21"/>
          </table:table-cell>
        </table:table-row>
        <table:table-row>
          <table:table-cell table:style-name="表10.A2" office:value-type="string">
            <text:p text:style-name="P21"/>
          </table:table-cell>
          <table:table-cell table:style-name="表10.A2" office:value-type="string">
            <text:p text:style-name="P21"/>
          </table:table-cell>
          <table:table-cell table:style-name="表10.C2" office:value-type="string">
            <text:p text:style-name="P21"/>
          </table:table-cell>
        </table:table-row>
      </table:table>
      <text:list xml:id="list36234470" text:continue-list="list4488829948282115534" text:style-name="L47">
        <text:list-item>
          <text:list>
            <text:list-item>
              <text:list>
                <text:list-item>
                  <text:p text:style-name="P84"/>
                </text:list-item>
                <text:list-item>
                  <text:p text:style-name="P84"/>
                </text:list-item>
              </text:list>
            </text:list-item>
          </text:list>
        </text:list-item>
      </text:list>
      <text:p text:style-name="P8">[next]</text:p>
      <text:list xml:id="list6264562714990159891" text:style-name="L50">
        <text:list-item>
          <text:p text:style-name="P85"><text:soft-page-break/>TASK-1 : obs → data of U/J</text:p>
        </text:list-item>
        <text:list-item>
          <text:p text:style-name="P85">TASK-2 : obs</text:p>
          <text:list>
            <text:list-item>
              <text:p text:style-name="P142">同じBB-seqでありながら、プラス、マイナスが違っている組み</text:p>
              <text:list>
                <text:list-item>
                  <text:p text:style-name="P142">obs : チャートの形、どんな特徴？</text:p>
                </text:list-item>
                <text:list-item>
                  <text:p text:style-name="P142">e.g. 3-5-4, 3-3-3</text:p>
                </text:list-item>
              </text:list>
            </text:list-item>
          </text:list>
        </text:list-item>
        <text:list-item>
          <text:p text:style-name="P85">TASK-3 : prog : <text:span text:style-name="T11">売りで入った場合用の、テスター</text:span></text:p>
          <text:list>
            <text:list-item>
              <text:p text:style-name="P142">　=&gt;　flowachartingから</text:p>
            </text:list-item>
          </text:list>
        </text:list-item>
      </text:list>
      <text:p text:style-name="P8">[further]</text:p>
      <text:list xml:id="list2265479857309789699" text:style-name="L51">
        <text:list-item>
          <text:p text:style-name="P86"/>
        </text:list-item>
      </text:list>
      <text:p text:style-name="P2"><text:line-break/><text:span text:style-name="T12">[/ 20191028_130849]</text:span></text:p>
      <text:p text:style-name="P2"/>
      <text:p text:style-name="P11"/>
      <text:p text:style-name="P8">---------------------------------------------------------------------------</text:p>
      <text:p text:style-name="P14">res free# JVEMV6 44#8.4.2_14 / 44. currency / 8. prog-python / 4 tester / 2. id-3 / 20191029_100621</text:p>
      <text:p text:style-name="P14"/>
      <text:p text:style-name="P8">[do] <text:span text:style-name="T9">#_ </text:span></text:p>
      <text:list xml:id="list3785776741717940400" text:style-name="L52">
        <text:list-item>
          <text:p text:style-name="P87">REVIEW</text:p>
        </text:list-item>
        <text:list-item>
          <text:p text:style-name="P157"><text:span text:style-name="T4">TASK-1 : </text:span><text:span text:style-name="T5">同じBB-seqでありながら、プラス、マイナスが違っている組み </text:span></text:p>
          <text:list>
            <text:list-item>
              <text:list>
                <text:list-item>
                  <text:list>
                    <text:list-item>
                      <text:p text:style-name="P143">obs : チャートの形、どんな特徴？</text:p>
                    </text:list-item>
                    <text:list-item>
                      <text:p text:style-name="P143">e.g. 3-5-4, 3-3-3</text:p>
                    </text:list-item>
                  </text:list>
                </text:list-item>
              </text:list>
            </text:list-item>
            <text:list-item>
              <text:p text:style-name="P87">T-1.1 : A/J, M15</text:p>
              <text:list>
                <text:list-item>
                  <text:p text:style-name="P87">sheet → 44#8.4.3_11.ods // C:\WORKS_2\WS\WS_Others.JVEMV6\JVEMV6\44_currency\8_prog-python\4_tester\2_id-3 “1_copy”</text:p>
                </text:list-item>
                <text:list-item>
                  <text:p text:style-name="P87">3-4-3</text:p>
                  <text:list>
                    <text:list-item>
                      <text:p text:style-name="P87"/>
                    </text:list-item>
                  </text:list>
                </text:list-item>
              </text:list>
            </text:list-item>
          </text:list>
        </text:list-item>
      </text:list>
      <table:table table:name="表11" table:style-name="表11">
        <table:table-column table:style-name="表11.A"/>
        <table:table-column table:style-name="表11.B"/>
        <table:table-column table:style-name="表11.C"/>
        <table:table-column table:style-name="表11.D"/>
        <text:soft-page-break/>
        <table:table-row table:style-name="表11.1">
          <table:table-cell table:style-name="表11.A1" office:value-type="float" office:value="0.072">
            <text:p text:style-name="P24">0.07</text:p>
          </table:table-cell>
          <table:table-cell table:style-name="表11.B1" office:value-type="string">
            <text:p text:style-name="P23">3-4-3</text:p>
          </table:table-cell>
          <table:table-cell table:style-name="表11.B1" office:value-type="string">
            <text:p text:style-name="P23">3-4-3</text:p>
          </table:table-cell>
          <table:table-cell table:style-name="表11.B1" office:value-type="string">
            <text:p text:style-name="P23">2019.04.17 21:45</text:p>
          </table:table-cell>
        </table:table-row>
        <table:table-row table:style-name="表11.1">
          <table:table-cell table:style-name="表11.B1" office:value-type="string">
            <text:p text:style-name="P24">-0.040</text:p>
          </table:table-cell>
          <table:table-cell table:style-name="表11.B1" office:value-type="string">
            <text:p text:style-name="P23">3-4-3</text:p>
          </table:table-cell>
          <table:table-cell table:style-name="表11.B1" office:value-type="string">
            <text:p text:style-name="P23">3-4-3</text:p>
          </table:table-cell>
          <table:table-cell table:style-name="表11.B1" office:value-type="string">
            <text:p text:style-name="P23">2019.04.18 01:15</text:p>
          </table:table-cell>
        </table:table-row>
        <table:table-row table:style-name="表11.1">
          <table:table-cell table:style-name="表11.B1" office:value-type="string">
            <text:p text:style-name="P24">0.053</text:p>
          </table:table-cell>
          <table:table-cell table:style-name="表11.B1" office:value-type="string">
            <text:p text:style-name="P23">3-4-3</text:p>
          </table:table-cell>
          <table:table-cell table:style-name="表11.B1" office:value-type="string">
            <text:p text:style-name="P23">3-4-3</text:p>
          </table:table-cell>
          <table:table-cell table:style-name="表11.B1" office:value-type="string">
            <text:p text:style-name="P23">2019.04.18 02:30</text:p>
          </table:table-cell>
        </table:table-row>
      </table:table>
      <text:list xml:id="list36211384" text:continue-numbering="true" text:style-name="L52">
        <text:list-item>
          <text:list>
            <text:list-item>
              <text:list>
                <text:list-item>
                  <text:list>
                    <text:list-item>
                      <text:p text:style-name="P33">images</text:p>
                      <text:list>
                        <text:list-item>
                          <text:p text:style-name="P33">2019.04.17 21:45 → 1.jpg</text:p>
                        </text:list-item>
                        <text:list-item>
                          <text:p text:style-name="P33">2019.04.18 01:15 → 2.jpg</text:p>
                        </text:list-item>
                      </text:list>
                    </text:list-item>
                  </text:list>
                </text:list-item>
              </text:list>
            </text:list-item>
          </text:list>
        </text:list-item>
        <text:list-item>
          <text:p text:style-name="P87"><text:span text:style-name="T9">#_ </text:span>TASK-2 : U/J, M15 → “3-<text:tab/>+<text:tab/>3-, +<text:tab/>-<text:tab/>3, -”</text:p>
          <text:list>
            <text:list-item>
              <text:p text:style-name="P87">T-2.1 : sheet → 44#8.4.3_11.ods // C:\WORKS_2\WS\WS_Others.JVEMV6\JVEMV6\44_currency\8_prog-python\4_tester\2_id-3 “3_cp”</text:p>
              <text:list>
                <text:list-item>
                  <text:p text:style-name="P87"/>
                </text:list-item>
                <text:list-item>
                  <text:p text:style-name="P87"><draw:frame draw:style-name="fr2" draw:name="オブジェクト3" text:anchor-type="paragraph" svg:width="10.776cm" svg:height="4.29cm" draw:z-index="2"><draw:object xlink:href="./Object 3" xlink:type="simple" xlink:show="embed" xlink:actuate="onLoad"/><draw:image xlink:href="./ObjectReplacements/Object 3" xlink:type="simple" xlink:show="embed" xlink:actuate="onLoad"/></draw:frame></text:p>
                </text:list-item>
              </text:list>
            </text:list-item>
          </text:list>
        </text:list-item>
      </text:list>
      <text:p text:style-name="P8">[next]</text:p>
      <text:list xml:id="list8502386703297639335" text:style-name="L53">
        <text:list-item>
          <text:p text:style-name="P88">TASK-1 : obs</text:p>
          <text:list>
            <text:list-item>
              <text:p text:style-name="P34">2019.04.18 02:30</text:p>
            </text:list-item>
            <text:list-item>
              <text:p text:style-name="P34">oth<text:span text:style-name="T11">er incidents</text:span></text:p>
              <text:list>
                <text:list-item>
                  <text:p text:style-name="P144">sheet → 44#8.4.3_11.ods // C:\WORKS_2\WS\WS_Others.JVEMV6\JVEMV6\44_currency\8_prog-python\4_tester\2_id-3 “3_cp”</text:p>
                </text:list-item>
              </text:list>
            </text:list-item>
          </text:list>
        </text:list-item>
        <text:list-item>
          <text:p text:style-name="P144">TASK-2 : prog</text:p>
          <text:list>
            <text:list-item>
              <text:p text:style-name="P144">log_fx.(main).ods // C:\WORKS_2\WS\WS_Others.prog</text:p>
              <text:list>
                <text:list-item>
                  <text:p text:style-name="P144">==&gt; “5<text:tab/>売りで入った場合用の、テスター”</text:p>
                </text:list-item>
              </text:list>
            </text:list-item>
          </text:list>
        </text:list-item>
      </text:list>
      <text:p text:style-name="P8">[further]</text:p>
      <text:list xml:id="list687773971542379038" text:style-name="L54">
        <text:list-item>
          <text:p text:style-name="P89"/>
        </text:list-item>
      </text:list>
      <text:p text:style-name="P2"><text:line-break/><text:span text:style-name="T12">[/ 20191029_125813]</text:span></text:p>
      <text:p text:style-name="P2"><text:soft-page-break/></text:p>
      <text:p text:style-name="P12"/>
      <text:p text:style-name="P8">---------------------------------------------------------------------------</text:p>
      <text:p text:style-name="P14">res free# JVEMV6 44#8.4.2_15 / 44. currency / 8. prog-python / 4 tester / 2. id-3 / 20191030_180334</text:p>
      <text:p text:style-name="P14"/>
      <text:p text:style-name="P8">[do] <text:span text:style-name="T9">#_ </text:span></text:p>
      <text:list xml:id="list6532578391665594839" text:style-name="L55">
        <text:list-item>
          <text:p text:style-name="P90">REVIEW</text:p>
        </text:list-item>
        <text:list-item>
          <text:p text:style-name="P158"><text:span text:style-name="T4">TASK-1</text:span><text:span text:style-name="T5"> : obs</text:span></text:p>
          <text:list>
            <text:list-item>
              <text:list>
                <text:list-item>
                  <text:p text:style-name="P35">2019.04.18 02:30</text:p>
                </text:list-item>
                <text:list-item>
                  <text:p text:style-name="P36"><text:span text:style-name="T4">oth</text:span><text:span text:style-name="T5">er incidents</text:span></text:p>
                  <text:list>
                    <text:list-item>
                      <text:p text:style-name="P145">sheet → 44#8.4.3_11.ods // C:\WORKS_2\WS\WS_Others.JVEMV6\JVEMV6\44_currency\8_prog-python\4_tester\2_id-3 “3_cp”</text:p>
                    </text:list-item>
                  </text:list>
                </text:list-item>
              </text:list>
            </text:list-item>
            <text:list-item>
              <text:p text:style-name="P145">T-1.1 : 2019.04.18 02:30</text:p>
              <text:list>
                <text:list-item>
                  <text:p text:style-name="P145">==&gt; C:\WORKS_2\WS\WS_Others.JVEMV6\JVEMV6\44_currency\8_prog-python\4_tester\2_id-3</text:p>
                </text:list-item>
              </text:list>
            </text:list-item>
            <text:list-item>
              <text:p text:style-name="P150">OBS</text:p>
              <text:list>
                <text:list-item>
                  <text:p text:style-name="P145">2.jpg, 3.jpg ==&gt; MFI → 80 を超えている <text:s/></text:p>
                  <text:list>
                    <text:list-item>
                      <text:p text:style-name="P145">prev 15 bars → 55 points</text:p>
                    </text:list-item>
                    <text:list-item>
                      <text:p text:style-name="P145">(C:\WORKS_2\WS\WS_Others.JVEMV6\JVEMV6\44_currency\8_prog-python\4_tester\2_id-3)</text:p>
                    </text:list-item>
                  </text:list>
                </text:list-item>
              </text:list>
            </text:list-item>
          </text:list>
        </text:list-item>
      </text:list>
      <text:p text:style-name="P8">[next]</text:p>
      <text:list xml:id="list4934324051569312722" text:style-name="L56">
        <text:list-item>
          <text:p text:style-name="P91">TASK-1</text:p>
          <text:list>
            <text:list-item>
              <text:list>
                <text:list-item>
                  <text:p text:style-name="P37"><text:span text:style-name="T4">oth</text:span><text:span text:style-name="T5">er incidents</text:span></text:p>
                  <text:list>
                    <text:list-item>
                      <text:p text:style-name="P146">sheet → 44#8.4.3_11.ods // C:\WORKS_2\WS\WS_Others.JVEMV6\JVEMV6\44_currency\8_prog-python\4_tester\2_id-3 “3_cp”</text:p>
                    </text:list-item>
                  </text:list>
                </text:list-item>
              </text:list>
            </text:list-item>
          </text:list>
        </text:list-item>
        <text:list-item>
          <text:p text:style-name="P146">TASK-2 : prog : “5<text:tab/>売りで入った場合用の、テスター”</text:p>
        </text:list-item>
      </text:list>
      <text:p text:style-name="P8"><text:soft-page-break/>[further]</text:p>
      <text:list xml:id="list9000273935590691087" text:style-name="L57">
        <text:list-item>
          <text:p text:style-name="P92"/>
        </text:list-item>
      </text:list>
      <text:p text:style-name="P2"><text:line-break/><text:span text:style-name="T12">[/ 20191030_181957]</text:span></text:p>
      <text:p text:style-name="P2"/>
      <text:p text:style-name="P12"/>
      <text:p text:style-name="P8">---------------------------------------------------------------------------</text:p>
      <text:p text:style-name="P14">res free# JVEMV6 44#8.4.3_2 / 44. currency / 8. prog-python / 4 tester / 3. id-X / 20191031_123725</text:p>
      <text:p text:style-name="P14"/>
      <text:p text:style-name="P8">[do] <text:span text:style-name="T9">#_ </text:span></text:p>
      <text:list xml:id="list3240742153939044734" text:style-name="L58">
        <text:list-item>
          <text:p text:style-name="P93">REVIEW</text:p>
        </text:list-item>
        <text:list-item>
          <text:p text:style-name="P93">TASK-1 : <text:span text:style-name="T11">prog : “5<text:tab/>売りで入った場合用の、テスター”</text:span></text:p>
          <text:list>
            <text:list-item>
              <text:p text:style-name="P93">T-1.1 : #for-loop-1:20191020_133913</text:p>
              <text:list>
                <text:list-item>
                  <text:list>
                    <text:list-item>
                      <text:p text:style-name="P93">new FUNC : tester_T_2__Buy_Up__Loop_2_Trailing__V3_Sell</text:p>
                    </text:list-item>
                  </text:list>
                </text:list-item>
                <text:list-item>
                  <text:p text:style-name="P93">CODE</text:p>
                  <text:list>
                    <text:list-item>
                      <text:p text:style-name="P93">DUP : <text:s/>tester_T_2__Buy_Up__Loop_2_Trailing__V3</text:p>
                      <text:list>
                        <text:list-item>
                          <text:p text:style-name="P93"><text:span text:style-name="T9">#_ </text:span>delete : time labels</text:p>
                        </text:list-item>
                        <text:list-item>
                          <text:p text:style-name="P93"><text:span text:style-name="T9">#_ </text:span>new time labels for the func</text:p>
                          <text:list>
                            <text:list-item>
                              <text:p text:style-name="P93">#_20191031_131139:caller</text:p>
                            </text:list-item>
                            <text:list-item>
                              <text:p text:style-name="P93">#_20191031_131146:head</text:p>
                            </text:list-item>
                            <text:list-item>
                              <text:p text:style-name="P93">#_20191031_131150:wl:in-func</text:p>
                            </text:list-item>
                          </text:list>
                        </text:list-item>
                        <text:list-item>
                          <text:p text:style-name="P93"><text:span text:style-name="T9">#_ </text:span>for-loop : #for-loop-1:20191031_130700</text:p>
                        </text:list-item>
                        <text:list-item>
                          <text:p text:style-name="P93"><text:span text:style-name="T9">#_ </text:span>maxOf_Loop → 10</text:p>
                        </text:list-item>
                      </text:list>
                    </text:list-item>
                    <text:list-item>
                      <text:p text:style-name="P93"><text:span text:style-name="T9">#_ </text:span>caller</text:p>
                    </text:list-item>
                  </text:list>
                </text:list-item>
                <text:list-item>
                  <text:p text:style-name="P93">TEST ==&gt; ERROR</text:p>
                  <text:list>
                    <text:list-item>
                      <text:list>
                        <text:list-item>
                          <text:p text:style-name="P93">“ <text:s/>File "C:\WORKS_2\WS\WS_Others.prog\prog\D-7\2_2\VIRTUAL\Admin_Projects\mm\libs_mm\libfx_6.py", lin</text:p>
                        </text:list-item>
                        <text:list-item>
                          <text:p text:style-name="P93">e 6867, in tester_T_2__Report_Dat</text:p>
                        </text:list-item>
                        <text:list-item>
                          <text:p text:style-name="P93"><text:soft-page-break/><text:s text:c="4"/>, len(lo_Pos_Exits) / cntOf_Loop</text:p>
                        </text:list-item>
                        <text:list-item>
                          <text:p text:style-name="P93">ZeroDivisionError: division by zero”</text:p>
                        </text:list-item>
                      </text:list>
                    </text:list-item>
                    <text:list-item>
                      <text:p text:style-name="P93">TRY-1 : review</text:p>
                      <text:list>
                        <text:list-item>
                          <text:p text:style-name="P93">tester_T_2__Buy_Up__Loop_2_Trailing__V3_Sell</text:p>
                          <text:list>
                            <text:list-item>
                              <text:p text:style-name="P93">ret = (cntOf_Loop, lo_LO_Pos_Exits)</text:p>
                            </text:list-item>
                          </text:list>
                        </text:list-item>
                        <text:list-item>
                          <text:p text:style-name="P93">/ tester_T_2__Buy_Up__Loop_2_Trailing__V3__ForLoop_1</text:p>
                        </text:list-item>
                        <text:list-item>
                          <text:p text:style-name="P93">==&gt; “lenOf_Detection_Target_Range” (func : tester_T_2__Buy_Up__3_Prep_Trailing)</text:p>
                        </text:list-item>
                      </text:list>
                    </text:list-item>
                    <text:list-item>
                      <text:p text:style-name="P93">FIX : use csv file → 44_5.1_10_rawdata.(AUDJPY).(Period-M15).(NumOfUnits-18000).(Bars-ALL-20190424_184417).20190311_081029.[SLICE-30].csv</text:p>
                    </text:list-item>
                    <text:list-item>
                      <text:p text:style-name="P93">TEST ==&gt; </text:p>
                      <text:list>
                        <text:list-item>
                          <text:list>
                            <text:list-item>
                              <text:p text:style-name="P93">“[libfx_6.py:3410 / 20191031_133347] tester_T_2__Buy_Up__Loop_2_Trailing__V3_Sell ---&gt; starting... ===================”</text:p>
                            </text:list-item>
                          </text:list>
                        </text:list-item>
                        <text:list-item>
                          <text:p text:style-name="P93">==&gt; OK</text:p>
                        </text:list-item>
                      </text:list>
                    </text:list-item>
                  </text:list>
                </text:list-item>
                <text:list-item>
                  <text:p text:style-name="P93">CODE</text:p>
                  <text:list>
                    <text:list-item>
                      <text:p text:style-name="P93">DUP : tester_T_2__Buy_Up__Loop_2_Trailing__V3__ForLoop_1</text:p>
                      <text:list>
                        <text:list-item>
                          <text:p text:style-name="P93">==&gt; tester_T_2__Buy_Up__Loop_2_Trailing__V3__ForLoop_1_Sell</text:p>
                        </text:list-item>
                      </text:list>
                    </text:list-item>
                    <text:list-item>
                      <text:p text:style-name="P93"/>
                    </text:list-item>
                  </text:list>
                </text:list-item>
              </text:list>
            </text:list-item>
          </text:list>
        </text:list-item>
      </text:list>
      <text:p text:style-name="P8">[next]</text:p>
      <text:list xml:id="list2071862858345553944" text:style-name="L59">
        <text:list-item>
          <text:p text:style-name="P94">TASK-1</text:p>
          <text:list>
            <text:list-item>
              <text:p text:style-name="P94">DUP : tester_T_2__Buy_Up__Loop_2_Trailing__V3__ForLoop_1</text:p>
            </text:list-item>
            <text:list-item>
              <text:p text:style-name="P94">==&gt; tester_T_2__Buy_Up__Loop_2_Trailing__V3__ForLoop_1_Sell</text:p>
            </text:list-item>
            <text:list-item>
              <text:p text:style-name="P94">#_20191031_134048:next</text:p>
            </text:list-item>
          </text:list>
        </text:list-item>
      </text:list>
      <text:p text:style-name="P8">[further]</text:p>
      <text:list xml:id="list2036893525339654245" text:style-name="L60">
        <text:list-item>
          <text:p text:style-name="P95"/>
        </text:list-item>
      </text:list>
      <text:p text:style-name="P2"><text:soft-page-break/><text:line-break/><text:span text:style-name="T12">[/ 20191031_133524]</text:span></text:p>
      <text:p text:style-name="P2"/>
      <text:p text:style-name="P12"/>
      <text:p text:style-name="P8">---------------------------------------------------------------------------</text:p>
      <text:p text:style-name="P14">res free# JVEMV6 44#8.4.3_3 / 44. currency / 8. prog-python / 4 tester / 3. id-4 / 20191102_121125</text:p>
      <text:p text:style-name="P14"/>
      <text:p text:style-name="P8">[do] <text:span text:style-name="T9">#_ </text:span></text:p>
      <text:list xml:id="list6652106408147681360" text:style-name="L61">
        <text:list-item>
          <text:p text:style-name="P96">REVIEW</text:p>
        </text:list-item>
        <text:list-item>
          <text:p text:style-name="P96">TASK-1</text:p>
          <text:list>
            <text:list-item>
              <text:list>
                <text:list-item>
                  <text:p text:style-name="P96">DUP : tester_T_2__Buy_Up__Loop_2_Trailing__V3__ForLoop_1</text:p>
                </text:list-item>
                <text:list-item>
                  <text:p text:style-name="P96">==&gt; tester_T_2__Buy_Up__Loop_2_Trailing__V3__ForLoop_1_Sell</text:p>
                </text:list-item>
                <text:list-item>
                  <text:p text:style-name="P96">#_20191031_134048:next</text:p>
                </text:list-item>
              </text:list>
            </text:list-item>
            <text:list-item>
              <text:p text:style-name="P96">T-1.1</text:p>
              <text:list>
                <text:list-item>
                  <text:p text:style-name="P96">CODE</text:p>
                  <text:list>
                    <text:list-item>
                      <text:p text:style-name="P96"><text:span text:style-name="T9">#_ </text:span>DUP</text:p>
                    </text:list-item>
                    <text:list-item>
                      <text:p text:style-name="P96">signature</text:p>
                    </text:list-item>
                    <text:list-item>
                      <text:p text:style-name="P96">time labels</text:p>
                      <text:list>
                        <text:list-item>
                          <text:p text:style-name="P96">#_20191102_121417:caller</text:p>
                        </text:list-item>
                        <text:list-item>
                          <text:p text:style-name="P96">#_20191102_121425:head</text:p>
                        </text:list-item>
                        <text:list-item>
                          <text:p text:style-name="P96">#_20191102_121429:wl:in-func</text:p>
                        </text:list-item>
                      </text:list>
                    </text:list-item>
                    <text:list-item>
                      <text:p text:style-name="P96"><text:span text:style-name="T9">#_ </text:span>caller</text:p>
                    </text:list-item>
                    <text:list-item>
                      <text:p text:style-name="P96">delete → time labels from the orig lines</text:p>
                    </text:list-item>
                  </text:list>
                </text:list-item>
                <text:list-item>
                  <text:p text:style-name="P96">TEST ==&gt; “[libfx_6.py:2162 / 20191102_121600]</text:p>
                  <text:list>
                    <text:list-item>
                      <text:p text:style-name="P96">(step : B : j1 : N) flg_Pos --&gt; False : 2019.04.24 07:45”</text:p>
                    </text:list-item>
                    <text:list-item>
                      <text:p text:style-name="P96">==&gt; OK</text:p>
                    </text:list-item>
                  </text:list>
                </text:list-item>
              </text:list>
            </text:list-item>
          </text:list>
        </text:list-item>
        <text:list-item>
          <text:p text:style-name="P96">TASK-2 : coding : <text:soft-page-break/>tester_T_2__Buy_Up__Loop_2_Trailing__V3__ForLoop_1_Sell</text:p>
          <text:list>
            <text:list-item>
              <text:p text:style-name="P96">SEG-1 : code cleanup</text:p>
              <text:list>
                <text:list-item>
                  <text:p text:style-name="P96"/>
                </text:list-item>
              </text:list>
            </text:list-item>
            <text:list-item>
              <text:p text:style-name="P96"><text:span text:style-name="T9">#_ </text:span>T-2.1 : <text:s/></text:p>
              <text:list>
                <text:list-item>
                  <text:p text:style-name="P96"><text:s/>flowchart ---&gt; review : follow the code lines</text:p>
                  <text:list>
                    <text:list-item>
                      <text:p text:style-name="P96">#_20191102_123624:tmp</text:p>
                    </text:list-item>
                    <text:list-item>
                      <text:p text:style-name="P96">“step : B : j1 : N”</text:p>
                    </text:list-item>
                    <text:list-item>
                      <text:p text:style-name="P96">“step : B : j2 : N”</text:p>
                    </text:list-item>
                  </text:list>
                </text:list-item>
              </text:list>
            </text:list-item>
          </text:list>
        </text:list-item>
      </text:list>
      <text:p text:style-name="P8">[next]</text:p>
      <text:list xml:id="list6383427121671260158" text:style-name="L62">
        <text:list-item>
          <text:p text:style-name="P97">TASK-1</text:p>
          <text:list>
            <text:list-item>
              <text:p text:style-name="P97">flowcharting → sn-2 (log_fx.(main).ods tab-”4”)</text:p>
              <text:list>
                <text:list-item>
                  <text:p text:style-name="P97">ref → sn-1:j2:y3</text:p>
                </text:list-item>
              </text:list>
            </text:list-item>
          </text:list>
        </text:list-item>
      </text:list>
      <text:p text:style-name="P8">[further]</text:p>
      <text:list xml:id="list1082333656215258919" text:style-name="L63">
        <text:list-item>
          <text:p text:style-name="P98"/>
        </text:list-item>
      </text:list>
      <text:p text:style-name="P2"><text:line-break/><text:span text:style-name="T12">[/ 20191102_134434]</text:span></text:p>
      <text:p text:style-name="P2"/>
      <text:p text:style-name="P12"/>
      <text:p text:style-name="P8">---------------------------------------------------------------------------</text:p>
      <text:p text:style-name="P14">res free# JVEMV6 44#8.4.3_ 4 / 44. currency / 8. prog-python / 4 tester / 3. id-4 / 20191103_085746</text:p>
      <text:p text:style-name="P14"/>
      <text:p text:style-name="P8">[do] <text:span text:style-name="T9">#_ </text:span></text:p>
      <text:list xml:id="list7308827228480327275" text:style-name="L64">
        <text:list-item>
          <text:p text:style-name="P99">REVIEW</text:p>
        </text:list-item>
        <text:list-item>
          <text:p text:style-name="P99">TASK-1 : flowcharting → sn-2 (log_fx.(main).ods tab-”4”)</text:p>
          <text:list>
            <text:list-item>
              <text:list>
                <text:list-item>
                  <text:p text:style-name="P99">ref → sn-1:j2:y3</text:p>
                </text:list-item>
              </text:list>
            </text:list-item>
            <text:list-item>
              <text:p text:style-name="P99">T-1.1 : dp func → use “dp_ANY”</text:p>
              <text:list>
                <text:list-item>
                  <text:p text:style-name="P99">#_20191103_090605:tmp</text:p>
                </text:list-item>
                <text:list-item>
                  <text:p text:style-name="P99">new FUNC : <text:s/>dp_ANY(lo_LO_Lines, lo_BDs_Tmp)</text:p>
                  <text:list>
                    <text:list-item>
                      <text:p text:style-name="P99"><text:soft-page-break/>DUP : dp_Tester_T_2__Buy_Up</text:p>
                    </text:list-item>
                    <text:list-item>
                      <text:p text:style-name="P99">signature</text:p>
                    </text:list-item>
                    <text:list-item>
                      <text:p text:style-name="P99">time labels</text:p>
                      <text:list>
                        <text:list-item>
                          <text:p text:style-name="P99">#20191103_090905:caller</text:p>
                        </text:list-item>
                        <text:list-item>
                          <text:p text:style-name="P99">#_20191103_090910:head</text:p>
                        </text:list-item>
                        <text:list-item>
                          <text:p text:style-name="P99">#_20191103_090918:wl:in-func</text:p>
                        </text:list-item>
                      </text:list>
                    </text:list-item>
                    <text:list-item>
                      <text:p text:style-name="P99">time labels ==&gt; remove orig ones</text:p>
                    </text:list-item>
                    <text:list-item>
                      <text:p text:style-name="P99">delete → orig lines</text:p>
                    </text:list-item>
                    <text:list-item>
                      <text:p text:style-name="P99"><text:span text:style-name="T9">#_ </text:span>caller</text:p>
                    </text:list-item>
                    <text:list-item>
                      <text:p text:style-name="P99">TEST ==&gt; OK</text:p>
                    </text:list-item>
                  </text:list>
                </text:list-item>
              </text:list>
            </text:list-item>
          </text:list>
        </text:list-item>
        <text:list-item>
          <text:p text:style-name="P99">TASK-2 : “step : B : j2 : Y : 4” ==&gt; ts_TP, ts_SL → <text:s/>exchange vals</text:p>
        </text:list-item>
      </text:list>
      <text:p text:style-name="P8"/>
      <text:p text:style-name="P8">[next]</text:p>
      <text:list xml:id="list831715046347293651" text:style-name="L65">
        <text:list-item>
          <text:p text:style-name="P100">TASK : this : TASK-2</text:p>
          <text:list>
            <text:list-item>
              <text:p text:style-name="P100">#_20191103_091904:next</text:p>
            </text:list-item>
          </text:list>
        </text:list-item>
      </text:list>
      <text:p text:style-name="P8">[further]</text:p>
      <text:list xml:id="list8914593600990978826" text:style-name="L66">
        <text:list-item>
          <text:p text:style-name="P101"/>
        </text:list-item>
      </text:list>
      <text:p text:style-name="P2"><text:line-break/><text:span text:style-name="T12">[/ 20191103_091917]</text:span></text:p>
      <text:p text:style-name="P2"/>
      <text:p text:style-name="P12"/>
      <text:p text:style-name="P8">---------------------------------------------------------------------------</text:p>
      <text:p text:style-name="P14">res free# JVEMV6 44#8.4.3_5 / 44. currency / 8. prog-python / 4 tester / 3. id-X / 20191104_100559</text:p>
      <text:p text:style-name="P14"/>
      <text:p text:style-name="P8">[do] <text:span text:style-name="T9">#_ </text:span></text:p>
      <text:list xml:id="list1105359667250194407" text:style-name="L67">
        <text:list-item>
          <text:p text:style-name="P102">REVIEW</text:p>
        </text:list-item>
        <text:list-item>
          <text:p text:style-name="P102"><text:span text:style-name="T9">#_ </text:span>TASK-1 : “step : B : j2 : Y : 4” ==&gt; ts_TP, ts_SL → <text:s/>exchange vals</text:p>
          <text:list>
            <text:list-item>
              <text:list>
                <text:list-item>
                  <text:p text:style-name="P102">#_20191103_091904:next</text:p>
                </text:list-item>
              </text:list>
            </text:list-item>
            <text:list-item>
              <text:p text:style-name="P102"><text:soft-page-break/>T-1.1</text:p>
              <text:list>
                <text:list-item>
                  <text:p text:style-name="P102">CODE</text:p>
                  <text:list>
                    <text:list-item>
                      <text:p text:style-name="P102">ts_SL,ts_TP</text:p>
                    </text:list-item>
                    <text:list-item>
                      <text:p text:style-name="P102">valOf_SL,valOf_TP</text:p>
                    </text:list-item>
                  </text:list>
                </text:list-item>
                <text:list-item>
                  <text:p text:style-name="P102">TEST ==&gt; “(step : B : j2 : Y : 4) calc ts_TP, ts_SL”</text:p>
                  <text:list>
                    <text:list-item>
                      <text:p text:style-name="P102">==&gt; “ts_TP<text:tab/>78.544<text:tab/>ts_SL<text:tab/>78.654”</text:p>
                      <text:list>
                        <text:list-item>
                          <text:p text:style-name="P102">“st_pr<text:tab/>78.614”</text:p>
                        </text:list-item>
                      </text:list>
                    </text:list-item>
                    <text:list-item>
                      <text:p text:style-name="P102">==&gt; OK</text:p>
                    </text:list-item>
                  </text:list>
                </text:list-item>
              </text:list>
            </text:list-item>
          </text:list>
        </text:list-item>
        <text:list-item>
          <text:p text:style-name="P102"><text:span text:style-name="T9">#_ </text:span>TASK-2 : “step : B : j3” ==&gt; change condition</text:p>
          <text:list>
            <text:list-item>
              <text:p text:style-name="P102">T-2.1 : #_20191104_101450:tmp</text:p>
              <text:list>
                <text:list-item>
                  <text:p text:style-name="P102">CODE</text:p>
                </text:list-item>
                <text:list-item>
                  <text:p text:style-name="P102">TEST ==&gt; “(step : B : j3 : Y : 1)”</text:p>
                  <text:list>
                    <text:list-item>
                      <text:p text:style-name="P102">==&gt; OK</text:p>
                    </text:list-item>
                  </text:list>
                </text:list-item>
              </text:list>
            </text:list-item>
          </text:list>
        </text:list-item>
      </text:list>
      <text:p text:style-name="P8">[next]</text:p>
      <text:list xml:id="list3934701032991261822" text:style-name="L68">
        <text:list-item>
          <text:p text:style-name="P103">TASK-1</text:p>
          <text:list>
            <text:list-item>
              <text:p text:style-name="P103">“step : B : j3 : Y : 2” → “Pos["ext_pr"]” ==&gt; change formula</text:p>
              <text:list>
                <text:list-item>
                  <text:p text:style-name="P103">#_20191104_102501:next</text:p>
                </text:list-item>
              </text:list>
            </text:list-item>
          </text:list>
        </text:list-item>
      </text:list>
      <text:p text:style-name="P8">[further]</text:p>
      <text:list xml:id="list4396242270796137799" text:style-name="L69">
        <text:list-item>
          <text:p text:style-name="P104"/>
        </text:list-item>
      </text:list>
      <text:p text:style-name="P2"><text:line-break/><text:span text:style-name="T12">[/ 20191104_102559]</text:span></text:p>
      <text:p text:style-name="P10"/>
      <text:p text:style-name="P12"/>
      <text:p text:style-name="P8">---------------------------------------------------------------------------</text:p>
      <text:p text:style-name="P14">res free# JVEMV6 44#8.4.3_6 / 44. currency / 8. prog-python / 4 tester / 3. id-X / 20191106_120301</text:p>
      <text:p text:style-name="P14"/>
      <text:p text:style-name="P8">[do] <text:span text:style-name="T9">#_ </text:span></text:p>
      <text:list xml:id="list36212084" text:continue-list="list7812975549644572322" text:style-name="L7">
        <text:list-item>
          <text:p text:style-name="P48">REVIEW</text:p>
        </text:list-item>
        <text:list-item>
          <text:p text:style-name="P48"><text:soft-page-break/>TASK-1 : “step : B : j3 : Y : 2” → “Pos["ext_pr"]” ==&gt; change formula</text:p>
          <text:list>
            <text:list-item>
              <text:list>
                <text:list-item>
                  <text:p text:style-name="P48">#_20191104_102501:next</text:p>
                </text:list-item>
              </text:list>
            </text:list-item>
            <text:list-item>
              <text:p text:style-name="P48">T-1.1</text:p>
              <text:list>
                <text:list-item>
                  <text:p text:style-name="P48"><text:span text:style-name="T9">#_ </text:span>CODE</text:p>
                </text:list-item>
                <text:list-item>
                  <text:p text:style-name="P48">TEST ==&gt; </text:p>
                  <text:list>
                    <text:list-item>
                      <text:p text:style-name="P48">loop → no error</text:p>
                    </text:list-item>
                    <text:list-item>
                      <text:p text:style-name="P48">validate data</text:p>
                      <text:list>
                        <text:list-item>
                          <text:p text:style-name="P48">2019.04.24 07:45 ==&gt; OK</text:p>
                        </text:list-item>
                        <text:list-item>
                          <text:p text:style-name="P48"><text:span text:style-name="T9">#_ </text:span>SEG-1 : modify</text:p>
                          <text:list>
                            <text:list-item>
                              <text:list>
                                <text:list-item>
                                  <text:p text:style-name="P48">#_20191106_121422:modify</text:p>
                                </text:list-item>
                                <text:list-item>
                                  <text:p text:style-name="P48">#_20191106_121450:modify</text:p>
                                </text:list-item>
                              </text:list>
                            </text:list-item>
                            <text:list-item>
                              <text:p text:style-name="P48">CODE</text:p>
                            </text:list-item>
                            <text:list-item>
                              <text:p text:style-name="P48">TEST</text:p>
                              <text:list>
                                <text:list-item>
                                  <text:p text:style-name="P48">loop ==&gt; no error</text:p>
                                </text:list-item>
                              </text:list>
                            </text:list-item>
                          </text:list>
                        </text:list-item>
                      </text:list>
                    </text:list-item>
                  </text:list>
                </text:list-item>
              </text:list>
            </text:list-item>
          </text:list>
        </text:list-item>
      </text:list>
      <text:p text:style-name="P8"/>
      <text:p text:style-name="P8">[next]</text:p>
      <text:list xml:id="list4483810955765184072" text:style-name="L70">
        <text:list-item>
          <text:p text:style-name="P105">TASK-1 : “step : B : j3 : Y : 2” → “Pos["ext_pr"]” ==&gt; change formula</text:p>
          <text:list>
            <text:list-item>
              <text:p text:style-name="P105">#_20191106_123123:next</text:p>
            </text:list-item>
          </text:list>
        </text:list-item>
        <text:list-item>
          <text:p text:style-name="P105">TASK-2 : issue list : id-1 : tab “1” log_fx.(main).ods</text:p>
        </text:list-item>
      </text:list>
      <text:p text:style-name="P8">[further]</text:p>
      <text:list xml:id="list6196392602182081368" text:style-name="L71">
        <text:list-item>
          <text:p text:style-name="P106"/>
        </text:list-item>
      </text:list>
      <text:p text:style-name="P2"><text:line-break/><text:span text:style-name="T12">[/ 20191106_123144]</text:span></text:p>
      <text:p text:style-name="P2"/>
      <text:p text:style-name="P12"/>
      <text:p text:style-name="P8">---------------------------------------------------------------------------</text:p>
      <text:p text:style-name="P14">res free# JVEMV6 44#8.4.3_7 / 44. currency / 8. prog-python / 4 tester / 3. id-X / 20191107_125941</text:p>
      <text:p text:style-name="P14"/>
      <text:p text:style-name="P8"><text:soft-page-break/>[do] <text:span text:style-name="T9">#_ </text:span></text:p>
      <text:list xml:id="list7438562789882519409" text:style-name="L72">
        <text:list-item>
          <text:p text:style-name="P107">REVIEW</text:p>
        </text:list-item>
        <text:list-item>
          <text:p text:style-name="P107">TASK-1 : “step : B : j3 : Y : 2” → “Pos["ext_pr"]” ==&gt; change formula</text:p>
          <text:list>
            <text:list-item>
              <text:p text:style-name="P107">#_20191106_123123:next</text:p>
              <text:list>
                <text:list-item>
                  <text:p text:style-name="P107">T-1.1</text:p>
                  <text:list>
                    <text:list-item>
                      <text:p text:style-name="P107">CODE</text:p>
                    </text:list-item>
                    <text:list-item>
                      <text:p text:style-name="P107">TEST ==&gt; DROP</text:p>
                    </text:list-item>
                  </text:list>
                </text:list-item>
              </text:list>
            </text:list-item>
          </text:list>
        </text:list-item>
        <text:list-item>
          <text:p text:style-name="P107">TASK-2 : RESTART</text:p>
          <text:list>
            <text:list-item>
              <text:p text:style-name="P107">T-2.1</text:p>
              <text:list>
                <text:list-item>
                  <text:p text:style-name="P107">new FILE : libfx_7.py</text:p>
                  <text:list>
                    <text:list-item>
                      <text:p text:style-name="P107">DUP : libfx_6.py</text:p>
                    </text:list-item>
                    <text:list-item>
                      <text:p text:style-name="P107">time labels</text:p>
                      <text:list>
                        <text:list-item>
                          <text:p text:style-name="P107">#_20191107_135221:caller</text:p>
                        </text:list-item>
                        <text:list-item>
                          <text:p text:style-name="P107">#_20191107_135224:head</text:p>
                        </text:list-item>
                        <text:list-item>
                          <text:p text:style-name="P107">#_20191107_135231:wl:in-func</text:p>
                        </text:list-item>
                      </text:list>
                    </text:list-item>
                  </text:list>
                </text:list-item>
                <text:list-item>
                  <text:p text:style-name="P107">libfx_7.py</text:p>
                  <text:list>
                    <text:list-item>
                      <text:p text:style-name="P107"><text:span text:style-name="T9">#_ </text:span>delete lines</text:p>
                      <text:list>
                        <text:list-item>
                          <text:p text:style-name="P107">except : “tester_T_2__Buy_Up__Loop_2_Trailing__V3__ForLoop_1_Sell”</text:p>
                        </text:list-item>
                      </text:list>
                    </text:list-item>
                    <text:list-item>
                      <text:p text:style-name="P107">import</text:p>
                    </text:list-item>
                    <text:list-item>
                      <text:p text:style-name="P107">caller → switch to libfx_7</text:p>
                    </text:list-item>
                    <text:list-item>
                      <text:p text:style-name="P107">TEST ==&gt; OK</text:p>
                    </text:list-item>
                  </text:list>
                </text:list-item>
              </text:list>
            </text:list-item>
            <text:list-item>
              <text:p text:style-name="P107">T-2.2</text:p>
              <text:list>
                <text:list-item>
                  <text:p text:style-name="P107">delete lines → j1, Y/N only; rest ==&gt; delete</text:p>
                </text:list-item>
                <text:list-item>
                  <text:p text:style-name="P107">TEST ==&gt; OK</text:p>
                </text:list-item>
              </text:list>
            </text:list-item>
          </text:list>
        </text:list-item>
      </text:list>
      <text:p text:style-name="P8"/>
      <text:p text:style-name="P8">[next]</text:p>
      <text:list xml:id="list7389110949361820003" text:style-name="L73">
        <text:list-item>
          <text:p text:style-name="P108">TASK : “j3 : N” ~~</text:p>
          <text:list>
            <text:list-item>
              <text:p text:style-name="P108">#_20191107_140017:next</text:p>
            </text:list-item>
            <text:list-item>
              <text:p text:style-name="P108"><text:soft-page-break/>new FUNC : tester_T_2__ForLoop_1_Sell__J1_N(...)</text:p>
              <text:list>
                <text:list-item>
                  <text:p text:style-name="P108">→ return “(cntOf_Loop, lo_Pos_Exits, cntOf_Loop_B)”</text:p>
                </text:list-item>
              </text:list>
            </text:list-item>
          </text:list>
        </text:list-item>
      </text:list>
      <text:p text:style-name="P8">[further]</text:p>
      <text:list xml:id="list9037536640641556594" text:style-name="L74">
        <text:list-item>
          <text:p text:style-name="P109"/>
        </text:list-item>
      </text:list>
      <text:p text:style-name="P2"><text:line-break/><text:span text:style-name="T12">[/ 20191107_141301]</text:span></text:p>
      <text:p text:style-name="P3"/>
      <text:p text:style-name="P12"/>
      <text:p text:style-name="P8">---------------------------------------------------------------------------</text:p>
      <text:p text:style-name="P14">res free# JVEMV6 44#8.4.3_8 / 44. currency / 8. prog-python / 4 tester / 3. id-X / XXXX</text:p>
      <text:p text:style-name="P14"/>
      <text:p text:style-name="P8">[do] <text:span text:style-name="T9">#_ </text:span></text:p>
      <text:list xml:id="list4622716664758554951" text:style-name="L75">
        <text:list-item>
          <text:p text:style-name="P110">REVIEW</text:p>
        </text:list-item>
        <text:list-item>
          <text:p text:style-name="P110">TASK-1 : flowcharting, logic-analysis</text:p>
        </text:list-item>
      </text:list>
      <text:p text:style-name="P8"/>
      <text:p text:style-name="P8">[next]</text:p>
      <text:list xml:id="list4730854767176654295" text:style-name="L76">
        <text:list-item>
          <text:p text:style-name="P111">TASK-1 : flowcharting, logic-analysis → continue</text:p>
          <text:list>
            <text:list-item>
              <text:p text:style-name="P111">SELL<text:span text:style-name="T11">で入って、そのbarの中で、priceが上昇する場合の、ケース抽出。</text:span></text:p>
            </text:list-item>
            <text:list-item>
              <text:p text:style-name="P147">==&gt; use 11/07のメモ用紙</text:p>
            </text:list-item>
          </text:list>
        </text:list-item>
        <text:list-item>
          <text:p text:style-name="P147">TASK-2</text:p>
          <text:list>
            <text:list-item>
              <text:p text:style-name="P147">2本目以降のbarたちの、処理</text:p>
              <text:list>
                <text:list-item>
                  <text:p text:style-name="P147">==&gt; UP/DOWNのケース、それぞれ</text:p>
                </text:list-item>
              </text:list>
            </text:list-item>
          </text:list>
        </text:list-item>
      </text:list>
      <text:p text:style-name="P8">[further]</text:p>
      <text:list xml:id="list1546541768438412495" text:style-name="L77">
        <text:list-item>
          <text:p text:style-name="P112"/>
        </text:list-item>
      </text:list>
      <text:p text:style-name="P2"><text:line-break/><text:span text:style-name="T12">[/ 20191108_142546]</text:span></text:p>
      <text:p text:style-name="P3"/>
      <text:p text:style-name="P12"><text:soft-page-break/></text:p>
      <text:p text:style-name="P8">---------------------------------------------------------------------------</text:p>
      <text:p text:style-name="P14">res free# JVEMV6 44#8.4.3_9 / 44. currency / 8. prog-python / 4 tester / 3. id-X / 20191110_131655</text:p>
      <text:p text:style-name="P14"/>
      <text:p text:style-name="P8">[do] <text:span text:style-name="T9">#_ </text:span></text:p>
      <text:list xml:id="list6999312511673313427" text:style-name="L78">
        <text:list-item>
          <text:p text:style-name="P113">REVIEW</text:p>
        </text:list-item>
        <text:list-item>
          <text:p text:style-name="P113">TASK-1 : analyze</text:p>
          <text:list>
            <text:list-item>
              <text:p text:style-name="P113"><text:s/>T-1.1 : </text:p>
              <text:list>
                <text:list-item>
                  <text:p text:style-name="P113">memo : 44#8.43_7</text:p>
                </text:list-item>
                <text:list-item>
                  <text:p text:style-name="P113"/>
                </text:list-item>
              </text:list>
            </text:list-item>
            <text:list-item>
              <text:p text:style-name="P113"/>
            </text:list-item>
          </text:list>
        </text:list-item>
        <text:list-item>
          <text:p text:style-name="P159"><text:span text:style-name="T8">#_ </text:span><text:span text:style-name="T4">TASK-2 : get → stats</text:span></text:p>
          <text:list>
            <text:list-item>
              <text:p text:style-name="P113">T-2.1</text:p>
              <text:list>
                <text:list-item>
                  <text:p text:style-name="P113">#_20191110_133022:tmp</text:p>
                </text:list-item>
                <text:list-item>
                  <text:p text:style-name="P113">TEST ==&gt; “fname_Src_Csv=44_5.1_10_rawdata.(AUDJPY).(Period-M15).(NumOfUnits-18000).(Bars-ALL-20190424_184417).20190311_081029.[SLICE-100].csv”</text:p>
                  <text:list>
                    <text:list-item>
                      <text:p text:style-name="P113">==&gt; “[libfx_7.py:2905 / 20191110_134546] (debug) stats : id-1 ==&gt; 0”</text:p>
                    </text:list-item>
                  </text:list>
                </text:list-item>
              </text:list>
            </text:list-item>
            <text:list-item>
              <text:p text:style-name="P113">TASK-2.2</text:p>
              <text:list>
                <text:list-item>
                  <text:p text:style-name="P113">#_20191110_141003:tmp</text:p>
                </text:list-item>
                <text:list-item>
                  <text:p text:style-name="P113"/>
                </text:list-item>
              </text:list>
            </text:list-item>
          </text:list>
        </text:list-item>
        <text:list-item>
          <text:p text:style-name="P159"><text:span text:style-name="T8">#_ </text:span><text:span text:style-name="T4">TASK-3 : gen → raw data</text:span></text:p>
          <text:list>
            <text:list-item>
              <text:p text:style-name="P113">T-3.1 : M5</text:p>
              <text:list>
                <text:list-item>
                  <text:p text:style-name="P113">A/M</text:p>
                  <text:list>
                    <text:list-item>
                      <text:p text:style-name="P159"><text:span text:style-name="T4">44_5.1_10_rawdata.(AUDJPY).(Period-M5).(NumOfUnits-55000).(Bars-55000).20191110_134742.csv // C:\Users\iwabuchiken\AppData\Roaming\MetaQuotes\Terminal\34B08C83A5AAE27A4079DE708E60511E\MQL4\Files\Resea</text:span><text:soft-page-break/><text:span text:style-name="T4">rch\obs\44_\44_5.1_10\obs\44_</text:span></text:p>
                    </text:list-item>
                  </text:list>
                </text:list-item>
                <text:list-item>
                  <text:p text:style-name="P113">E/J, M5</text:p>
                </text:list-item>
                <text:list-item>
                  <text:p text:style-name="P113">U/J, M5</text:p>
                </text:list-item>
              </text:list>
            </text:list-item>
          </text:list>
        </text:list-item>
        <text:list-item>
          <text:p text:style-name="P113">TASK-4 : coding</text:p>
          <text:list>
            <text:list-item>
              <text:p text:style-name="P113">T-4.1 : new FUNC : output_Log(...)</text:p>
              <text:list>
                <text:list-item>
                  <text:p text:style-name="P113">signature</text:p>
                </text:list-item>
                <text:list-item>
                  <text:p text:style-name="P113">labels</text:p>
                  <text:list>
                    <text:list-item>
                      <text:p text:style-name="P159">#_20191110_142858:caller</text:p>
                    </text:list-item>
                    <text:list-item>
                      <text:p text:style-name="P159">#_20191110_142904:head</text:p>
                    </text:list-item>
                    <text:list-item>
                      <text:p text:style-name="P159">#_20191110_142909:wl:in-func</text:p>
                    </text:list-item>
                  </text:list>
                </text:list-item>
                <text:list-item>
                  <text:p text:style-name="P113">caller</text:p>
                </text:list-item>
                <text:list-item>
                  <text:p text:style-name="P113">TEST ==&gt; OK</text:p>
                </text:list-item>
              </text:list>
            </text:list-item>
          </text:list>
        </text:list-item>
      </text:list>
      <text:p text:style-name="P8"/>
      <text:p text:style-name="P8">[next]</text:p>
      <text:list xml:id="list487150724009410746" text:style-name="L79">
        <text:list-item>
          <text:p text:style-name="P114">TASK : coding : “j2”</text:p>
          <text:list>
            <text:list-item>
              <text:p text:style-name="P114">#_20191110_143844:next</text:p>
            </text:list-item>
            <text:list-item>
              <text:p text:style-name="P114">==&gt; see : 44#8.43_7</text:p>
            </text:list-item>
          </text:list>
        </text:list-item>
      </text:list>
      <text:p text:style-name="P8">[further]</text:p>
      <text:list xml:id="list2027121560114756677" text:style-name="L80">
        <text:list-item>
          <text:p text:style-name="P115"/>
        </text:list-item>
      </text:list>
      <text:p text:style-name="P2"><text:line-break/><text:span text:style-name="T12">[/ 20191110_143913]</text:span></text:p>
      <text:p text:style-name="P2"/>
      <text:p text:style-name="P12"/>
      <text:p text:style-name="P8">---------------------------------------------------------------------------</text:p>
      <text:p text:style-name="P14">res free# JVEMV6 44#8.4.3_10 / 44. currency / 8. prog-python / 4 tester / 3. id-X / 20191111_133034</text:p>
      <text:p text:style-name="P14"/>
      <text:p text:style-name="P8">[do] <text:span text:style-name="T9">#_ </text:span></text:p>
      <text:list xml:id="list8748614059563211069" text:style-name="L81">
        <text:list-item>
          <text:p text:style-name="P116">REVIEW</text:p>
        </text:list-item>
        <text:list-item>
          <text:p text:style-name="P116">TASK-1 : coding : “j2”</text:p>
          <text:list>
            <text:list-item>
              <text:list>
                <text:list-item>
                  <text:p text:style-name="P116"><text:soft-page-break/>#_20191110_143844:next</text:p>
                </text:list-item>
                <text:list-item>
                  <text:p text:style-name="P116">==&gt; see : 44#8.43_7</text:p>
                </text:list-item>
              </text:list>
            </text:list-item>
            <text:list-item>
              <text:p text:style-name="P116"><text:span text:style-name="T9">@#_ </text:span>SEG-1 : code cleanup</text:p>
            </text:list-item>
            <text:list-item>
              <text:p text:style-name="P116">T-1.1 </text:p>
              <text:list>
                <text:list-item>
                  <text:p text:style-name="P116">new FUNC : loop_J2_Y()</text:p>
                  <text:list>
                    <text:list-item>
                      <text:p text:style-name="P116">signature</text:p>
                    </text:list-item>
                    <text:list-item>
                      <text:p text:style-name="P116">time labels</text:p>
                      <text:list>
                        <text:list-item>
                          <text:p text:style-name="P116">#_20191111_134815:caller</text:p>
                        </text:list-item>
                        <text:list-item>
                          <text:p text:style-name="P116">#_20191111_134818:head</text:p>
                        </text:list-item>
                        <text:list-item>
                          <text:p text:style-name="P116">#_20191111_134822:wl:in-func</text:p>
                        </text:list-item>
                      </text:list>
                    </text:list-item>
                    <text:list-item>
                      <text:p text:style-name="P116">caller</text:p>
                    </text:list-item>
                    <text:list-item>
                      <text:p text:style-name="P116">~~ “j2 : Y : 1”</text:p>
                    </text:list-item>
                  </text:list>
                </text:list-item>
                <text:list-item>
                  <text:p text:style-name="P116">TEST ==&gt; OK</text:p>
                </text:list-item>
              </text:list>
            </text:list-item>
            <text:list-item>
              <text:p text:style-name="P116">T-1.2 : “j2 : Y : 2”</text:p>
              <text:list>
                <text:list-item>
                  <text:p text:style-name="P116">CODE : loop_J2_Y()</text:p>
                </text:list-item>
                <text:list-item>
                  <text:p text:style-name="P116">TEST ==&gt; OK</text:p>
                </text:list-item>
              </text:list>
            </text:list-item>
          </text:list>
        </text:list-item>
      </text:list>
      <text:p text:style-name="P8"/>
      <text:p text:style-name="P8">[next]</text:p>
      <text:list xml:id="list557364914878553617" text:style-name="L82">
        <text:list-item>
          <text:p text:style-name="P117">TASK : “j2 : Y : 3”</text:p>
          <text:list>
            <text:list-item>
              <text:p text:style-name="P117">#_20191111_140836:next</text:p>
            </text:list-item>
          </text:list>
        </text:list-item>
      </text:list>
      <text:p text:style-name="P8">[further]</text:p>
      <text:list xml:id="list8444777633390069232" text:style-name="L83">
        <text:list-item>
          <text:p text:style-name="P118"/>
        </text:list-item>
      </text:list>
      <text:p text:style-name="P2"><text:line-break/><text:span text:style-name="T12">[/ 20191111_140853]</text:span></text:p>
      <text:p text:style-name="P2"/>
      <text:p text:style-name="P12"/>
      <text:p text:style-name="P8">---------------------------------------------------------------------------</text:p>
      <text:p text:style-name="P14">res free# JVEMV6 44#8.4.3_X / 44. currency / 8. prog-python / 4 tester / 3. id-X / 20191112_151829</text:p>
      <text:p text:style-name="P14"><text:soft-page-break/></text:p>
      <text:p text:style-name="P8">[do] <text:span text:style-name="T9">#_ </text:span></text:p>
      <text:list xml:id="list77433492877006928" text:style-name="L91">
        <text:list-item>
          <text:p text:style-name="P123">REVIEW</text:p>
        </text:list-item>
        <text:list-item>
          <text:p text:style-name="P160"><text:span text:style-name="T4">TASK-1 : “j2 : Y : 3”</text:span></text:p>
          <text:list>
            <text:list-item>
              <text:list>
                <text:list-item>
                  <text:p text:style-name="P123">#_20191111_140836:next</text:p>
                </text:list-item>
              </text:list>
            </text:list-item>
            <text:list-item>
              <text:p text:style-name="P123">SEG-1 : Pos</text:p>
              <text:list>
                <text:list-item>
                  <text:p text:style-name="P148">内容をupdateしよう</text:p>
                  <text:list>
                    <text:list-item>
                      <text:p text:style-name="P148">rf_price</text:p>
                    </text:list-item>
                  </text:list>
                </text:list-item>
                <text:list-item>
                  <text:p text:style-name="P148">TREE</text:p>
                  <text:list>
                    <text:list-item>
                      <text:p text:style-name="P148">libfx_6.tester_T_3</text:p>
                    </text:list-item>
                    <text:list-item>
                      <text:p text:style-name="P148">/libfx_6.tester_T_2__Buy_Up__3_Prep_Trailing #_20191005_133027:caller</text:p>
                    </text:list-item>
                    <text:list-item>
                      <text:p text:style-name="P148">/libfx_6.tester_T_2__Buy_Up__Loop_2_Trailing__V3_Sell #_20191031_131139:caller</text:p>
                    </text:list-item>
                    <text:list-item>
                      <text:p text:style-name="P148">/def tester_T_2__Buy_Up__Loop_2_Trailing__V3__ForLoop_1_Sell</text:p>
                    </text:list-item>
                    <text:list-item>
                      <text:p text:style-name="P148">tester_T_2__Buy_Up__3_Prep_Trailing</text:p>
                    </text:list-item>
                    <text:list-item>
                      <text:p text:style-name="P148">tester_T_2__Buy_Up__Loop_2_Trailing__V2</text:p>
                    </text:list-item>
                  </text:list>
                </text:list-item>
                <text:list-item>
                  <text:p text:style-name="P148">CODE</text:p>
                  <text:list>
                    <text:list-item>
                      <text:p text:style-name="P148">libfx_6.tester_T_2__Buy_Up__3_Prep_Trailing</text:p>
                      <text:list>
                        <text:list-item>
                          <text:p text:style-name="P148">#_20191112_155635:tmp</text:p>
                        </text:list-item>
                      </text:list>
                    </text:list-item>
                    <text:list-item>
                      <text:p text:style-name="P148">add key-value : #_20191112_155744:tmp</text:p>
                      <text:list>
                        <text:list-item>
                          <text:p text:style-name="P148">base_idx</text:p>
                        </text:list-item>
                        <text:list-item>
                          <text:p text:style-name="P148">trail_starting_idx</text:p>
                        </text:list-item>
                      </text:list>
                    </text:list-item>
                  </text:list>
                </text:list-item>
                <text:list-item>
                  <text:p text:style-name="P148">TEST ==&gt; OK : loop → no error shown</text:p>
                </text:list-item>
              </text:list>
            </text:list-item>
            <text:list-item>
              <text:p text:style-name="P123">T-1.1</text:p>
              <text:list>
                <text:list-item>
                  <text:p text:style-name="P123"/>
                </text:list-item>
              </text:list>
            </text:list-item>
          </text:list>
        </text:list-item>
      </text:list>
      <text:p text:style-name="P8"/>
      <text:p text:style-name="P8">[next]</text:p>
      <text:list xml:id="list8380136424689059764" text:style-name="L84">
        <text:list-item>
          <text:p text:style-name="P119"><text:soft-page-break/>TASK : coding → “j2 : Y : 3” (continued)</text:p>
          <text:list>
            <text:list-item>
              <text:p text:style-name="P119">#_20191111_140836:next</text:p>
            </text:list-item>
          </text:list>
        </text:list-item>
      </text:list>
      <text:p text:style-name="P8">[further]</text:p>
      <text:list xml:id="list7783974591420671750" text:style-name="L85">
        <text:list-item>
          <text:p text:style-name="P120"/>
        </text:list-item>
      </text:list>
      <text:p text:style-name="P2"><text:line-break/><text:span text:style-name="T12">[/ 20191112_160142]</text:span></text:p>
      <text:p text:style-name="P2"/>
      <text:p text:style-name="P12">@@@</text:p>
      <text:p text:style-name="P8">---------------------------------------------------------------------------</text:p>
      <text:p text:style-name="P14">res free# JVEMV6 44#8.4.3_X / 44. currency / 8. prog-python / 4 tester / 3. id-X / XXXX</text:p>
      <text:p text:style-name="P14"/>
      <text:p text:style-name="P8">[do] <text:span text:style-name="T9">#_ </text:span></text:p>
      <text:list xml:id="list36229093" text:continue-list="list36212084" text:style-name="L7">
        <text:list-item>
          <text:p text:style-name="P48">REVIEW</text:p>
        </text:list-item>
        <text:list-item>
          <text:p text:style-name="P48">TASK-1</text:p>
        </text:list-item>
      </text:list>
      <text:p text:style-name="P8"/>
      <text:p text:style-name="P8">[next]</text:p>
      <text:list xml:id="list4850785892491538351" text:style-name="L92">
        <text:list-item>
          <text:p text:style-name="P124">TASK</text:p>
        </text:list-item>
      </text:list>
      <text:p text:style-name="P8">[further]</text:p>
      <text:list xml:id="list6102465972698872663" text:style-name="L93">
        <text:list-item>
          <text:p text:style-name="P125"/>
        </text:list-item>
      </text:list>
      <text:p text:style-name="P2"><text:line-break/><text:span text:style-name="T12">[/ XXX]</text:span></text:p>
      <text:p text:style-name="P2"/>
      <text:p text:style-name="P10"/>
      <text:p text:style-name="P6"/>
      <text:p text:style-name="P6"/>
      <text:p text:style-name="P6">------------------------------------------------ [TEMPLATE] 20190630_172146</text:p>
      <text:p text:style-name="P8">---------------------------------------------------------------------------</text:p>
      <text:p text:style-name="P14">res free# JVEMV6 44#8.4.3_X / 44. currency / 8. prog-python / 4 tester / 3. id-<text:soft-page-break/>X / XXXX</text:p>
      <text:p text:style-name="P14"/>
      <text:p text:style-name="P8">[do] <text:span text:style-name="T9">#_ </text:span></text:p>
      <text:list xml:id="list36238709" text:continue-list="list36229093" text:style-name="L7">
        <text:list-item>
          <text:p text:style-name="P48">REVIEW</text:p>
        </text:list-item>
        <text:list-item>
          <text:p text:style-name="P48">TASK-1</text:p>
        </text:list-item>
      </text:list>
      <text:p text:style-name="P8"/>
      <text:p text:style-name="P8">[next]</text:p>
      <text:list xml:id="list3772184241881900024" text:style-name="L86">
        <text:list-item>
          <text:p text:style-name="P121">TASK</text:p>
        </text:list-item>
      </text:list>
      <text:p text:style-name="P8">[further]</text:p>
      <text:list xml:id="list9168108377886133655" text:style-name="L87">
        <text:list-item>
          <text:p text:style-name="P122"/>
        </text:list-item>
      </text:list>
      <text:p text:style-name="P2"><text:line-break/><text:span text:style-name="T12">[/ XXX]</text:span></text:p>
      <text:p text:style-name="P2"/>
      <text:p text:style-name="P2"/>
      <text:p text:style-name="P2"/>
      <text:p text:style-name="P6">/------------------------------------------------ [/TEMPLATE]</text:p>
      <text:p text:style-name="P6">----------------------------------------------------------------------------- [DOCS] 20190707_235900</text:p>
      <text:p text:style-name="P4"/>
      <table:table table:name="表1" table:style-name="表1">
        <table:table-column table:style-name="表1.A"/>
        <table:table-column table:style-name="表1.B"/>
        <table:table-column table:style-name="表1.C"/>
        <table:table-row>
          <table:table-cell table:style-name="表1.A1" office:value-type="string">
            <text:p text:style-name="P19"/>
          </table:table-cell>
          <table:table-cell table:style-name="表1.A1" office:value-type="string">
            <text:p text:style-name="P18"><text:a xlink:type="simple" xlink:href="https://docs.zoho.com/sheet/open/eovu1e1199284fd744d5eb3f86070b4f2abb6/sheets/tester/ranges/A2" text:style-name="Internet_20_link" text:visited-style-name="Visited_20_Internet_20_Link"><text:span text:style-name="T6">https://docs.zoho.com/sheet/open/eovu1e1199284fd744d5e</text:span></text:a><text:a xlink:type="simple" xlink:href="https://docs.zoho.com/sheet/open/eovu1e1199284fd744d5eb3f86070b4f2abb6/sheets/tester/ranges/A2" text:style-name="Internet_20_link" text:visited-style-name="Visited_20_Internet_20_Link"><text:span text:style-name="T6">b3f86070b4f2abb6/sheets/tester/ranges/A2</text:span></text:a></text:p>
          </table:table-cell>
          <table:table-cell table:style-name="表1.A1" office:value-type="string">
            <text:p text:style-name="P15">20190708_000057</text:p>
          </table:table-cell>
        </table:table-row>
        <table:table-row>
          <table:table-cell table:style-name="表1.A1" office:value-type="string">
            <text:p text:style-name="P19"/>
          </table:table-cell>
          <table:table-cell table:style-name="表1.A1" office:value-type="string">
            <text:p text:style-name="P19"/>
          </table:table-cell>
          <table:table-cell table:style-name="表1.A1" office:value-type="string">
            <text:p text:style-name="P19"/>
          </table:table-cell>
        </table:table-row>
      </table:table>
      <text:p text:style-name="P1"/>
      <text:p text:style-name="P5">/ ----------------------------------------------------------------------------- [DOCS] 20190707_235900 /</text:p>
      <text:p text:style-name="P7">------------------------------------------------------- [STEPS : close : mql4] 20190826_135737</text:p>
      <text:list xml:id="list6313246212663848493" text:style-name="L88">
        <text:list-item>
          <text:p text:style-name="P151">git</text:p>
        </text:list-item>
      </text:list>
      <table:table table:name="表3" table:style-name="表3">
        <table:table-column table:style-name="表3.A"/>
        <table:table-row>
          <table:table-cell table:style-name="表3.A1" office:value-type="string">
            <text:p text:style-name="P20">r q &amp;&amp; s</text:p>
          </table:table-cell>
        </table:table-row>
        <table:table-row>
          <table:table-cell table:style-name="表3.A2" office:value-type="string">
            <text:p text:style-name="P20"/>
          </table:table-cell>
        </table:table-row>
        <table:table-row>
          <table:table-cell table:style-name="表3.A2" office:value-type="string">
            <text:p text:style-name="P17">r q &amp;&amp; p &amp;&amp; C:\WORKS_2\Utils\shortcuts\proj_FX\end_apps.bat</text:p>
          </table:table-cell>
        </table:table-row>
        <table:table-row>
          <table:table-cell table:style-name="表3.A2" office:value-type="string">
            <text:p text:style-name="P17"/>
          </table:table-cell>
        </table:table-row>
      </table:table>
      <text:list xml:id="list36215456" text:continue-numbering="true" text:style-name="L88">
        <text:list-item>
          <text:list>
            <text:list-item>
              <text:p text:style-name="P151"/>
            </text:list-item>
            <text:list-item>
              <text:p text:style-name="P151"/>
            </text:list-item>
          </text:list>
        </text:list-item>
      </text:list>
      <text:p text:style-name="P7">/ ------------------------------------------------------- [STEPS : close : mql4] 20190826_135737 /</text:p>
      <text:p text:style-name="P7"/>
      <text:p text:style-name="P7">------------------------------------------------------- [STEPS : close] 20190718_165045</text:p>
      <text:p text:style-name="P5">[close]</text:p>
      <text:list xml:id="list8903240570302180311" text:style-name="L89">
        <text:list-item>
          <text:p text:style-name="P166"/>
        </text:list-item>
      </text:list>
      <table:table table:name="表4" table:style-name="表4">
        <table:table-column table:style-name="表4.A"/>
        <table:table-row>
          <table:table-cell table:style-name="表4.A1" office:value-type="string">
            <text:p text:style-name="P16">r o1 &amp;&amp; e &amp;&amp; p &amp;&amp; r q &amp;&amp; e &amp;&amp; p</text:p>
          </table:table-cell>
        </table:table-row>
        <table:table-row>
          <table:table-cell table:style-name="表4.A2" office:value-type="string">
            <text:p text:style-name="P16">pushd C:\WORKS_2\Utils\shortcuts\proj_FX &amp;&amp; end_apps.bat</text:p>
          </table:table-cell>
        </table:table-row>
      </table:table>
      <text:list xml:id="list36214036" text:continue-numbering="true" text:style-name="L89">
        <text:list-item>
          <text:p text:style-name="P166">git</text:p>
          <text:list>
            <text:list-item>
              <text:p text:style-name="P161">console</text:p>
              <text:list>
                <text:list-item>
                  <text:p text:style-name="P161">r o1 &amp;&amp; s &amp;&amp; r q4 &amp;&amp; s</text:p>
                </text:list-item>
                <text:list-item>
                  <text:p text:style-name="P163"/>
                </text:list-item>
                <text:list-item>
                  <text:p text:style-name="P161">r o1 &amp;&amp; s &amp;&amp; r q &amp;&amp; s</text:p>
                </text:list-item>
                <text:list-item>
                  <text:p text:style-name="P163"> </text:p>
                </text:list-item>
                <text:list-item>
                  <text:p text:style-name="P161">r o1 &amp;&amp; s</text:p>
                </text:list-item>
                <text:list-item>
                  <text:p text:style-name="P163"><text:soft-page-break/></text:p>
                </text:list-item>
                <text:list-item>
                  <text:p text:style-name="P161">r q4 &amp;&amp; s</text:p>
                </text:list-item>
                <text:list-item>
                  <text:p text:style-name="P163"/>
                </text:list-item>
                <text:list-item>
                  <text:p text:style-name="P161">r q1 &amp;&amp; s</text:p>
                </text:list-item>
                <text:list-item>
                  <text:p text:style-name="P163"/>
                </text:list-item>
                <text:list-item>
                  <text:p text:style-name="P161">r q &amp;&amp; s</text:p>
                </text:list-item>
                <text:list-item>
                  <text:p text:style-name="P162"/>
                </text:list-item>
                <text:list-item>
                  <text:p text:style-name="P161">g l --grep=currency</text:p>
                </text:list-item>
                <text:list-item>
                  <text:p text:style-name="P163"/>
                </text:list-item>
              </text:list>
            </text:list-item>
            <text:list-item>
              <text:p text:style-name="P161">commit</text:p>
              <text:list>
                <text:list-item>
                  <text:p text:style-name="P164">"myself] res freeJVEMV6 44#5.1 74 / 44. currency / 5. ea tools / 1. first / 20190608_160040</text:p>
                </text:list-item>
                <text:list-item>
                  <text:p text:style-name="P163"/>
                </text:list-item>
                <text:list-item>
                  <text:p text:style-name="P164">----------------</text:p>
                </text:list-item>
                <text:list-item>
                  <text:p text:style-name="P163"/>
                </text:list-item>
                <text:list-item>
                  <text:p text:style-name="P164">new FUNC : get_Bars__M_1_A_2</text:p>
                </text:list-item>
                <text:list-item>
                  <text:p text:style-name="P163"/>
                </text:list-item>
                <text:list-item>
                  <text:p text:style-name="P164">==&gt; started</text:p>
                </text:list-item>
                <text:list-item>
                  <text:p text:style-name="P164">"</text:p>
                </text:list-item>
              </text:list>
            </text:list-item>
            <text:list-item>
              <text:p text:style-name="P161">console</text:p>
              <text:list>
                <text:list-item>
                  <text:p text:style-name="P161">r q4 &amp;&amp; p</text:p>
                </text:list-item>
                <text:list-item>
                  <text:p text:style-name="P163"/>
                </text:list-item>
                <text:list-item>
                  <text:p text:style-name="P161">r o1 &amp;&amp; p</text:p>
                </text:list-item>
                <text:list-item>
                  <text:p text:style-name="P163"/>
                </text:list-item>
                <text:list-item>
                  <text:p text:style-name="P161">r q1 &amp;&amp; p</text:p>
                </text:list-item>
                <text:list-item>
                  <text:p text:style-name="P163"/>
                </text:list-item>
                <text:list-item>
                  <text:p text:style-name="P161">r q &amp;&amp; p &amp;&amp; pushd C:\WORKS_2\Utils\shortcuts\proj_FX &amp;&amp; end_apps.bat</text:p>
                </text:list-item>
                <text:list-item>
                  <text:p text:style-name="P163"/>
                </text:list-item>
                <text:list-item>
                  <text:p text:style-name="P161">r q4 &amp;&amp; p &amp;&amp; r o1 &amp;&amp; p &amp;&amp; pushd C:\WORKS_2\Utils\shortcuts\proj_FX &amp;&amp; end_apps.bat</text:p>
                </text:list-item>
                <text:list-item>
                  <text:p text:style-name="P163"/>
                </text:list-item>
                <text:list-item>
                  <text:p text:style-name="P161">r q &amp;&amp; p &amp;&amp; r o1 &amp;&amp; p &amp;&amp; pushd C:\WORKS_2\Utils\shortcuts\proj_FX &amp;&amp; end_apps.bat</text:p>
                </text:list-item>
                <text:list-item>
                  <text:p text:style-name="P163"/>
                </text:list-item>
                <text:list-item>
                  <text:p text:style-name="P161">r q4 &amp;&amp; p &amp;&amp; pushd C:\WORKS_2\Utils\shortcuts\proj_FX &amp;&amp; end_apps.bat</text:p>
                </text:list-item>
                <text:list-item>
                  <text:p text:style-name="P161">r o1 &amp;&amp; e &amp;&amp; p &amp;&amp; pushd C:\WORKS_2\Utils\shortcuts\proj_FX &amp;&amp; <text:soft-page-break/>end_apps.bat</text:p>
                </text:list-item>
              </text:list>
            </text:list-item>
          </text:list>
        </text:list-item>
      </text:list>
      <table:table table:name="表2" table:style-name="表2">
        <table:table-column table:style-name="表2.A"/>
        <table:table-row>
          <table:table-cell table:style-name="表2.A1" office:value-type="string">
            <text:p text:style-name="P16">r o1 &amp;&amp; e &amp;&amp; p</text:p>
          </table:table-cell>
        </table:table-row>
        <table:table-row>
          <table:table-cell table:style-name="表2.A2" office:value-type="string">
            <text:p text:style-name="P16">pushd C:\WORKS_2\Utils\shortcuts\proj_FX &amp;&amp; end_apps.bat</text:p>
          </table:table-cell>
        </table:table-row>
      </table:table>
      <text:list xml:id="list36218257" text:continue-numbering="true" text:style-name="L89">
        <text:list-item>
          <text:list>
            <text:list-item>
              <text:list>
                <text:list-item>
                  <text:p text:style-name="P161"/>
                </text:list-item>
                <text:list-item>
                  <text:p text:style-name="P161">r o1 &amp;&amp; e &amp;&amp; p</text:p>
                </text:list-item>
                <text:list-item>
                  <text:p text:style-name="P161">pushd C:\WORKS_2\Utils\shortcuts\proj_FX &amp;&amp; end_apps.bat</text:p>
                </text:list-item>
                <text:list-item>
                  <text:p text:style-name="P162"/>
                </text:list-item>
              </text:list>
            </text:list-item>
          </text:list>
        </text:list-item>
        <text:list-item>
          <text:p text:style-name="P161">close apps</text:p>
          <text:list>
            <text:list-item>
              <text:p text:style-name="P161">pushd C:\WORKS_2\Utils\shortcuts\proj_FX</text:p>
            </text:list-item>
            <text:list-item>
              <text:p text:style-name="P161">end_apps.bat</text:p>
            </text:list-item>
            <text:list-item>
              <text:p text:style-name="P163"/>
            </text:list-item>
          </text:list>
        </text:list-item>
        <text:list-item>
          <text:p text:style-name="P161">close</text:p>
          <text:list>
            <text:list-item>
              <text:p text:style-name="P161">folders</text:p>
            </text:list-item>
            <text:list-item>
              <text:p text:style-name="P161">browser</text:p>
            </text:list-item>
            <text:list-item>
              <text:p text:style-name="P161">server</text:p>
            </text:list-item>
            <text:list-item>
              <text:p text:style-name="P161">email</text:p>
            </text:list-item>
          </text:list>
        </text:list-item>
        <text:list-item>
          <text:p text:style-name="P167">send this email</text:p>
        </text:list-item>
      </text:list>
      <text:p text:style-name="P7">/ ------------------------------------------------------- [STEPS : close] 20190718_165045 /</text:p>
      <text:p text:style-name="P7">------------------------------------------------------- [STEPS : closing : fx] 20191006_101533</text:p>
      <text:list xml:id="list4371773161282121561" text:style-name="L90">
        <text:list-item>
          <text:p text:style-name="P38">git</text:p>
          <text:list>
            <text:list-item>
              <text:p text:style-name="P38">commit</text:p>
            </text:list-item>
          </text:list>
        </text:list-item>
        <text:list-item>
          <text:p text:style-name="P38">move “@@@”</text:p>
        </text:list-item>
        <text:list-item>
          <text:p text:style-name="P38">DUP : template</text:p>
        </text:list-item>
        <text:list-item>
          <text:p text:style-name="P38">delete</text:p>
          <text:list>
            <text:list-item>
              <text:p text:style-name="P38">log folders (gen-ed in this session)</text:p>
            </text:list-item>
          </text:list>
        </text:list-item>
        <text:list-item>
          <text:p text:style-name="P38">close apps</text:p>
          <text:list>
            <text:list-item>
              <text:p text:style-name="P38">eclipse</text:p>
            </text:list-item>
            <text:list-item>
              <text:p text:style-name="P38">server</text:p>
            </text:list-item>
            <text:list-item>
              <text:p text:style-name="P38">web page</text:p>
              <text:list>
                <text:list-item>
                  <text:p text:style-name="P38"><text:a xlink:type="simple" xlink:href="http://127.0.0.1:8000/curr/tester_BuyUps_SellLows/?command=BUSL_3" text:style-name="Internet_20_link" text:visited-style-name="Visited_20_Internet_20_Link">http://127.0.0.1:8000/curr/tester_BuyUps_SellLows/?command=BUSL_3</text:a></text:p>
                </text:list-item>
              </text:list>
            </text:list-item>
            <text:list-item>
              <text:p text:style-name="P38">folders</text:p>
            </text:list-item>
            <text:list-item>
              <text:p text:style-name="P38">mt4 tra<text:span text:style-name="T11">ding tool</text:span></text:p>
            </text:list-item>
            <text:list-item>
              <text:p text:style-name="P39"><text:soft-page-break/>image files</text:p>
            </text:list-item>
          </text:list>
        </text:list-item>
        <text:list-item>
          <text:p text:style-name="P38">batch ops</text:p>
        </text:list-item>
      </text:list>
      <table:table table:name="表5" table:style-name="表5">
        <table:table-column table:style-name="表5.A"/>
        <table:table-row>
          <table:table-cell table:style-name="表5.A1" office:value-type="string">
            <text:p text:style-name="P16">r o1 &amp;&amp; e &amp;&amp; p &amp;&amp; r q &amp;&amp; e &amp;&amp; p</text:p>
          </table:table-cell>
        </table:table-row>
        <table:table-row>
          <table:table-cell table:style-name="表5.A2" office:value-type="string">
            <text:p text:style-name="P16">pushd C:\WORKS_2\Utils\shortcuts\proj_FX &amp;&amp; end_apps.bat</text:p>
            <text:p text:style-name="P16"/>
          </table:table-cell>
        </table:table-row>
        <table:table-row>
          <table:table-cell table:style-name="表5.A2" office:value-type="string">
            <text:p text:style-name="P16"/>
          </table:table-cell>
        </table:table-row>
      </table:table>
      <text:p text:style-name="P1"/>
      <text:list xml:id="list36240278" text:continue-numbering="true" text:style-name="L90">
        <text:list-item>
          <text:list>
            <text:list-item>
              <text:p text:style-name="P38">close</text:p>
            </text:list-item>
            <text:list-item>
              <text:p text:style-name="P38">console window</text:p>
            </text:list-item>
            <text:list-item>
              <text:p text:style-name="P38">this</text:p>
            </text:list-item>
          </text:list>
        </text:list-item>
      </text:list>
      <text:p text:style-name="P1">/ <text:span text:style-name="T3">------------------------------------------------------- [STEPS : closing : fx] 20191006_101533 /</text:span></text:p>
      <text:p text:style-name="P1"/>
      <text:p text:style-name="P5">================ EOF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wabuchi ken</meta:initial-creator>
    <meta:creation-date>2019-08-13T10:09:41.52</meta:creation-date>
    <dc:date>2019-11-12T16:02:01.55</dc:date>
    <meta:editing-duration>P3DT3H44M38S</meta:editing-duration>
    <meta:editing-cycles>305</meta:editing-cycles>
    <meta:generator>OpenOffice/4.1.3$Win32 OpenOffice.org_project/413m1$Build-9783</meta:generator>
    <dc:creator>iwabuchi ken</dc:creator>
    <meta:document-statistic meta:table-count="11" meta:image-count="0" meta:object-count="3" meta:page-count="46" meta:paragraph-count="1021" meta:word-count="5460" meta:character-count="3318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ja" number:country="JP" number:automatic-order="true">
      <number:year number:style="long"/>
      <number:text>/</number:text>
      <number:month number:style="long"/>
      <number:text>/</number:text>
      <number:day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series-source="rows" chart:right-angled-axes="true"/>
    </style:style>
    <style:style style:name="ch4" style:family="chart" style:data-style-name="N8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7.674cm" svg:height="4.317cm" xlink:href="." xlink:type="simple" chart:class="chart:bar" chart:style-name="ch1">
        <chart:legend chart:legend-position="end" svg:x="5.543cm" svg:y="1.846cm" style:legend-expansion="high" chart:style-name="ch2"/>
        <chart:plot-area chart:style-name="ch3" chart:data-source-has-labels="both" svg:x="0.603cm" svg:y="0.479cm" svg:width="4.634cm" svg:height="3.332cm">
          <chartooo:coordinate-region svg:x="1.224cm" svg:y="0.691cm" svg:width="4.013cm" svg:height="2.447cm"/>
          <chart:axis chart:dimension="x" chart:name="primary-x" chart:style-name="ch4" chartooo:axis-type="auto">
            <chartooo:date-scale/>
            <chart:categories table:cell-range-address="local-table.$B$1:.$G$1"/>
          </chart:axis>
          <chart:axis chart:dimension="y" chart:name="primary-y" chart:style-name="ch5">
            <chart:grid chart:style-name="ch6" chart:class="major"/>
          </chart:axis>
          <chart:series chart:style-name="ch7" chart:values-cell-range-address="local-table.$B$2:.$G$2" chart:label-cell-address="local-table.$A$2" chart:class="chart:bar">
            <chart:data-point chart:repeated="6"/>
          </chart:series>
          <chart:wall chart:style-name="ch8"/>
          <chart:floor chart:style-name="ch9"/>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incidents</text:p>
              </table:table-cell>
              <table:table-cell office:value-type="float" office:value="0">
                <text:p>0</text:p>
              </table:table-cell>
              <table:table-cell office:value-type="float" office:value="1">
                <text:p>1</text:p>
              </table:table-cell>
              <table:table-cell office:value-type="float" office:value="9">
                <text:p>9</text:p>
              </table:table-cell>
              <table:table-cell office:value-type="float" office:value="6">
                <text:p>6</text:p>
              </table:table-cell>
              <table:table-cell office:value-type="float" office:value="6">
                <text:p>6</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3$Win32 OpenOffice.org_project/413m1$Build-978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series-source="rows" chart:right-angled-axes="true"/>
    </style:style>
    <style:style style:name="ch4"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6.67cm" svg:height="3.751cm" xlink:href="." xlink:type="simple" chart:class="chart:ring" chart:style-name="ch1">
        <chart:legend chart:legend-position="end" svg:x="5.73cm" svg:y="0.253cm" style:legend-expansion="high" chart:style-name="ch2"/>
        <chart:plot-area chart:style-name="ch3" chart:data-source-has-labels="both" svg:x="0.133cm" svg:y="0.36cm" svg:width="5.464cm" svg:height="3.316cm">
          <chartooo:coordinate-region svg:x="1.207cm" svg:y="0.361cm" svg:width="3.315cm" svg:height="3.315cm"/>
          <chart:axis chart:dimension="x" chart:name="primary-x" chart:style-name="ch4" chartooo:axis-type="auto">
            <chartooo:date-scale/>
            <chart:categories table:cell-range-address="local-table.$B$1:.$G$1"/>
          </chart:axis>
          <chart:axis chart:dimension="y" chart:name="primary-y" chart:style-name="ch5">
            <chart:grid chart:style-name="ch6" chart:class="major"/>
          </chart:axis>
          <chart:series chart:style-name="ch7" chart:values-cell-range-address="local-table.$B$2:.$G$2" chart:label-cell-address="local-table.$A$2"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incidents</text:p>
              </table:table-cell>
              <table:table-cell office:value-type="float" office:value="0">
                <text:p>0</text:p>
              </table:table-cell>
              <table:table-cell office:value-type="float" office:value="1">
                <text:p>1</text:p>
              </table:table-cell>
              <table:table-cell office:value-type="float" office:value="9">
                <text:p>9</text:p>
              </table:table-cell>
              <table:table-cell office:value-type="float" office:value="6">
                <text:p>6</text:p>
              </table:table-cell>
              <table:table-cell office:value-type="float" office:value="6">
                <text:p>6</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3$Win32 OpenOffice.org_project/413m1$Build-978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275cm"/>
    </style:style>
    <style:style style:name="co3" style:family="table-column">
      <style:table-column-properties fo:break-before="auto" style:column-width="1.109cm"/>
    </style:style>
    <style:style style:name="co4" style:family="table-column">
      <style:table-column-properties fo:break-before="auto" style:column-width="1.886cm"/>
    </style:style>
    <style:style style:name="co5" style:family="table-column">
      <style:table-column-properties fo:break-before="auto" style:column-width="1.386cm"/>
    </style:style>
    <style:style style:name="ro1" style:family="table-row">
      <style:table-row-properties style:row-height="0.453cm" fo:break-before="auto" style:use-optimal-row-height="true"/>
    </style:style>
    <style:style style:name="ro2" style:family="table-row">
      <style:table-row-properties style:row-height="0.538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ext-properties fo:font-size="12pt" style:font-size-asian="12pt" style:font-size-complex="12pt"/>
    </style:style>
    <style:style style:name="ce2" style:family="table-cell" style:parent-style-name="Default">
      <style:table-cell-properties fo:border="0.002cm solid #000000"/>
      <style:text-properties fo:font-size="12pt" style:font-size-asian="12pt" style:font-size-complex="12pt"/>
    </style:style>
    <style:style style:name="ce3" style:family="table-cell" style:parent-style-name="Default" style:data-style-name="N0">
      <style:table-cell-properties fo:border="0.002cm solid #000000"/>
      <style:text-properties fo:font-size="12pt" style:font-size-asian="12pt" style:font-size-complex="12pt"/>
    </style:style>
    <style:style style:name="ce4" style:family="table-cell" style:parent-style-name="Default" style:data-style-name="N11">
      <style:table-cell-properties fo:border="0.002cm solid #000000"/>
      <style:text-properties fo:font-size="12pt" style:font-size-asian="12pt" style:font-size-complex="12pt"/>
    </style:style>
    <style:style style:name="ce5" style:family="table-cell" style:parent-style-name="Default" style:data-style-name="N109">
      <style:table-cell-properties fo:background-color="#ccff00"/>
      <style:text-properties fo:font-size="12pt" style:font-size-asian="12pt" style:font-size-complex="12pt"/>
    </style:style>
    <style:style style:name="ce6" style:family="table-cell" style:parent-style-name="Default">
      <style:table-cell-properties fo:background-color="#ccff00"/>
      <style:text-properties fo:font-size="12pt" style:font-size-asian="12pt" style:font-size-complex="12pt"/>
    </style:style>
    <style:style style:name="ce7" style:family="table-cell" style:parent-style-name="Default">
      <style:table-cell-properties fo:background-color="#ccff66"/>
      <style:text-properties fo:font-size="12pt" style:font-size-asian="12pt" style:font-size-complex="12pt"/>
    </style:style>
  </office:automatic-styles>
  <office:body>
    <office:spreadsheet>
      <table:table table:name="3_cp" table:style-name="ta1" table:print="false">
        <table:table-column table:style-name="co1" table:number-columns-repeated="26"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4" table:default-cell-style-name="Default"/>
        <table:table-column table:style-name="co5" table:default-cell-style-name="Default"/>
        <table:table-column table:style-name="co4" table:default-cell-style-name="Default"/>
        <table:table-row table:style-name="ro1" table:number-rows-repeated="12">
          <table:table-cell table:number-columns-repeated="33"/>
        </table:table-row>
        <table:table-row table:style-name="ro2">
          <table:table-cell table:number-columns-repeated="26"/>
          <table:table-cell table:style-name="ce1" table:number-columns-repeated="3"/>
          <table:table-cell table:style-name="ce1" office:value-type="string">
            <text:p>plus</text:p>
          </table:table-cell>
          <table:table-cell table:style-name="ce1"/>
          <table:table-cell table:style-name="ce1" office:value-type="string">
            <text:p>minus</text:p>
          </table:table-cell>
          <table:table-cell table:style-name="ce1"/>
        </table:table-row>
        <table:table-row table:style-name="ro2">
          <table:table-cell table:number-columns-repeated="26"/>
          <table:table-cell table:style-name="ce2" office:value-type="string">
            <text:p>6-</text:p>
          </table:table-cell>
          <table:table-cell table:style-name="ce3" office:value-type="float" office:value="0">
            <text:p>0</text:p>
          </table:table-cell>
          <table:table-cell table:style-name="ce4" table:formula="of:=[.AB14]/[.$AB$20]" office:value-type="percentage" office:value="0">
            <text:p>0.00%</text:p>
          </table:table-cell>
          <table:table-cell table:style-name="ce3" office:value-type="float" office:value="0">
            <text:p>0</text:p>
          </table:table-cell>
          <table:table-cell table:style-name="ce5" table:formula="of:=[.AD14]/[.$AB14]" office:value-type="percentage" office:value="0">
            <text:p>#DIV/0!</text:p>
          </table:table-cell>
          <table:table-cell table:style-name="ce3" office:value-type="float" office:value="0">
            <text:p>0</text:p>
          </table:table-cell>
          <table:table-cell table:style-name="ce5" table:formula="of:=[.AF14]/[.$AB14]" office:value-type="percentage" office:value="0">
            <text:p>#DIV/0!</text:p>
          </table:table-cell>
        </table:table-row>
        <table:table-row table:style-name="ro2">
          <table:table-cell table:number-columns-repeated="26"/>
          <table:table-cell table:style-name="ce2" office:value-type="string">
            <text:p>5-</text:p>
          </table:table-cell>
          <table:table-cell table:style-name="ce3" office:value-type="float" office:value="2">
            <text:p>2</text:p>
          </table:table-cell>
          <table:table-cell table:style-name="ce4" table:formula="of:=[.AB15]/[.$AB$20]" office:value-type="percentage" office:value="0.08">
            <text:p>8.00%</text:p>
          </table:table-cell>
          <table:table-cell table:style-name="ce3" office:value-type="float" office:value="1">
            <text:p>1</text:p>
          </table:table-cell>
          <table:table-cell table:style-name="ce5" table:formula="of:=[.AD15]/[.$AB15]" office:value-type="percentage" office:value="0.5">
            <text:p>50.0%</text:p>
          </table:table-cell>
          <table:table-cell table:style-name="ce3" office:value-type="float" office:value="1">
            <text:p>1</text:p>
          </table:table-cell>
          <table:table-cell table:style-name="ce5" table:formula="of:=[.AF15]/[.$AB15]" office:value-type="percentage" office:value="0.5">
            <text:p>50.0%</text:p>
          </table:table-cell>
        </table:table-row>
        <table:table-row table:style-name="ro2">
          <table:table-cell table:number-columns-repeated="26"/>
          <table:table-cell table:style-name="ce2" office:value-type="string">
            <text:p>4-</text:p>
          </table:table-cell>
          <table:table-cell table:style-name="ce3" office:value-type="float" office:value="7">
            <text:p>7</text:p>
          </table:table-cell>
          <table:table-cell table:style-name="ce4" table:formula="of:=[.AB16]/[.$AB$20]" office:value-type="percentage" office:value="0.28">
            <text:p>28.00%</text:p>
          </table:table-cell>
          <table:table-cell table:style-name="ce3" office:value-type="float" office:value="1">
            <text:p>1</text:p>
          </table:table-cell>
          <table:table-cell table:style-name="ce5" table:formula="of:=[.AD16]/[.$AB16]" office:value-type="percentage" office:value="0.142857142857143">
            <text:p>14.3%</text:p>
          </table:table-cell>
          <table:table-cell table:style-name="ce3" office:value-type="float" office:value="6">
            <text:p>6</text:p>
          </table:table-cell>
          <table:table-cell table:style-name="ce5" table:formula="of:=[.AF16]/[.$AB16]" office:value-type="percentage" office:value="0.857142857142857">
            <text:p>85.7%</text:p>
          </table:table-cell>
        </table:table-row>
        <table:table-row table:style-name="ro2">
          <table:table-cell table:number-columns-repeated="26"/>
          <table:table-cell table:style-name="ce2" office:value-type="string">
            <text:p>3-</text:p>
          </table:table-cell>
          <table:table-cell table:style-name="ce3" office:value-type="float" office:value="8">
            <text:p>8</text:p>
          </table:table-cell>
          <table:table-cell table:style-name="ce4" table:formula="of:=[.AB17]/[.$AB$20]" office:value-type="percentage" office:value="0.32">
            <text:p>32.00%</text:p>
          </table:table-cell>
          <table:table-cell table:style-name="ce3" office:value-type="float" office:value="5">
            <text:p>5</text:p>
          </table:table-cell>
          <table:table-cell table:style-name="ce5" table:formula="of:=[.AD17]/[.$AB17]" office:value-type="percentage" office:value="0.625">
            <text:p>62.5%</text:p>
          </table:table-cell>
          <table:table-cell table:style-name="ce3" office:value-type="float" office:value="3">
            <text:p>3</text:p>
          </table:table-cell>
          <table:table-cell table:style-name="ce5" table:formula="of:=[.AF17]/[.$AB17]" office:value-type="percentage" office:value="0.375">
            <text:p>37.5%</text:p>
          </table:table-cell>
        </table:table-row>
        <table:table-row table:style-name="ro2">
          <table:table-cell table:number-columns-repeated="26"/>
          <table:table-cell table:style-name="ce2" office:value-type="string">
            <text:p>2-</text:p>
          </table:table-cell>
          <table:table-cell table:style-name="ce3" office:value-type="float" office:value="7">
            <text:p>7</text:p>
          </table:table-cell>
          <table:table-cell table:style-name="ce4" table:formula="of:=[.AB18]/[.$AB$20]" office:value-type="percentage" office:value="0.28">
            <text:p>28.00%</text:p>
          </table:table-cell>
          <table:table-cell table:style-name="ce3" office:value-type="float" office:value="1">
            <text:p>1</text:p>
          </table:table-cell>
          <table:table-cell table:style-name="ce5" table:formula="of:=[.AD18]/[.$AB18]" office:value-type="percentage" office:value="0.142857142857143">
            <text:p>14.3%</text:p>
          </table:table-cell>
          <table:table-cell table:style-name="ce3" office:value-type="float" office:value="6">
            <text:p>6</text:p>
          </table:table-cell>
          <table:table-cell table:style-name="ce5" table:formula="of:=[.AF18]/[.$AB18]" office:value-type="percentage" office:value="0.857142857142857">
            <text:p>85.7%</text:p>
          </table:table-cell>
        </table:table-row>
        <table:table-row table:style-name="ro2">
          <table:table-cell table:number-columns-repeated="26"/>
          <table:table-cell table:style-name="ce2" office:value-type="string">
            <text:p>1-</text:p>
          </table:table-cell>
          <table:table-cell table:style-name="ce3" office:value-type="float" office:value="1">
            <text:p>1</text:p>
          </table:table-cell>
          <table:table-cell table:style-name="ce4" table:formula="of:=[.AB19]/[.$AB$20]" office:value-type="percentage" office:value="0.04">
            <text:p>4.00%</text:p>
          </table:table-cell>
          <table:table-cell table:style-name="ce2"/>
          <table:table-cell table:style-name="ce6"/>
          <table:table-cell table:style-name="ce2"/>
          <table:table-cell table:style-name="ce7"/>
        </table:table-row>
        <table:table-row table:style-name="ro2">
          <table:table-cell table:number-columns-repeated="26"/>
          <table:table-cell table:style-name="ce1" office:value-type="string">
            <text:p>sum=</text:p>
          </table:table-cell>
          <table:table-cell table:style-name="ce1" table:formula="of:=SUM([.AB14:.AB19])" office:value-type="float" office:value="25">
            <text:p>25</text:p>
          </table:table-cell>
          <table:table-cell table:style-name="ce1"/>
          <table:table-cell table:style-name="ce1" table:formula="of:=SUM([.AD14:.AD19])" office:value-type="float" office:value="8">
            <text:p>8</text:p>
          </table:table-cell>
          <table:table-cell table:style-name="ce5" table:formula="of:=[.AD20]/[.$AB20]" office:value-type="percentage" office:value="0.32">
            <text:p>32.0%</text:p>
          </table:table-cell>
          <table:table-cell table:style-name="ce1" table:formula="of:=SUM([.AF14:.AF19])" office:value-type="float" office:value="16">
            <text:p>16</text:p>
          </table:table-cell>
          <table:table-cell table:style-name="ce5" table:formula="of:=[.AF20]/[.$AB20]" office:value-type="percentage" office:value="0.64">
            <text:p>64.0%</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percentage-style style:name="N109">
      <number:number number:decimal-places="1" number:min-integer-digits="1"/>
      <number:text>%</number:text>
    </number:percentage-style>
    <number:number-style style:name="N110P0" style:volatile="true">
      <number:number number:decimal-places="0" number:min-integer-digits="1"/>
    </number:number-style>
    <number:number-style style:name="N110">
      <style:text-properties fo:color="#ff0000"/>
      <number:text>-</number:text>
      <number:number number:decimal-places="0" number:min-integer-digits="1"/>
      <style:map style:condition="value()&gt;=0" style:apply-style-name="N110P0"/>
    </number:number-style>
    <number:number-style style:name="N112P0" style:volatile="true">
      <number:number number:decimal-places="1" number:min-integer-digits="1"/>
    </number:number-style>
    <number:number-style style:name="N112">
      <style:text-properties fo:color="#ff0000"/>
      <number:text>-</number:text>
      <number:number number:decimal-places="1" number:min-integer-digits="1"/>
      <style:map style:condition="value()&gt;=0" style:apply-style-name="N112P0"/>
    </number:number-style>
    <number:number-style style:name="N113P0" style:volatile="true">
      <number:number number:decimal-places="2" number:min-integer-digits="1"/>
    </number:number-style>
    <number:number-style style:name="N113">
      <style:text-properties fo:color="#ff0000"/>
      <number:text>-</number:text>
      <number:number number:decimal-places="2" number:min-integer-digits="1"/>
      <style:map style:condition="value()&gt;=0" style:apply-style-name="N113P0"/>
    </number:number-style>
    <number:number-style style:name="N115P0" style:volatile="true">
      <number:number number:decimal-places="3" number:min-integer-digits="1"/>
    </number:number-style>
    <number:number-style style:name="N115">
      <style:text-properties fo:color="#ff0000"/>
      <number:text>-</number:text>
      <number:number number:decimal-places="3" number:min-integer-digits="1"/>
      <style:map style:condition="value()&gt;=0" style:apply-style-name="N115P0"/>
    </number:number-style>
    <number:number-style style:name="N117P0" style:volatile="true">
      <number:number number:decimal-places="4" number:min-integer-digits="1"/>
    </number:number-style>
    <number:number-style style:name="N117">
      <style:text-properties fo:color="#ff0000"/>
      <number:text>-</number:text>
      <number:number number:decimal-places="4" number:min-integer-digits="1"/>
      <style:map style:condition="value()&gt;=0" style:apply-style-name="N117P0"/>
    </number:number-style>
    <number:number-style style:name="N118">
      <number:number number:decimal-places="11" number:min-integer-digits="1"/>
    </number:number-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0-29">2019/10/29</text:date>, <text:time>10:28:20</text:time></text:p>
        </style:region-right>
      </style:header>
      <style:header-left style:display="false"/>
      <style:footer>
        <text:p>ページ <text:page-number>1</text:page-number> / <text:page-count>99</text:page-count></text:p>
      </style:footer>
      <style:footer-left style:display="false"/>
    </style:master-page>
  </office:master-styles>
</office:document-styles>
</file>